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3.229cm" fo:margin-left="-0.071cm" fo:margin-top="0cm" fo:margin-bottom="0cm" table:align="left" style:writing-mode="lr-tb"/>
    </style:style>
    <style:style style:name="Tableau1.A" style:family="table-column">
      <style:table-column-properties style:column-width="1.693cm"/>
    </style:style>
    <style:style style:name="Tableau1.D" style:family="table-column">
      <style:table-column-properties style:column-width="4.075cm"/>
    </style:style>
    <style:style style:name="Tableau1.1" style:family="table-row">
      <style:table-row-properties style:min-row-height="0.002cm" fo:keep-together="auto"/>
    </style:style>
    <style:style style:name="Tableau1.A1" style:family="table-cell">
      <style:table-cell-properties fo:padding-left="0.071cm" fo:padding-right="0.071cm" fo:padding-top="0cm" fo:padding-bottom="0cm" fo:border="0.75pt solid #000000"/>
    </style:style>
    <style:style style:name="Tableau2" style:family="table">
      <style:table-properties style:width="13.917cm" fo:margin-left="-0.071cm" fo:margin-top="0cm" fo:margin-bottom="0cm" table:align="left" style:writing-mode="lr-tb"/>
    </style:style>
    <style:style style:name="Tableau2.A" style:family="table-column">
      <style:table-column-properties style:column-width="4.075cm"/>
    </style:style>
    <style:style style:name="Tableau2.B" style:family="table-column">
      <style:table-column-properties style:column-width="1.692cm"/>
    </style:style>
    <style:style style:name="Tableau2.D" style:family="table-column">
      <style:table-column-properties style:column-width="4.076cm"/>
    </style:style>
    <style:style style:name="Tableau2.1" style:family="table-row">
      <style:table-row-properties style:min-row-height="0.002cm" fo:keep-together="auto"/>
    </style:style>
    <style:style style:name="Tableau2.A1" style:family="table-cell">
      <style:table-cell-properties fo:padding-left="0.071cm" fo:padding-right="0.071cm" fo:padding-top="0cm" fo:padding-bottom="0cm" fo:border="0.75pt solid #000000"/>
    </style:style>
    <style:style style:name="Tableau3" style:family="table">
      <style:table-properties style:width="1.693cm" fo:margin-left="-0.071cm" fo:margin-top="0cm" fo:margin-bottom="0cm" table:align="left" style:writing-mode="lr-tb"/>
    </style:style>
    <style:style style:name="Tableau3.A" style:family="table-column">
      <style:table-column-properties style:column-width="1.693cm"/>
    </style:style>
    <style:style style:name="Tableau3.1" style:family="table-row">
      <style:table-row-properties style:min-row-height="0.002cm" fo:keep-together="auto"/>
    </style:style>
    <style:style style:name="Tableau3.A1" style:family="table-cell">
      <style:table-cell-properties fo:padding-left="0.071cm" fo:padding-right="0.071cm" fo:padding-top="0cm" fo:padding-bottom="0cm" fo:border="0.75pt solid #000000"/>
    </style:style>
    <style:style style:name="Tableau4" style:family="table">
      <style:table-properties style:width="5.768cm" fo:margin-left="-0.071cm" fo:margin-top="0cm" fo:margin-bottom="0cm" table:align="left" style:writing-mode="lr-tb"/>
    </style:style>
    <style:style style:name="Tableau4.A" style:family="table-column">
      <style:table-column-properties style:column-width="1.693cm"/>
    </style:style>
    <style:style style:name="Tableau4.B" style:family="table-column">
      <style:table-column-properties style:column-width="4.075cm"/>
    </style:style>
    <style:style style:name="Tableau4.1" style:family="table-row">
      <style:table-row-properties style:min-row-height="0.002cm" fo:keep-together="auto"/>
    </style:style>
    <style:style style:name="Tableau4.A1" style:family="table-cell">
      <style:table-cell-properties fo:padding-left="0.071cm" fo:padding-right="0.071cm" fo:padding-top="0cm" fo:padding-bottom="0cm" fo:border="0.75pt solid #000000"/>
    </style:style>
    <style:style style:name="Tableau5" style:family="table">
      <style:table-properties style:width="13.229cm" fo:margin-left="-0.071cm" fo:margin-top="0cm" fo:margin-bottom="0cm" table:align="left" style:writing-mode="lr-tb"/>
    </style:style>
    <style:style style:name="Tableau5.A" style:family="table-column">
      <style:table-column-properties style:column-width="1.693cm"/>
    </style:style>
    <style:style style:name="Tableau5.D" style:family="table-column">
      <style:table-column-properties style:column-width="4.075cm"/>
    </style:style>
    <style:style style:name="Tableau5.1" style:family="table-row">
      <style:table-row-properties style:min-row-height="0.002cm" fo:keep-together="auto"/>
    </style:style>
    <style:style style:name="Tableau5.A1" style:family="table-cell">
      <style:table-cell-properties fo:padding-left="0.071cm" fo:padding-right="0.071cm" fo:padding-top="0cm" fo:padding-bottom="0cm" fo:border="0.75pt solid #000000"/>
    </style:style>
    <style:style style:name="Tableau6" style:family="table">
      <style:table-properties style:width="4.075cm" fo:margin-left="-0.071cm" fo:margin-top="0cm" fo:margin-bottom="0cm" table:align="left" style:writing-mode="lr-tb"/>
    </style:style>
    <style:style style:name="Tableau6.A" style:family="table-column">
      <style:table-column-properties style:column-width="4.075cm"/>
    </style:style>
    <style:style style:name="Tableau6.1" style:family="table-row">
      <style:table-row-properties style:min-row-height="0.002cm" fo:keep-together="auto"/>
    </style:style>
    <style:style style:name="Tableau6.A1" style:family="table-cell">
      <style:table-cell-properties fo:padding-left="0.071cm" fo:padding-right="0.071cm" fo:padding-top="0cm" fo:padding-bottom="0cm" fo:border="0.75pt solid #000000"/>
    </style:style>
    <style:style style:name="Tableau7" style:family="table">
      <style:table-properties style:width="13.229cm" fo:margin-left="-0.071cm" fo:margin-top="0cm" fo:margin-bottom="0cm" table:align="left" style:writing-mode="lr-tb"/>
    </style:style>
    <style:style style:name="Tableau7.A" style:family="table-column">
      <style:table-column-properties style:column-width="1.693cm"/>
    </style:style>
    <style:style style:name="Tableau7.D" style:family="table-column">
      <style:table-column-properties style:column-width="4.075cm"/>
    </style:style>
    <style:style style:name="Tableau7.1" style:family="table-row">
      <style:table-row-properties style:min-row-height="0.002cm" fo:keep-together="auto"/>
    </style:style>
    <style:style style:name="Tableau7.A1" style:family="table-cell">
      <style:table-cell-properties fo:padding-left="0.071cm" fo:padding-right="0.071cm" fo:padding-top="0cm" fo:padding-bottom="0cm" fo:border="0.75pt solid #000000"/>
    </style:style>
    <style:style style:name="Tableau8" style:family="table">
      <style:table-properties style:width="13.229cm" fo:margin-left="-0.071cm" fo:margin-top="0cm" fo:margin-bottom="0cm" table:align="left" style:writing-mode="lr-tb"/>
    </style:style>
    <style:style style:name="Tableau8.A" style:family="table-column">
      <style:table-column-properties style:column-width="1.693cm"/>
    </style:style>
    <style:style style:name="Tableau8.D" style:family="table-column">
      <style:table-column-properties style:column-width="4.075cm"/>
    </style:style>
    <style:style style:name="Tableau8.1" style:family="table-row">
      <style:table-row-properties style:min-row-height="0.002cm" fo:keep-together="auto"/>
    </style:style>
    <style:style style:name="Tableau8.A1" style:family="table-cell">
      <style:table-cell-properties fo:padding-left="0.071cm" fo:padding-right="0.071cm" fo:padding-top="0cm" fo:padding-bottom="0cm" fo:border="0.75pt solid #000000"/>
    </style:style>
    <style:style style:name="Tableau9" style:family="table">
      <style:table-properties style:width="13.229cm" fo:margin-left="-0.071cm" fo:margin-top="0cm" fo:margin-bottom="0cm" table:align="left" style:writing-mode="lr-tb"/>
    </style:style>
    <style:style style:name="Tableau9.A" style:family="table-column">
      <style:table-column-properties style:column-width="1.693cm"/>
    </style:style>
    <style:style style:name="Tableau9.D" style:family="table-column">
      <style:table-column-properties style:column-width="4.075cm"/>
    </style:style>
    <style:style style:name="Tableau9.1" style:family="table-row">
      <style:table-row-properties style:min-row-height="0.002cm" fo:keep-together="auto"/>
    </style:style>
    <style:style style:name="Tableau9.A1" style:family="table-cell">
      <style:table-cell-properties fo:padding-left="0.071cm" fo:padding-right="0.071cm" fo:padding-top="0cm" fo:padding-bottom="0cm" fo:border="0.75pt solid #000000"/>
    </style:style>
    <style:style style:name="Tableau10" style:family="table">
      <style:table-properties style:width="13.229cm" fo:margin-left="-0.071cm" fo:margin-top="0cm" fo:margin-bottom="0cm" table:align="left" style:writing-mode="lr-tb"/>
    </style:style>
    <style:style style:name="Tableau10.A" style:family="table-column">
      <style:table-column-properties style:column-width="1.693cm"/>
    </style:style>
    <style:style style:name="Tableau10.D" style:family="table-column">
      <style:table-column-properties style:column-width="4.075cm"/>
    </style:style>
    <style:style style:name="Tableau10.1" style:family="table-row">
      <style:table-row-properties style:min-row-height="0.002cm" fo:keep-together="auto"/>
    </style:style>
    <style:style style:name="Tableau10.A1" style:family="table-cell">
      <style:table-cell-properties fo:padding-left="0.071cm" fo:padding-right="0.071cm" fo:padding-top="0cm" fo:padding-bottom="0cm" fo:border="0.75pt solid #000000"/>
    </style:style>
    <style:style style:name="Tableau11" style:family="table">
      <style:table-properties style:width="13.229cm" fo:margin-left="-0.071cm" fo:margin-top="0cm" fo:margin-bottom="0cm" table:align="left" style:writing-mode="lr-tb"/>
    </style:style>
    <style:style style:name="Tableau11.A" style:family="table-column">
      <style:table-column-properties style:column-width="1.693cm"/>
    </style:style>
    <style:style style:name="Tableau11.D" style:family="table-column">
      <style:table-column-properties style:column-width="4.075cm"/>
    </style:style>
    <style:style style:name="Tableau11.1" style:family="table-row">
      <style:table-row-properties style:min-row-height="0.002cm" fo:keep-together="auto"/>
    </style:style>
    <style:style style:name="Tableau11.A1" style:family="table-cell">
      <style:table-cell-properties fo:padding-left="0.071cm" fo:padding-right="0.071cm" fo:padding-top="0cm" fo:padding-bottom="0cm" fo:border="0.75pt solid #000000"/>
    </style:style>
    <style:style style:name="Tableau12" style:family="table">
      <style:table-properties style:width="13.229cm" fo:margin-left="-0.071cm" fo:margin-top="0cm" fo:margin-bottom="0cm" table:align="left" style:writing-mode="lr-tb"/>
    </style:style>
    <style:style style:name="Tableau12.A" style:family="table-column">
      <style:table-column-properties style:column-width="1.693cm"/>
    </style:style>
    <style:style style:name="Tableau12.D" style:family="table-column">
      <style:table-column-properties style:column-width="4.075cm"/>
    </style:style>
    <style:style style:name="Tableau12.1" style:family="table-row">
      <style:table-row-properties style:min-row-height="0.002cm" fo:keep-together="auto"/>
    </style:style>
    <style:style style:name="Tableau12.A1" style:family="table-cell">
      <style:table-cell-properties fo:padding-left="0.071cm" fo:padding-right="0.071cm" fo:padding-top="0cm" fo:padding-bottom="0cm" fo:border="0.75pt solid #000000"/>
    </style:style>
    <style:style style:name="Tableau13" style:family="table">
      <style:table-properties style:width="13.229cm" fo:margin-left="-0.071cm" fo:margin-top="0cm" fo:margin-bottom="0cm" table:align="left" style:writing-mode="lr-tb"/>
    </style:style>
    <style:style style:name="Tableau13.A" style:family="table-column">
      <style:table-column-properties style:column-width="1.693cm"/>
    </style:style>
    <style:style style:name="Tableau13.D" style:family="table-column">
      <style:table-column-properties style:column-width="4.075cm"/>
    </style:style>
    <style:style style:name="Tableau13.1" style:family="table-row">
      <style:table-row-properties style:min-row-height="0.002cm" fo:keep-together="auto"/>
    </style:style>
    <style:style style:name="Tableau13.A1" style:family="table-cell">
      <style:table-cell-properties fo:padding-left="0.071cm" fo:padding-right="0.071cm" fo:padding-top="0cm" fo:padding-bottom="0cm" fo:border="0.75pt solid #000000"/>
    </style:style>
    <style:style style:name="Tableau14" style:family="table">
      <style:table-properties style:width="13.229cm" fo:margin-left="-0.071cm" fo:margin-top="0cm" fo:margin-bottom="0cm" table:align="left" style:writing-mode="lr-tb"/>
    </style:style>
    <style:style style:name="Tableau14.A" style:family="table-column">
      <style:table-column-properties style:column-width="1.693cm"/>
    </style:style>
    <style:style style:name="Tableau14.D" style:family="table-column">
      <style:table-column-properties style:column-width="4.075cm"/>
    </style:style>
    <style:style style:name="Tableau14.1" style:family="table-row">
      <style:table-row-properties style:min-row-height="0.002cm" fo:keep-together="auto"/>
    </style:style>
    <style:style style:name="Tableau14.A1" style:family="table-cell">
      <style:table-cell-properties fo:padding-left="0.071cm" fo:padding-right="0.071cm" fo:padding-top="0cm" fo:padding-bottom="0cm" fo:border="0.75pt solid #000000"/>
    </style:style>
    <style:style style:name="Tableau15" style:family="table">
      <style:table-properties style:width="13.229cm" fo:margin-left="-0.071cm" fo:margin-top="0cm" fo:margin-bottom="0cm" table:align="left" style:writing-mode="lr-tb"/>
    </style:style>
    <style:style style:name="Tableau15.A" style:family="table-column">
      <style:table-column-properties style:column-width="1.693cm"/>
    </style:style>
    <style:style style:name="Tableau15.D" style:family="table-column">
      <style:table-column-properties style:column-width="4.075cm"/>
    </style:style>
    <style:style style:name="Tableau15.1" style:family="table-row">
      <style:table-row-properties style:min-row-height="0.002cm" fo:keep-together="auto"/>
    </style:style>
    <style:style style:name="Tableau15.A1" style:family="table-cell">
      <style:table-cell-properties fo:padding-left="0.071cm" fo:padding-right="0.071cm" fo:padding-top="0cm" fo:padding-bottom="0cm" fo:border="0.75pt solid #000000"/>
    </style:style>
    <style:style style:name="Tableau17" style:family="table">
      <style:table-properties style:width="4.075cm" fo:margin-left="-0.071cm" fo:margin-top="0cm" fo:margin-bottom="0cm" table:align="left" style:writing-mode="lr-tb"/>
    </style:style>
    <style:style style:name="Tableau17.A" style:family="table-column">
      <style:table-column-properties style:column-width="4.075cm"/>
    </style:style>
    <style:style style:name="Tableau17.1" style:family="table-row">
      <style:table-row-properties style:min-row-height="0.002cm" fo:keep-together="auto"/>
    </style:style>
    <style:style style:name="Tableau17.A1" style:family="table-cell">
      <style:table-cell-properties fo:padding-left="0.071cm" fo:padding-right="0.071cm" fo:padding-top="0cm" fo:padding-bottom="0cm" fo:border="0.75pt solid #000000"/>
    </style:style>
    <style:style style:name="Tableau16" style:family="table">
      <style:table-properties style:width="5.768cm" fo:margin-left="-0.071cm" fo:margin-top="0cm" fo:margin-bottom="0cm" table:align="left" style:writing-mode="lr-tb"/>
    </style:style>
    <style:style style:name="Tableau16.A" style:family="table-column">
      <style:table-column-properties style:column-width="4.073cm"/>
    </style:style>
    <style:style style:name="Tableau16.B" style:family="table-column">
      <style:table-column-properties style:column-width="1.695cm"/>
    </style:style>
    <style:style style:name="Tableau16.1" style:family="table-row">
      <style:table-row-properties style:min-row-height="0.002cm" fo:keep-together="auto"/>
    </style:style>
    <style:style style:name="Tableau16.A1" style:family="table-cell">
      <style:table-cell-properties fo:padding-left="0.071cm" fo:padding-right="0.071cm" fo:padding-top="0cm" fo:padding-bottom="0cm" fo:border="0.75pt solid #000000"/>
    </style:style>
    <style:style style:name="Tableau18" style:family="table">
      <style:table-properties style:width="6.562cm" fo:margin-left="-0.071cm" fo:margin-top="0cm" fo:margin-bottom="0cm" table:align="left" style:writing-mode="lr-tb"/>
    </style:style>
    <style:style style:name="Tableau18.A" style:family="table-column">
      <style:table-column-properties style:column-width="4.075cm"/>
    </style:style>
    <style:style style:name="Tableau18.B" style:family="table-column">
      <style:table-column-properties style:column-width="2.487cm"/>
    </style:style>
    <style:style style:name="Tableau18.1" style:family="table-row">
      <style:table-row-properties style:min-row-height="0.002cm" fo:keep-together="auto"/>
    </style:style>
    <style:style style:name="Tableau18.A1" style:family="table-cell">
      <style:table-cell-properties fo:padding-left="0.071cm" fo:padding-right="0.071cm" fo:padding-top="0cm" fo:padding-bottom="0cm" fo:border="0.75pt solid #000000"/>
    </style:style>
    <style:style style:name="Tableau19" style:family="table">
      <style:table-properties style:width="5.768cm" fo:margin-left="-0.071cm" fo:margin-top="0cm" fo:margin-bottom="0cm" table:align="left" style:writing-mode="lr-tb"/>
    </style:style>
    <style:style style:name="Tableau19.A" style:family="table-column">
      <style:table-column-properties style:column-width="4.073cm"/>
    </style:style>
    <style:style style:name="Tableau19.B" style:family="table-column">
      <style:table-column-properties style:column-width="1.695cm"/>
    </style:style>
    <style:style style:name="Tableau19.1" style:family="table-row">
      <style:table-row-properties style:min-row-height="0.002cm" fo:keep-together="auto"/>
    </style:style>
    <style:style style:name="Tableau19.A1" style:family="table-cell">
      <style:table-cell-properties fo:padding-left="0.071cm" fo:padding-right="0.071cm" fo:padding-top="0cm" fo:padding-bottom="0cm" fo:border="0.75pt solid #000000"/>
    </style:style>
    <style:style style:name="Tableau20" style:family="table">
      <style:table-properties style:width="6.8cm" fo:margin-left="-0.071cm" fo:margin-top="0cm" fo:margin-bottom="0cm" table:align="left" style:writing-mode="lr-tb"/>
    </style:style>
    <style:style style:name="Tableau20.A" style:family="table-column">
      <style:table-column-properties style:column-width="4.073cm"/>
    </style:style>
    <style:style style:name="Tableau20.B" style:family="table-column">
      <style:table-column-properties style:column-width="2.727cm"/>
    </style:style>
    <style:style style:name="Tableau20.1" style:family="table-row">
      <style:table-row-properties style:min-row-height="0.002cm" fo:keep-together="auto"/>
    </style:style>
    <style:style style:name="Tableau20.A1" style:family="table-cell">
      <style:table-cell-properties fo:padding-left="0.071cm" fo:padding-right="0.071cm" fo:padding-top="0cm" fo:padding-bottom="0cm" fo:border="0.75pt solid #000000"/>
    </style:style>
    <style:style style:name="P1" style:family="paragraph" style:parent-style-name="Footer">
      <style:paragraph-properties fo:text-align="end" style:justify-single-word="false"/>
      <style:text-properties fo:font-size="8pt" officeooo:paragraph-rsid="00b093ac" style:font-size-asian="8pt" style:font-size-complex="8pt"/>
    </style:style>
    <style:style style:name="P2" style:family="paragraph" style:parent-style-name="Standard">
      <style:paragraph-properties fo:margin-top="0cm" fo:margin-bottom="0cm" style:contextual-spacing="false" fo:text-align="justify" style:justify-single-word="false" style:shadow="none"/>
      <style:text-properties fo:font-weight="bold" style:font-weight-asian="bold"/>
    </style:style>
    <style:style style:name="P3" style:family="paragraph" style:parent-style-name="Standard">
      <style:paragraph-properties fo:margin-top="0cm" fo:margin-bottom="0cm" style:contextual-spacing="false" fo:text-align="justify" style:justify-single-word="false" style:shadow="none"/>
      <style:text-properties fo:font-weight="bold" officeooo:paragraph-rsid="013a82f5" style:font-weight-asian="bold"/>
    </style:style>
    <style:style style:name="P4" style:family="paragraph" style:parent-style-name="Standard">
      <style:paragraph-properties fo:margin-top="0cm" fo:margin-bottom="0cm" style:contextual-spacing="false" fo:text-align="justify" style:justify-single-word="false" style:shadow="none"/>
      <style:text-properties fo:font-weight="bold" officeooo:rsid="00a0abb4" style:font-weight-asian="bold" style:font-weight-complex="normal"/>
    </style:style>
    <style:style style:name="P5" style:family="paragraph" style:parent-style-name="Standard">
      <style:paragraph-properties fo:margin-top="0cm" fo:margin-bottom="0cm" style:contextual-spacing="false" fo:text-align="justify" style:justify-single-word="false" style:shadow="none"/>
    </style:style>
    <style:style style:name="P6"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officeooo:paragraph-rsid="010d175d"/>
    </style:style>
    <style:style style:name="P7"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officeooo:paragraph-rsid="013a82f5"/>
    </style:style>
    <style:style style:name="P8" style:family="paragraph" style:parent-style-name="Standard">
      <style:paragraph-properties fo:margin-top="0cm" fo:margin-bottom="0cm" style:contextual-spacing="false" fo:text-align="justify" style:justify-single-word="false" style:shadow="none"/>
      <style:text-properties fo:font-weight="normal" style:font-weight-asian="normal" style:font-weight-complex="normal"/>
    </style:style>
    <style:style style:name="P9"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style:font-weight-asian="normal" style:font-weight-complex="normal"/>
    </style:style>
    <style:style style:name="P10" style:family="paragraph" style:parent-style-name="Standard">
      <style:paragraph-properties fo:margin-top="0cm" fo:margin-bottom="0cm" style:contextual-spacing="false" fo:text-align="justify" style:justify-single-word="false" style:shadow="none"/>
      <style:text-properties fo:font-weight="normal" officeooo:paragraph-rsid="009cbec2" style:font-weight-asian="normal" style:font-weight-complex="normal"/>
    </style:style>
    <style:style style:name="P11" style:family="paragraph" style:parent-style-name="Standard">
      <style:paragraph-properties fo:margin-top="0cm" fo:margin-bottom="0cm" style:contextual-spacing="false" fo:text-align="justify" style:justify-single-word="false" style:shadow="none"/>
      <style:text-properties fo:font-weight="normal" officeooo:paragraph-rsid="00b093ac" style:font-weight-asian="normal" style:font-weight-complex="normal"/>
    </style:style>
    <style:style style:name="P12"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0b093ac" style:font-weight-asian="normal" style:font-weight-complex="normal"/>
    </style:style>
    <style:style style:name="P13"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0c2a7c4" style:font-weight-asian="normal" style:font-weight-complex="normal"/>
    </style:style>
    <style:style style:name="P14"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0c46035" style:font-weight-asian="normal" style:font-weight-complex="normal"/>
    </style:style>
    <style:style style:name="P15"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0c64cb9" style:font-weight-asian="normal" style:font-weight-complex="normal"/>
    </style:style>
    <style:style style:name="P16" style:family="paragraph" style:parent-style-name="Standard">
      <style:paragraph-properties fo:margin-top="0cm" fo:margin-bottom="0cm" style:contextual-spacing="false" fo:text-align="justify" style:justify-single-word="false" style:shadow="none"/>
      <style:text-properties fo:font-weight="normal" officeooo:paragraph-rsid="00cd1f72" style:font-weight-asian="normal" style:font-weight-complex="normal"/>
    </style:style>
    <style:style style:name="P17" style:family="paragraph" style:parent-style-name="Standard">
      <style:paragraph-properties fo:margin-top="0cm" fo:margin-bottom="0cm" style:contextual-spacing="false" fo:text-align="justify" style:justify-single-word="false" style:shadow="none"/>
      <style:text-properties fo:font-weight="normal" officeooo:paragraph-rsid="01064efc" style:font-weight-asian="normal" style:font-weight-complex="normal"/>
    </style:style>
    <style:style style:name="P18" style:family="paragraph" style:parent-style-name="Standard">
      <style:paragraph-properties fo:margin-top="0cm" fo:margin-bottom="0cm" style:contextual-spacing="false" fo:text-align="justify" style:justify-single-word="false" style:shadow="none"/>
      <style:text-properties fo:font-weight="normal" officeooo:paragraph-rsid="010b1a6a" style:font-weight-asian="normal" style:font-weight-complex="normal"/>
    </style:style>
    <style:style style:name="P19"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10d175d" style:font-weight-asian="normal" style:font-weight-complex="normal"/>
    </style:style>
    <style:style style:name="P20" style:family="paragraph" style:parent-style-name="Standard">
      <style:paragraph-properties fo:margin-top="0cm" fo:margin-bottom="0cm" style:contextual-spacing="false" fo:text-align="justify" style:justify-single-word="false" style:shadow="none"/>
      <style:text-properties fo:font-weight="normal" officeooo:paragraph-rsid="010f06f9" style:font-weight-asian="normal" style:font-weight-complex="normal"/>
    </style:style>
    <style:style style:name="P21"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10f06f9" style:font-weight-asian="normal" style:font-weight-complex="normal"/>
    </style:style>
    <style:style style:name="P22"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111771c" style:font-weight-asian="normal" style:font-weight-complex="normal"/>
    </style:style>
    <style:style style:name="P23" style:family="paragraph" style:parent-style-name="Standard">
      <style:paragraph-properties fo:margin-top="0cm" fo:margin-bottom="0cm" style:contextual-spacing="false" fo:text-align="justify" style:justify-single-word="false" style:shadow="none"/>
      <style:text-properties fo:font-weight="normal" officeooo:paragraph-rsid="01137984" style:font-weight-asian="normal" style:font-weight-complex="normal"/>
    </style:style>
    <style:style style:name="P24"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1137984" style:font-weight-asian="normal" style:font-weight-complex="normal"/>
    </style:style>
    <style:style style:name="P25"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1167cc9" style:font-weight-asian="normal" style:font-weight-complex="normal"/>
    </style:style>
    <style:style style:name="P26"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11931ca" style:font-weight-asian="normal" style:font-weight-complex="normal"/>
    </style:style>
    <style:style style:name="P27" style:family="paragraph" style:parent-style-name="Standard">
      <style:paragraph-properties fo:margin-top="0cm" fo:margin-bottom="0cm" style:contextual-spacing="false" fo:text-align="justify" style:justify-single-word="false" style:shadow="none"/>
      <style:text-properties fo:font-weight="normal" officeooo:paragraph-rsid="013a82f5" style:font-weight-asian="normal" style:font-weight-complex="normal"/>
    </style:style>
    <style:style style:name="P28"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13a82f5" style:font-weight-asian="normal" style:font-weight-complex="normal"/>
    </style:style>
    <style:style style:name="P29" style:family="paragraph" style:parent-style-name="Standard">
      <style:paragraph-properties fo:margin-top="0cm" fo:margin-bottom="0cm" style:contextual-spacing="false" fo:text-align="justify" style:justify-single-word="false" style:shadow="none"/>
      <style:text-properties fo:font-weight="normal" officeooo:paragraph-rsid="013b19ed" style:font-weight-asian="normal" style:font-weight-complex="normal"/>
    </style:style>
    <style:style style:name="P30"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13b19ed" style:font-weight-asian="normal" style:font-weight-complex="normal"/>
    </style:style>
    <style:style style:name="P31" style:family="paragraph" style:parent-style-name="Standard">
      <style:paragraph-properties fo:margin-top="0cm" fo:margin-bottom="0cm" style:contextual-spacing="false" fo:text-align="justify" style:justify-single-word="false" style:shadow="none"/>
      <style:text-properties fo:font-weight="normal" officeooo:paragraph-rsid="013cd488" style:font-weight-asian="normal" style:font-weight-complex="normal"/>
    </style:style>
    <style:style style:name="P32"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13cd488" style:font-weight-asian="normal" style:font-weight-complex="normal"/>
    </style:style>
    <style:style style:name="P33"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142c1f3" style:font-weight-asian="normal" style:font-weight-complex="normal"/>
    </style:style>
    <style:style style:name="P34"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147e632" style:font-weight-asian="normal" style:font-weight-complex="normal"/>
    </style:style>
    <style:style style:name="P35"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14a719a" style:font-weight-asian="normal" style:font-weight-complex="normal"/>
    </style:style>
    <style:style style:name="P36"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14bd09c" style:font-weight-asian="normal" style:font-weight-complex="normal"/>
    </style:style>
    <style:style style:name="P37"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paragraph-rsid="014c26dc" style:font-weight-asian="normal" style:font-weight-complex="normal"/>
    </style:style>
    <style:style style:name="P38" style:family="paragraph" style:parent-style-name="Standard">
      <style:paragraph-properties fo:margin-top="0cm" fo:margin-bottom="0cm" style:contextual-spacing="false" fo:text-align="justify" style:justify-single-word="false" style:shadow="none"/>
      <style:text-properties fo:font-weight="normal" officeooo:rsid="00acc630" officeooo:paragraph-rsid="00acc630" style:font-weight-asian="normal" style:font-weight-complex="normal"/>
    </style:style>
    <style:style style:name="P39" style:family="paragraph" style:parent-style-name="Standard">
      <style:paragraph-properties fo:margin-top="0cm" fo:margin-bottom="0cm" style:contextual-spacing="false" fo:text-align="justify" style:justify-single-word="false" style:shadow="none"/>
      <style:text-properties fo:font-weight="normal" officeooo:rsid="00acc630" officeooo:paragraph-rsid="013cd488" style:font-weight-asian="normal" style:font-weight-complex="normal"/>
    </style:style>
    <style:style style:name="P40" style:family="paragraph" style:parent-style-name="Standard">
      <style:paragraph-properties fo:margin-top="0cm" fo:margin-bottom="0cm" style:contextual-spacing="false" fo:text-align="justify" style:justify-single-word="false" style:shadow="none"/>
      <style:text-properties fo:font-weight="normal" officeooo:rsid="00afd316" officeooo:paragraph-rsid="00afd316" style:font-weight-asian="normal" style:font-weight-complex="normal"/>
    </style:style>
    <style:style style:name="P41" style:family="paragraph" style:parent-style-name="Standard">
      <style:paragraph-properties fo:margin-top="0cm" fo:margin-bottom="0cm" style:contextual-spacing="false" fo:text-align="justify" style:justify-single-word="false" style:shadow="none"/>
      <style:text-properties fo:font-weight="normal" officeooo:rsid="00afd316" officeooo:paragraph-rsid="013cd488" style:font-weight-asian="normal" style:font-weight-complex="normal"/>
    </style:style>
    <style:style style:name="P42" style:family="paragraph" style:parent-style-name="Standard">
      <style:paragraph-properties fo:margin-top="0cm" fo:margin-bottom="0cm" style:contextual-spacing="false" fo:text-align="justify" style:justify-single-word="false" style:shadow="none"/>
      <style:text-properties fo:font-weight="normal" officeooo:rsid="00cd1f72" officeooo:paragraph-rsid="01064efc" style:font-weight-asian="normal" style:font-weight-complex="normal"/>
    </style:style>
    <style:style style:name="P43" style:family="paragraph" style:parent-style-name="Standard">
      <style:paragraph-properties fo:margin-top="0cm" fo:margin-bottom="0cm" style:contextual-spacing="false" fo:text-align="justify" style:justify-single-word="false" style:shadow="none"/>
      <style:text-properties fo:font-weight="normal" officeooo:rsid="00cd1f72" officeooo:paragraph-rsid="013a82f5" style:font-weight-asian="normal" style:font-weight-complex="normal"/>
    </style:style>
    <style:style style:name="P44" style:family="paragraph" style:parent-style-name="Standard">
      <style:paragraph-properties fo:margin-top="0cm" fo:margin-bottom="0cm" style:contextual-spacing="false" fo:text-align="justify" style:justify-single-word="false" style:shadow="none"/>
      <style:text-properties fo:font-weight="normal" officeooo:rsid="0107f2c3" officeooo:paragraph-rsid="0107f2c3" style:font-weight-asian="normal" style:font-weight-complex="normal"/>
    </style:style>
    <style:style style:name="P45" style:family="paragraph" style:parent-style-name="Standard">
      <style:paragraph-properties fo:margin-top="0cm" fo:margin-bottom="0cm" style:contextual-spacing="false" fo:text-align="justify" style:justify-single-word="false" style:shadow="none"/>
      <style:text-properties fo:font-weight="normal" officeooo:rsid="0107f2c3" officeooo:paragraph-rsid="013b19ed" style:font-weight-asian="normal" style:font-weight-complex="normal"/>
    </style:style>
    <style:style style:name="P46" style:family="paragraph" style:parent-style-name="Standard">
      <style:paragraph-properties fo:margin-top="0cm" fo:margin-bottom="0cm" style:contextual-spacing="false" fo:text-align="justify" style:justify-single-word="false" style:shadow="none"/>
      <style:text-properties fo:font-weight="normal" officeooo:rsid="01086c0f" officeooo:paragraph-rsid="01086c0f" style:font-weight-asian="normal" style:font-weight-complex="normal"/>
    </style:style>
    <style:style style:name="P47" style:family="paragraph" style:parent-style-name="Standard">
      <style:paragraph-properties fo:margin-top="0cm" fo:margin-bottom="0cm" style:contextual-spacing="false" fo:text-align="justify" style:justify-single-word="false" style:shadow="none"/>
      <style:text-properties fo:font-weight="normal" officeooo:rsid="00a68dd0" style:font-weight-asian="normal" style:font-weight-complex="normal"/>
    </style:style>
    <style:style style:name="P48" style:family="paragraph" style:parent-style-name="Standard">
      <style:paragraph-properties fo:margin-top="0cm" fo:margin-bottom="0cm" style:contextual-spacing="false" fo:text-align="justify" style:justify-single-word="false" style:shadow="none"/>
      <style:text-properties fo:font-weight="normal" officeooo:rsid="00a80506" officeooo:paragraph-rsid="00a80506" style:font-weight-asian="normal" style:font-weight-complex="normal"/>
    </style:style>
    <style:style style:name="P49"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rsid="00a80506" officeooo:paragraph-rsid="010d175d" style:font-weight-asian="normal" style:font-weight-complex="normal"/>
    </style:style>
    <style:style style:name="P50"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rsid="00a80506" officeooo:paragraph-rsid="010f06f9" style:font-weight-asian="normal" style:font-weight-complex="normal"/>
    </style:style>
    <style:style style:name="P51"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rsid="00a80506" officeooo:paragraph-rsid="0111771c" style:font-weight-asian="normal" style:font-weight-complex="normal"/>
    </style:style>
    <style:style style:name="P52"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rsid="00a80506" officeooo:paragraph-rsid="01137984" style:font-weight-asian="normal" style:font-weight-complex="normal"/>
    </style:style>
    <style:style style:name="P53"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rsid="00a80506" officeooo:paragraph-rsid="01167cc9" style:font-weight-asian="normal" style:font-weight-complex="normal"/>
    </style:style>
    <style:style style:name="P54" style:family="paragraph" style:parent-style-name="Standard">
      <style:paragraph-properties fo:margin-top="0cm" fo:margin-bottom="0cm" style:contextual-spacing="false" fo:text-align="justify" style:justify-single-word="false" style:shadow="none"/>
      <style:text-properties fo:font-weight="normal" officeooo:rsid="00a80506" officeooo:paragraph-rsid="013cd488" style:font-weight-asian="normal" style:font-weight-complex="normal"/>
    </style:style>
    <style:style style:name="P55" style:family="paragraph" style:parent-style-name="Standard">
      <loext:graphic-properties draw:fill="solid" draw:fill-color="#cccccc" draw:opacity="100%"/>
      <style:paragraph-properties fo:margin-top="0cm" fo:margin-bottom="0cm" style:contextual-spacing="false" fo:text-align="justify" style:justify-single-word="false" fo:background-color="#cccccc" style:shadow="none"/>
      <style:text-properties fo:font-weight="normal" officeooo:rsid="00a80506" officeooo:paragraph-rsid="013cd488" style:font-weight-asian="normal" style:font-weight-complex="normal"/>
    </style:style>
    <style:style style:name="P56" style:family="paragraph" style:parent-style-name="Standard">
      <style:paragraph-properties fo:margin-top="0cm" fo:margin-bottom="0cm" style:contextual-spacing="false" fo:text-align="justify" style:justify-single-word="false" style:shadow="none"/>
      <style:text-properties fo:font-weight="normal" officeooo:rsid="010a482b" officeooo:paragraph-rsid="010a482b" style:font-weight-asian="normal" style:font-weight-complex="normal"/>
    </style:style>
    <style:style style:name="P57" style:family="paragraph" style:parent-style-name="Standard">
      <style:paragraph-properties fo:margin-top="0cm" fo:margin-bottom="0cm" style:contextual-spacing="false" fo:text-align="justify" style:justify-single-word="false" style:shadow="none"/>
      <style:text-properties fo:font-weight="normal" officeooo:rsid="010a482b" officeooo:paragraph-rsid="010b1a6a" style:font-weight-asian="normal" style:font-weight-complex="normal"/>
    </style:style>
    <style:style style:name="P58" style:family="paragraph" style:parent-style-name="Standard">
      <style:paragraph-properties fo:margin-top="0cm" fo:margin-bottom="0cm" style:contextual-spacing="false" fo:text-align="justify" style:justify-single-word="false" style:shadow="none"/>
      <style:text-properties fo:font-weight="normal" officeooo:rsid="010a482b" officeooo:paragraph-rsid="013cd488" style:font-weight-asian="normal" style:font-weight-complex="normal"/>
    </style:style>
    <style:style style:name="P59" style:family="paragraph" style:parent-style-name="Standard">
      <style:paragraph-properties fo:margin-top="0cm" fo:margin-bottom="0cm" style:contextual-spacing="false" fo:text-align="justify" style:justify-single-word="false" style:shadow="none"/>
      <style:text-properties fo:font-weight="normal" officeooo:rsid="010c070e" officeooo:paragraph-rsid="010c070e" style:font-weight-asian="normal" style:font-weight-complex="normal"/>
    </style:style>
    <style:style style:name="P60" style:family="paragraph" style:parent-style-name="Standard">
      <style:paragraph-properties fo:margin-top="0cm" fo:margin-bottom="0cm" style:contextual-spacing="false" fo:text-align="justify" style:justify-single-word="false" style:shadow="none"/>
      <style:text-properties fo:font-weight="normal" officeooo:rsid="010c070e" officeooo:paragraph-rsid="013cd488" style:font-weight-asian="normal" style:font-weight-complex="normal"/>
    </style:style>
    <style:style style:name="P61" style:family="paragraph" style:parent-style-name="Standard">
      <style:paragraph-properties fo:margin-top="0cm" fo:margin-bottom="0cm" style:contextual-spacing="false" fo:text-align="justify" style:justify-single-word="false" style:shadow="none"/>
      <style:text-properties fo:font-weight="normal" officeooo:rsid="010f06f9" officeooo:paragraph-rsid="010f06f9" style:font-weight-asian="normal" style:font-weight-complex="normal"/>
    </style:style>
    <style:style style:name="P62" style:family="paragraph" style:parent-style-name="Standard">
      <style:paragraph-properties fo:margin-top="0cm" fo:margin-bottom="0cm" style:contextual-spacing="false" fo:text-align="justify" style:justify-single-word="false" style:shadow="none"/>
      <style:text-properties fo:font-weight="normal" officeooo:rsid="010f06f9" officeooo:paragraph-rsid="013cd488" style:font-weight-asian="normal" style:font-weight-complex="normal"/>
    </style:style>
    <style:style style:name="P63" style:family="paragraph" style:parent-style-name="Standard">
      <style:paragraph-properties fo:margin-top="0cm" fo:margin-bottom="0cm" style:contextual-spacing="false" fo:text-align="justify" style:justify-single-word="false" style:shadow="none"/>
      <style:text-properties fo:font-weight="normal" officeooo:rsid="01119c89" officeooo:paragraph-rsid="01119c89" style:font-weight-asian="normal" style:font-weight-complex="normal"/>
    </style:style>
    <style:style style:name="P64" style:family="paragraph" style:parent-style-name="Standard">
      <style:paragraph-properties fo:margin-top="0cm" fo:margin-bottom="0cm" style:contextual-spacing="false" fo:text-align="justify" style:justify-single-word="false" style:shadow="none"/>
      <style:text-properties fo:font-weight="normal" officeooo:rsid="01119c89" officeooo:paragraph-rsid="0114f7cf" style:font-weight-asian="normal" style:font-weight-complex="normal"/>
    </style:style>
    <style:style style:name="P65" style:family="paragraph" style:parent-style-name="Standard">
      <style:paragraph-properties fo:margin-top="0cm" fo:margin-bottom="0cm" style:contextual-spacing="false" fo:text-align="justify" style:justify-single-word="false" style:shadow="none"/>
      <style:text-properties fo:font-weight="normal" officeooo:rsid="01119c89" officeooo:paragraph-rsid="013cd488" style:font-weight-asian="normal" style:font-weight-complex="normal"/>
    </style:style>
    <style:style style:name="P66" style:family="paragraph" style:parent-style-name="Standard">
      <style:paragraph-properties fo:margin-top="0cm" fo:margin-bottom="0cm" style:contextual-spacing="false" fo:text-align="justify" style:justify-single-word="false" style:shadow="none"/>
      <style:text-properties officeooo:rsid="01064efc" officeooo:paragraph-rsid="01064efc"/>
    </style:style>
    <style:style style:name="P67" style:family="paragraph" style:parent-style-name="Standard">
      <style:paragraph-properties fo:margin-top="0cm" fo:margin-bottom="0cm" style:contextual-spacing="false" fo:text-align="justify" style:justify-single-word="false" style:shadow="none"/>
      <style:text-properties officeooo:rsid="01064efc" officeooo:paragraph-rsid="013a82f5"/>
    </style:style>
    <style:style style:name="P68"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style:shadow="none" style:writing-mode="lr-tb">
        <style:tab-stops>
          <style:tab-stop style:position="0.529cm"/>
        </style:tab-stops>
      </style:paragraph-properties>
      <style:text-properties fo:font-weight="normal" officeooo:rsid="00b13bff" officeooo:paragraph-rsid="00b2f906" style:font-weight-asian="normal" style:font-weight-complex="normal"/>
    </style:style>
    <style:style style:name="P69"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style:shadow="none" style:writing-mode="lr-tb">
        <style:tab-stops>
          <style:tab-stop style:position="0.529cm"/>
        </style:tab-stops>
      </style:paragraph-properties>
      <style:text-properties fo:font-weight="normal" officeooo:rsid="00b13bff" officeooo:paragraph-rsid="00c2a7c4" style:font-weight-asian="normal" style:font-weight-complex="normal"/>
    </style:style>
    <style:style style:name="P70"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font-weight="normal" officeooo:rsid="00b13bff" officeooo:paragraph-rsid="00c46035" style:font-weight-asian="normal" style:font-weight-complex="normal"/>
    </style:style>
    <style:style style:name="P71" style:family="paragraph" style:parent-style-name="Standard">
      <loext:graphic-properties draw:fill="none"/>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font-weight="normal" officeooo:rsid="00b13bff" officeooo:paragraph-rsid="00b13bff" style:font-weight-asian="normal" style:font-weight-complex="normal"/>
    </style:style>
    <style:style style:name="P72"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style:shadow="none" style:writing-mode="lr-tb">
        <style:tab-stops>
          <style:tab-stop style:position="0.529cm"/>
        </style:tab-stops>
      </style:paragraph-properties>
      <style:text-properties fo:font-weight="normal" officeooo:rsid="00b13bff" officeooo:paragraph-rsid="00d6264a" style:font-weight-asian="normal" style:font-weight-complex="normal"/>
    </style:style>
    <style:style style:name="P73"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style:shadow="none" style:writing-mode="lr-tb">
        <style:tab-stops>
          <style:tab-stop style:position="0.529cm"/>
        </style:tab-stops>
      </style:paragraph-properties>
      <style:text-properties fo:font-weight="normal" officeooo:rsid="00b13bff" officeooo:paragraph-rsid="01167cc9" style:font-weight-asian="normal" style:font-weight-complex="normal"/>
    </style:style>
    <style:style style:name="P74" style:family="paragraph" style:parent-style-name="Standard">
      <loext:graphic-properties draw:fill="none"/>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font-weight="normal" officeooo:rsid="00b13bff" officeooo:paragraph-rsid="013cd488" style:font-weight-asian="normal" style:font-weight-complex="normal"/>
    </style:style>
    <style:style style:name="P75"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style:shadow="none" style:writing-mode="lr-tb">
        <style:tab-stops>
          <style:tab-stop style:position="0.529cm"/>
        </style:tab-stops>
      </style:paragraph-properties>
      <style:text-properties fo:font-weight="normal" officeooo:rsid="00b13bff" officeooo:paragraph-rsid="013cd488" style:font-weight-asian="normal" style:font-weight-complex="normal"/>
    </style:style>
    <style:style style:name="P76"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style:shadow="none" style:writing-mode="lr-tb">
        <style:tab-stops>
          <style:tab-stop style:position="0.529cm"/>
        </style:tab-stops>
      </style:paragraph-properties>
      <style:text-properties fo:font-weight="normal" officeooo:rsid="00b13bff" officeooo:paragraph-rsid="014a719a" style:font-weight-asian="normal" style:font-weight-complex="normal"/>
    </style:style>
    <style:style style:name="P77"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style:shadow="none" style:writing-mode="lr-tb">
        <style:tab-stops>
          <style:tab-stop style:position="0.529cm"/>
        </style:tab-stops>
      </style:paragraph-properties>
      <style:text-properties fo:font-weight="normal" officeooo:rsid="00c2a7c4" officeooo:paragraph-rsid="00d6264a" style:font-weight-asian="normal" style:font-weight-complex="normal"/>
    </style:style>
    <style:style style:name="P78"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style:shadow="none" style:writing-mode="lr-tb">
        <style:tab-stops>
          <style:tab-stop style:position="0.529cm"/>
        </style:tab-stops>
      </style:paragraph-properties>
      <style:text-properties fo:font-weight="normal" officeooo:rsid="00c2a7c4" officeooo:paragraph-rsid="014a719a" style:font-weight-asian="normal" style:font-weight-complex="normal"/>
    </style:style>
    <style:style style:name="P79" style:family="paragraph" style:parent-style-name="Standard">
      <loext:graphic-properties draw:fill="none"/>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font-weight="normal" officeooo:rsid="01167cc9" officeooo:paragraph-rsid="01167cc9" style:font-weight-asian="normal" style:font-weight-complex="normal"/>
    </style:style>
    <style:style style:name="P80" style:family="paragraph" style:parent-style-name="Standard">
      <loext:graphic-properties draw:fill="none"/>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font-weight="normal" officeooo:rsid="01167cc9" officeooo:paragraph-rsid="013cd488" style:font-weight-asian="normal" style:font-weight-complex="normal"/>
    </style:style>
    <style:style style:name="P81"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0b13bff" officeooo:paragraph-rsid="00bb50fe" style:font-weight-asian="normal" style:font-weight-complex="normal"/>
    </style:style>
    <style:style style:name="P82"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0b13bff" officeooo:paragraph-rsid="00c2a7c4" style:font-weight-asian="normal" style:font-weight-complex="normal"/>
    </style:style>
    <style:style style:name="P83"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0b13bff" officeooo:paragraph-rsid="00b2f906" style:font-weight-asian="normal" style:font-weight-complex="normal"/>
    </style:style>
    <style:style style:name="P84"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0b13bff" officeooo:paragraph-rsid="01167cc9" style:font-weight-asian="normal" style:font-weight-complex="normal"/>
    </style:style>
    <style:style style:name="P85"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0b13bff" officeooo:paragraph-rsid="011931ca" style:font-weight-asian="normal" style:font-weight-complex="normal"/>
    </style:style>
    <style:style style:name="P86"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0b13bff" officeooo:paragraph-rsid="013cd488" style:font-weight-asian="normal" style:font-weight-complex="normal"/>
    </style:style>
    <style:style style:name="P87"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0b13bff" officeooo:paragraph-rsid="013e6788" style:font-weight-asian="normal" style:font-weight-complex="normal"/>
    </style:style>
    <style:style style:name="P88"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0b13bff" officeooo:paragraph-rsid="0140df81" style:font-weight-asian="normal" style:font-weight-complex="normal"/>
    </style:style>
    <style:style style:name="P89"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0b13bff" officeooo:paragraph-rsid="014a719a" style:font-weight-asian="normal" style:font-weight-complex="normal"/>
    </style:style>
    <style:style style:name="P90"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0bb50fe" officeooo:paragraph-rsid="00bb50fe" style:font-weight-asian="normal" style:font-weight-complex="normal"/>
    </style:style>
    <style:style style:name="P91"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0bb50fe" officeooo:paragraph-rsid="013cd488" style:font-weight-asian="normal" style:font-weight-complex="normal"/>
    </style:style>
    <style:style style:name="P92"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107f2c3" officeooo:paragraph-rsid="011931ca" style:font-weight-asian="normal" style:font-weight-complex="normal"/>
    </style:style>
    <style:style style:name="P93"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style:shadow="none" style:writing-mode="lr-tb">
        <style:tab-stops>
          <style:tab-stop style:position="0.529cm"/>
        </style:tab-stops>
      </style:paragraph-properties>
      <style:text-properties fo:color="#000000" loext:opacity="100%" fo:font-weight="normal" officeooo:rsid="0107f2c3" officeooo:paragraph-rsid="011931ca" style:font-weight-asian="normal" style:font-weight-complex="normal"/>
    </style:style>
    <style:style style:name="P94"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107f2c3" officeooo:paragraph-rsid="013cd488" style:font-weight-asian="normal" style:font-weight-complex="normal"/>
    </style:style>
    <style:style style:name="P95"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style:shadow="none" style:writing-mode="lr-tb">
        <style:tab-stops>
          <style:tab-stop style:position="0.529cm"/>
        </style:tab-stops>
      </style:paragraph-properties>
      <style:text-properties fo:color="#000000" loext:opacity="100%" fo:font-weight="normal" officeooo:rsid="0107f2c3" officeooo:paragraph-rsid="013cd488" style:font-weight-asian="normal" style:font-weight-complex="normal"/>
    </style:style>
    <style:style style:name="P96"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11b9db7" officeooo:paragraph-rsid="011b9db7" style:font-weight-asian="normal" style:font-weight-complex="normal"/>
    </style:style>
    <style:style style:name="P97"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11b9db7" officeooo:paragraph-rsid="013cd488" style:font-weight-asian="normal" style:font-weight-complex="normal"/>
    </style:style>
    <style:style style:name="P98"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11b9db7" officeooo:paragraph-rsid="0147e632" style:font-weight-asian="normal" style:font-weight-complex="normal"/>
    </style:style>
    <style:style style:name="P99"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fo:color="#000000" loext:opacity="100%" fo:font-weight="normal" officeooo:rsid="011b9db7" officeooo:paragraph-rsid="014a719a" style:font-weight-asian="normal" style:font-weight-complex="normal"/>
    </style:style>
    <style:style style:name="P100"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officeooo:rsid="00befc34" officeooo:paragraph-rsid="00befc34"/>
    </style:style>
    <style:style style:name="P101"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officeooo:rsid="00befc34" officeooo:paragraph-rsid="011a936f"/>
    </style:style>
    <style:style style:name="P102"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style:shadow="none" style:writing-mode="lr-tb">
        <style:tab-stops>
          <style:tab-stop style:position="0.529cm"/>
        </style:tab-stops>
      </style:paragraph-properties>
      <style:text-properties officeooo:rsid="00befc34" officeooo:paragraph-rsid="014a719a"/>
    </style:style>
    <style:style style:name="P103"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0.06pt solid #000000" style:shadow="none" style:writing-mode="lr-tb">
        <style:tab-stops>
          <style:tab-stop style:position="0.529cm"/>
        </style:tab-stops>
      </style:paragraph-properties>
      <style:text-properties fo:color="#000000" loext:opacity="100%" fo:font-weight="bold" officeooo:rsid="00b13bff" officeooo:paragraph-rsid="00c2a7c4" style:font-weight-asian="bold" style:font-weight-complex="bold"/>
    </style:style>
    <style:style style:name="P104"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0.06pt solid #000000" style:shadow="none" style:writing-mode="lr-tb">
        <style:tab-stops>
          <style:tab-stop style:position="0.529cm"/>
        </style:tab-stops>
      </style:paragraph-properties>
      <style:text-properties fo:color="#000000" loext:opacity="100%" fo:font-weight="bold" officeooo:rsid="00b13bff" officeooo:paragraph-rsid="014a719a" style:font-weight-asian="bold" style:font-weight-complex="bold"/>
    </style:style>
    <style:style style:name="P105"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0.06pt solid #000000" style:shadow="none" style:writing-mode="lr-tb">
        <style:tab-stops>
          <style:tab-stop style:position="0.529cm"/>
        </style:tab-stops>
      </style:paragraph-properties>
      <style:text-properties fo:color="#c9211e" loext:opacity="100%" fo:font-weight="bold" officeooo:rsid="00b13bff" officeooo:paragraph-rsid="00bb50fe" style:font-weight-asian="bold" style:font-weight-complex="bold"/>
    </style:style>
    <style:style style:name="P106"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0.06pt solid #000000" style:shadow="none" style:writing-mode="lr-tb">
        <style:tab-stops>
          <style:tab-stop style:position="0.529cm"/>
        </style:tab-stops>
      </style:paragraph-properties>
      <style:text-properties fo:color="#c9211e" loext:opacity="100%" fo:font-weight="bold" officeooo:rsid="00b13bff" officeooo:paragraph-rsid="013cd488" style:font-weight-asian="bold" style:font-weight-complex="bold"/>
    </style:style>
    <style:style style:name="P107"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color="#000000" loext:opacity="100%" fo:font-weight="normal" officeooo:rsid="00b13bff" officeooo:paragraph-rsid="00c2a7c4" style:font-weight-asian="normal" style:font-weight-complex="normal"/>
    </style:style>
    <style:style style:name="P108"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color="#000000" loext:opacity="100%" fo:font-weight="normal" officeooo:rsid="00b13bff" officeooo:paragraph-rsid="00c46035" style:font-weight-asian="normal" style:font-weight-complex="normal"/>
    </style:style>
    <style:style style:name="P109"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color="#000000" loext:opacity="100%" fo:font-weight="normal" officeooo:rsid="00c433e9" officeooo:paragraph-rsid="00c433e9" style:font-weight-asian="normal" style:font-weight-complex="normal"/>
    </style:style>
    <style:style style:name="P110"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color="#000000" loext:opacity="100%" fo:font-weight="normal" officeooo:rsid="00c50338" officeooo:paragraph-rsid="00c50338" style:font-weight-asian="normal" style:font-weight-complex="normal"/>
    </style:style>
    <style:style style:name="P111"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color="#000000" loext:opacity="100%" fo:font-weight="normal" officeooo:rsid="00c50338" officeooo:paragraph-rsid="00c5e6ff" style:font-weight-asian="normal" style:font-weight-complex="normal"/>
    </style:style>
    <style:style style:name="P112"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color="#000000" loext:opacity="100%" fo:font-weight="normal" officeooo:rsid="00c50338" officeooo:paragraph-rsid="00c64cb9" style:font-weight-asian="normal" style:font-weight-complex="normal"/>
    </style:style>
    <style:style style:name="P113"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color="#000000" loext:opacity="100%" fo:font-weight="normal" officeooo:rsid="00c50338" officeooo:paragraph-rsid="014c26dc" style:font-weight-asian="normal" style:font-weight-complex="normal"/>
    </style:style>
    <style:style style:name="P114"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color="#000000" loext:opacity="100%" fo:font-weight="normal" officeooo:rsid="00c50338" officeooo:paragraph-rsid="014c26dc" style:font-weight-asian="normal" style:font-weight-complex="normal"/>
    </style:style>
    <style:style style:name="P115"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color="#000000" loext:opacity="100%" fo:font-weight="normal" officeooo:rsid="0107f2c3" officeooo:paragraph-rsid="013cd488" style:font-weight-asian="normal" style:font-weight-complex="normal"/>
    </style:style>
    <style:style style:name="P116"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color="#000000" loext:opacity="100%" fo:font-weight="normal" officeooo:rsid="0107f2c3" officeooo:paragraph-rsid="013cd488" style:font-weight-asian="normal" style:font-weight-complex="normal"/>
    </style:style>
    <style:style style:name="P117"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color="#000000" loext:opacity="100%" fo:font-weight="normal" officeooo:rsid="0107f2c3" officeooo:paragraph-rsid="0142c1f3" style:font-weight-asian="normal" style:font-weight-complex="normal"/>
    </style:style>
    <style:style style:name="P118"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color="#000000" loext:opacity="100%" fo:font-weight="normal" officeooo:rsid="0107f2c3" officeooo:paragraph-rsid="0147e632" style:font-weight-asian="normal" style:font-weight-complex="normal"/>
    </style:style>
    <style:style style:name="P119"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color="#000000" loext:opacity="100%" fo:font-weight="normal" officeooo:rsid="0107f2c3" officeooo:paragraph-rsid="0147e632" style:font-weight-asian="normal" style:font-weight-complex="normal"/>
    </style:style>
    <style:style style:name="P120"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color="#000000" loext:opacity="100%" fo:font-weight="normal" officeooo:rsid="0107f2c3" officeooo:paragraph-rsid="014a719a" style:font-weight-asian="normal" style:font-weight-complex="normal"/>
    </style:style>
    <style:style style:name="P121"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color="#000000" loext:opacity="100%" fo:font-weight="normal" officeooo:rsid="0107f2c3" officeooo:paragraph-rsid="014bd09c" style:font-weight-asian="normal" style:font-weight-complex="normal"/>
    </style:style>
    <style:style style:name="P122"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color="#000000" loext:opacity="100%" fo:font-weight="normal" officeooo:rsid="0107f2c3" officeooo:paragraph-rsid="014c26dc" style:font-weight-asian="normal" style:font-weight-complex="normal"/>
    </style:style>
    <style:style style:name="P123"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color="#000000" loext:opacity="100%" fo:font-weight="normal" officeooo:rsid="0107f2c3" officeooo:paragraph-rsid="014c26dc" style:font-weight-asian="normal" style:font-weight-complex="normal"/>
    </style:style>
    <style:style style:name="P124"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color="#000000" loext:opacity="100%" fo:font-weight="normal" officeooo:rsid="014a719a" officeooo:paragraph-rsid="014a719a" style:font-weight-asian="normal" style:font-weight-complex="normal"/>
    </style:style>
    <style:style style:name="P125"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color="#000000" loext:opacity="100%" fo:font-weight="normal" officeooo:rsid="014a719a" officeooo:paragraph-rsid="014bd09c" style:font-weight-asian="normal" style:font-weight-complex="normal"/>
    </style:style>
    <style:style style:name="P126"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color="#000000" loext:opacity="100%" fo:font-weight="normal" officeooo:rsid="014a719a" officeooo:paragraph-rsid="014c26dc" style:font-weight-asian="normal" style:font-weight-complex="normal"/>
    </style:style>
    <style:style style:name="P127"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color="#000000" loext:opacity="100%" fo:font-weight="normal" officeooo:rsid="014c26dc" officeooo:paragraph-rsid="014c26dc" style:font-weight-asian="normal" style:font-weight-complex="normal"/>
    </style:style>
    <style:style style:name="P128"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bold" officeooo:paragraph-rsid="00c50338" style:font-weight-asian="bold"/>
    </style:style>
    <style:style style:name="P129"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bold" officeooo:rsid="00ce8bef" officeooo:paragraph-rsid="00ce8bef" style:font-weight-asian="bold"/>
    </style:style>
    <style:style style:name="P130"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font-weight="bold" officeooo:rsid="00ce8bef" officeooo:paragraph-rsid="00ce8bef" style:font-weight-asian="bold"/>
    </style:style>
    <style:style style:name="P131"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font-weight="bold" officeooo:rsid="00ce8bef" officeooo:paragraph-rsid="00e44820" style:font-weight-asian="bold" style:font-weight-complex="normal"/>
    </style:style>
    <style:style style:name="P132"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font-weight="bold" officeooo:rsid="00ce8bef" officeooo:paragraph-rsid="00eac5a5" style:font-weight-asian="bold" style:font-weight-complex="normal"/>
    </style:style>
    <style:style style:name="P133"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font-weight="bold" officeooo:rsid="00ce8bef" officeooo:paragraph-rsid="00f01bd6" style:font-weight-asian="bold" style:font-weight-complex="normal"/>
    </style:style>
    <style:style style:name="P134"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font-weight="bold" officeooo:rsid="00ce8bef" officeooo:paragraph-rsid="00f05ebe" style:font-weight-asian="bold" style:font-weight-complex="normal"/>
    </style:style>
    <style:style style:name="P135"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font-weight="bold" officeooo:rsid="00ce8bef" officeooo:paragraph-rsid="00f207bc" style:font-weight-asian="bold" style:font-weight-complex="normal"/>
    </style:style>
    <style:style style:name="P136"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font-weight="bold" officeooo:rsid="00ce8bef" officeooo:paragraph-rsid="00f3ff61" style:font-weight-asian="bold" style:font-weight-complex="normal"/>
    </style:style>
    <style:style style:name="P137"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font-weight="bold" officeooo:rsid="00ce8bef" officeooo:paragraph-rsid="00f7b058" style:font-weight-asian="bold" style:font-weight-complex="normal"/>
    </style:style>
    <style:style style:name="P138"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font-weight="bold" officeooo:rsid="00ce8bef" officeooo:paragraph-rsid="00f9b4b3" style:font-weight-asian="bold" style:font-weight-complex="normal"/>
    </style:style>
    <style:style style:name="P139"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0ce8bef" officeooo:paragraph-rsid="00ce8bef" style:font-weight-asian="normal" style:font-weight-complex="normal"/>
    </style:style>
    <style:style style:name="P140"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0ce8bef" officeooo:paragraph-rsid="00e44820" style:font-weight-asian="normal" style:font-weight-complex="normal"/>
    </style:style>
    <style:style style:name="P141"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0da864d" officeooo:paragraph-rsid="00da864d" style:font-weight-asian="normal" style:font-weight-complex="normal"/>
    </style:style>
    <style:style style:name="P142"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0da864d" officeooo:paragraph-rsid="00e44820" style:font-weight-asian="normal" style:font-weight-complex="normal"/>
    </style:style>
    <style:style style:name="P143"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0da864d" officeooo:paragraph-rsid="00eac5a5" style:font-weight-asian="normal" style:font-weight-complex="normal"/>
    </style:style>
    <style:style style:name="P144"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0da864d" officeooo:paragraph-rsid="00f05ebe" style:font-weight-asian="normal" style:font-weight-complex="normal"/>
    </style:style>
    <style:style style:name="P145"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0da864d" officeooo:paragraph-rsid="00f207bc" style:font-weight-asian="normal" style:font-weight-complex="normal"/>
    </style:style>
    <style:style style:name="P146"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0da864d" officeooo:paragraph-rsid="00f3ff61" style:font-weight-asian="normal" style:font-weight-complex="normal"/>
    </style:style>
    <style:style style:name="P147"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0da864d" officeooo:paragraph-rsid="00f7b058" style:font-weight-asian="normal" style:font-weight-complex="normal"/>
    </style:style>
    <style:style style:name="P148"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0da864d" officeooo:paragraph-rsid="00f9b4b3" style:font-weight-asian="normal" style:font-weight-complex="normal"/>
    </style:style>
    <style:style style:name="P149"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0da864d" officeooo:paragraph-rsid="01461bb2" style:font-weight-asian="normal" style:font-weight-complex="normal"/>
    </style:style>
    <style:style style:name="P150"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0f9b4b3" officeooo:paragraph-rsid="00f9b4b3" style:font-weight-asian="normal" style:font-weight-complex="normal"/>
    </style:style>
    <style:style style:name="P151"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1021cda" officeooo:paragraph-rsid="01021cda" style:font-weight-asian="normal" style:font-weight-complex="normal"/>
    </style:style>
    <style:style style:name="P152"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1021cda" officeooo:paragraph-rsid="011de665" style:font-weight-asian="normal" style:font-weight-complex="normal"/>
    </style:style>
    <style:style style:name="P153"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font-weight="normal" officeooo:rsid="01021cda" officeooo:paragraph-rsid="011de665" style:font-weight-asian="normal" style:font-weight-complex="normal"/>
    </style:style>
    <style:style style:name="P154"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font-weight="normal" officeooo:rsid="01021cda" officeooo:paragraph-rsid="012b80dc" style:font-weight-asian="normal" style:font-weight-complex="normal"/>
    </style:style>
    <style:style style:name="P155"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font-weight="normal" officeooo:rsid="01021cda" officeooo:paragraph-rsid="0130b064" style:font-weight-asian="normal" style:font-weight-complex="normal"/>
    </style:style>
    <style:style style:name="P156"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1021cda" officeooo:paragraph-rsid="0122deb4" style:font-weight-asian="normal" style:font-weight-complex="normal"/>
    </style:style>
    <style:style style:name="P157"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font-weight="normal" officeooo:rsid="01021cda" officeooo:paragraph-rsid="014fd834" style:font-weight-asian="normal" style:font-weight-complex="normal"/>
    </style:style>
    <style:style style:name="P158"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1029703" officeooo:paragraph-rsid="01029703" style:font-weight-asian="normal" style:font-weight-complex="normal"/>
    </style:style>
    <style:style style:name="P159"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1029703" officeooo:paragraph-rsid="0122deb4" style:font-weight-asian="normal" style:font-weight-complex="normal"/>
    </style:style>
    <style:style style:name="P160"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1051fc8" officeooo:paragraph-rsid="01051fc8" style:font-weight-asian="normal" style:font-weight-complex="normal"/>
    </style:style>
    <style:style style:name="P161"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1051fc8" officeooo:paragraph-rsid="01208f56" style:font-weight-asian="normal" style:font-weight-complex="normal"/>
    </style:style>
    <style:style style:name="P162"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fo:font-weight="normal" officeooo:rsid="01051fc8" officeooo:paragraph-rsid="0132590e" style:font-weight-asian="normal" style:font-weight-complex="normal"/>
    </style:style>
    <style:style style:name="P163"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1377990" officeooo:paragraph-rsid="01377990" style:font-weight-asian="normal" style:font-weight-complex="normal"/>
    </style:style>
    <style:style style:name="P164"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1377990" officeooo:paragraph-rsid="013a82f5" style:font-weight-asian="normal" style:font-weight-complex="normal"/>
    </style:style>
    <style:style style:name="P165"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1377990" officeooo:paragraph-rsid="013b19ed" style:font-weight-asian="normal" style:font-weight-complex="normal"/>
    </style:style>
    <style:style style:name="P166"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1377990" officeooo:paragraph-rsid="0140df81" style:font-weight-asian="normal" style:font-weight-complex="normal"/>
    </style:style>
    <style:style style:name="P167"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font-weight="normal" officeooo:rsid="00ce8bef" officeooo:paragraph-rsid="00e44820" style:font-weight-asian="normal"/>
    </style:style>
    <style:style style:name="P168" style:family="paragraph" style:parent-style-name="Standard">
      <loext:graphic-properties draw:fill="solid" draw:fill-color="#cccccc" draw:opacity="100%"/>
      <style:paragraph-properties fo:margin-left="0cm" fo:margin-right="0cm" fo:margin-top="0cm" fo:margin-bottom="0cm" style:contextual-spacing="false" fo:text-align="justify" style:justify-single-word="false" fo:orphans="2" fo:widows="2" fo:text-indent="0cm" style:auto-text-indent="false" fo:background-color="#cccccc" fo:padding="0.049cm" fo:border="none" style:shadow="none" style:writing-mode="lr-tb">
        <style:tab-stops>
          <style:tab-stop style:position="0.529cm"/>
        </style:tab-stops>
      </style:paragraph-properties>
      <style:text-properties officeooo:paragraph-rsid="01029703"/>
    </style:style>
    <style:style style:name="P169" style:family="paragraph" style:parent-style-name="Standard">
      <loext:graphic-properties draw:fill="none"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transparent" fo:padding="0.049cm" fo:border="none" style:shadow="none" style:writing-mode="lr-tb">
        <style:tab-stops>
          <style:tab-stop style:position="0.529cm"/>
        </style:tab-stops>
      </style:paragraph-properties>
      <style:text-properties fo:color="#0000ff" loext:opacity="100%" fo:font-weight="normal" officeooo:rsid="00a9375c" officeooo:paragraph-rsid="0147e632" style:font-weight-asian="normal" style:font-weight-complex="normal"/>
    </style:style>
    <style:style style:name="P170" style:family="paragraph" style:parent-style-name="Title">
      <style:text-properties officeooo:paragraph-rsid="00dc6bd7"/>
    </style:style>
    <style:style style:name="P171" style:family="paragraph" style:parent-style-name="Title">
      <style:paragraph-properties fo:break-before="page"/>
      <style:text-properties officeooo:paragraph-rsid="01461bb2"/>
    </style:style>
    <style:style style:name="P172" style:family="paragraph" style:parent-style-name="Heading_20_2">
      <style:text-properties officeooo:paragraph-rsid="014c26dc"/>
    </style:style>
    <style:style style:name="P173" style:family="paragraph" style:parent-style-name="Standard">
      <style:text-properties officeooo:rsid="01377990" officeooo:paragraph-rsid="01377990"/>
    </style:style>
    <style:style style:name="P174" style:family="paragraph" style:parent-style-name="Standard">
      <style:text-properties fo:font-weight="normal" style:font-weight-asian="normal" style:font-weight-complex="normal"/>
    </style:style>
    <style:style style:name="P175" style:family="paragraph" style:parent-style-name="Standard">
      <style:text-properties fo:font-weight="normal" officeooo:rsid="00a80506" style:font-weight-asian="normal" style:font-weight-complex="normal"/>
    </style:style>
    <style:style style:name="P176" style:family="paragraph" style:parent-style-name="Standard">
      <style:text-properties fo:color="#000000" loext:opacity="100%" fo:font-weight="normal" officeooo:rsid="00b13bff" style:font-weight-asian="normal" style:font-weight-complex="normal"/>
    </style:style>
    <style:style style:name="P177" style:family="paragraph" style:parent-style-name="Standard">
      <loext:graphic-properties draw:fill="none" draw:fill-color="#ffffff"/>
      <style:paragraph-properties fo:background-color="transparent"/>
    </style:style>
    <style:style style:name="P178" style:family="paragraph" style:parent-style-name="Standard">
      <style:paragraph-properties fo:margin-top="0.021cm" fo:margin-bottom="0.021cm" style:contextual-spacing="false" fo:text-align="start" style:justify-single-word="false">
        <style:tab-stops/>
      </style:paragraph-properties>
      <style:text-properties fo:color="#000000" loext:opacity="100%" style:font-name="Tahoma" fo:font-size="8pt" style:font-size-asian="8pt"/>
    </style:style>
    <style:style style:name="P179" style:family="paragraph" style:parent-style-name="Standard">
      <style:paragraph-properties fo:margin-top="0.021cm" fo:margin-bottom="0.021cm" style:contextual-spacing="false" fo:text-align="start" style:justify-single-word="false">
        <style:tab-stops/>
      </style:paragraph-properties>
      <style:text-properties fo:color="#000000" loext:opacity="100%" style:font-name="Tahoma" fo:font-size="8pt" officeooo:paragraph-rsid="013e6788" style:font-size-asian="8pt"/>
    </style:style>
    <style:style style:name="P180" style:family="paragraph" style:parent-style-name="Standard">
      <style:paragraph-properties fo:margin-top="0.021cm" fo:margin-bottom="0.021cm" style:contextual-spacing="false" fo:text-align="start" style:justify-single-word="false">
        <style:tab-stops/>
      </style:paragraph-properties>
      <style:text-properties fo:color="#000000" loext:opacity="100%" style:font-name="Tahoma" fo:font-size="8pt" officeooo:paragraph-rsid="0140df81" style:font-size-asian="8pt"/>
    </style:style>
    <style:style style:name="P181" style:family="paragraph" style:parent-style-name="Standard">
      <style:paragraph-properties fo:margin-top="0.021cm" fo:margin-bottom="0.021cm" style:contextual-spacing="false" fo:text-align="end" style:justify-single-word="false">
        <style:tab-stops/>
      </style:paragraph-properties>
      <style:text-properties fo:color="#000000" loext:opacity="100%" style:font-name="Tahoma" fo:font-size="8pt" style:font-size-asian="8pt"/>
    </style:style>
    <style:style style:name="P182" style:family="paragraph" style:parent-style-name="Standard">
      <style:paragraph-properties fo:margin-top="0.021cm" fo:margin-bottom="0.021cm" style:contextual-spacing="false" fo:text-align="end" style:justify-single-word="false">
        <style:tab-stops/>
      </style:paragraph-properties>
      <style:text-properties fo:color="#000000" loext:opacity="100%" style:font-name="Tahoma" fo:font-size="8pt" officeooo:paragraph-rsid="013e6788" style:font-size-asian="8pt"/>
    </style:style>
    <style:style style:name="P183" style:family="paragraph" style:parent-style-name="Standard">
      <style:paragraph-properties fo:margin-top="0.021cm" fo:margin-bottom="0.021cm" style:contextual-spacing="false" fo:text-align="start" style:justify-single-word="false">
        <style:tab-stops/>
      </style:paragraph-properties>
      <style:text-properties fo:color="#000000" loext:opacity="100%" style:font-name="Tahoma" fo:font-size="8pt" officeooo:rsid="00a9375c" style:font-size-asian="8pt"/>
    </style:style>
    <style:style style:name="P184" style:family="paragraph" style:parent-style-name="Heading_20_1">
      <style:text-properties officeooo:paragraph-rsid="013b19ed"/>
    </style:style>
    <style:style style:name="P185" style:family="paragraph" style:parent-style-name="Heading_20_1">
      <style:text-properties officeooo:paragraph-rsid="013cd488"/>
    </style:style>
    <style:style style:name="P186" style:family="paragraph" style:parent-style-name="Heading_20_1">
      <style:text-properties officeooo:paragraph-rsid="014a719a"/>
    </style:style>
    <style:style style:name="P187" style:family="paragraph" style:parent-style-name="Heading_20_1">
      <style:text-properties officeooo:paragraph-rsid="014c26dc"/>
    </style:style>
    <style:style style:name="P188" style:family="paragraph" style:parent-style-name="Heading_20_1">
      <style:paragraph-properties fo:break-before="page"/>
      <style:text-properties officeooo:paragraph-rsid="013a82f5"/>
    </style:style>
    <style:style style:name="T1" style:family="text">
      <style:text-properties fo:font-weight="bold" style:font-weight-asian="bold" style:font-weight-complex="bold"/>
    </style:style>
    <style:style style:name="T2" style:family="text">
      <style:text-properties fo:font-weight="bold" officeooo:rsid="00307bf0" style:font-weight-asian="bold" style:font-weight-complex="bold"/>
    </style:style>
    <style:style style:name="T3" style:family="text">
      <style:text-properties fo:font-weight="bold" officeooo:rsid="009ec60a" style:font-weight-asian="bold" style:font-weight-complex="bold"/>
    </style:style>
    <style:style style:name="T4" style:family="text">
      <style:text-properties fo:font-weight="bold" officeooo:rsid="00f50cd7" style:font-weight-asian="bold" style:font-weight-complex="bold"/>
    </style:style>
    <style:style style:name="T5" style:family="text">
      <style:text-properties fo:font-weight="bold" officeooo:rsid="010f06f9" style:font-weight-asian="bold" style:font-weight-complex="bold"/>
    </style:style>
    <style:style style:name="T6" style:family="text">
      <style:text-properties fo:font-weight="bold" officeooo:rsid="011931ca" style:font-weight-asian="bold" style:font-weight-complex="bold"/>
    </style:style>
    <style:style style:name="T7" style:family="text">
      <style:text-properties fo:font-weight="bold" officeooo:rsid="014a719a" style:font-weight-asian="bold" style:font-weight-complex="bold"/>
    </style:style>
    <style:style style:name="T8" style:family="text">
      <style:text-properties fo:color="#000000" loext:opacity="100%"/>
    </style:style>
    <style:style style:name="T9" style:family="text">
      <style:text-properties fo:color="#000000" loext:opacity="100%" officeooo:rsid="00c64cb9"/>
    </style:style>
    <style:style style:name="T10" style:family="text">
      <style:text-properties fo:color="#000000" loext:opacity="100%" officeooo:rsid="00b2f906"/>
    </style:style>
    <style:style style:name="T11" style:family="text">
      <style:text-properties fo:color="#000000" loext:opacity="100%" fo:font-weight="bold" style:font-weight-asian="bold" style:font-weight-complex="bold"/>
    </style:style>
    <style:style style:name="T12" style:family="text">
      <style:text-properties fo:color="#000000" loext:opacity="100%" fo:font-weight="bold" officeooo:rsid="011b9db7" style:font-weight-asian="bold" style:font-weight-complex="bold"/>
    </style:style>
    <style:style style:name="T13" style:family="text">
      <style:text-properties fo:color="#000000" loext:opacity="100%" fo:font-weight="bold" officeooo:rsid="0148be94" style:font-weight-asian="bold" style:font-weight-complex="bold"/>
    </style:style>
    <style:style style:name="T14" style:family="text">
      <style:text-properties fo:color="#000000" loext:opacity="100%" fo:font-weight="bold" officeooo:rsid="014a719a" style:font-weight-asian="bold" style:font-weight-complex="bold"/>
    </style:style>
    <style:style style:name="T15" style:family="text">
      <style:text-properties fo:color="#000000" loext:opacity="100%" officeooo:rsid="0107f2c3"/>
    </style:style>
    <style:style style:name="T16" style:family="text">
      <style:text-properties fo:color="#000000" loext:opacity="100%" officeooo:rsid="009cbec2"/>
    </style:style>
    <style:style style:name="T17" style:family="text">
      <style:text-properties fo:color="#000000" loext:opacity="100%" officeooo:rsid="011b9db7"/>
    </style:style>
    <style:style style:name="T18" style:family="text">
      <style:text-properties fo:color="#000000" loext:opacity="100%" officeooo:rsid="0140df81"/>
    </style:style>
    <style:style style:name="T19" style:family="text">
      <style:text-properties fo:color="#000000" loext:opacity="100%" officeooo:rsid="01422a47"/>
    </style:style>
    <style:style style:name="T20" style:family="text">
      <style:text-properties fo:color="#000000" loext:opacity="100%" officeooo:rsid="0142c1f3"/>
    </style:style>
    <style:style style:name="T21" style:family="text">
      <style:text-properties fo:color="#000000" loext:opacity="100%" officeooo:rsid="014a719a"/>
    </style:style>
    <style:style style:name="T22" style:family="text">
      <style:text-properties fo:color="#000000" loext:opacity="100%" officeooo:rsid="014c26dc"/>
    </style:style>
    <style:style style:name="T23" style:family="text">
      <style:text-properties fo:color="#0000ff" loext:opacity="100%"/>
    </style:style>
    <style:style style:name="T24" style:family="text">
      <style:text-properties fo:color="#0000ff" loext:opacity="100%" officeooo:rsid="009cbec2"/>
    </style:style>
    <style:style style:name="T25" style:family="text">
      <style:text-properties fo:color="#0000ff" loext:opacity="100%" officeooo:rsid="00a57e4c"/>
    </style:style>
    <style:style style:name="T26" style:family="text">
      <style:text-properties fo:color="#0000ff" loext:opacity="100%" officeooo:rsid="00b093ac"/>
    </style:style>
    <style:style style:name="T27" style:family="text">
      <style:text-properties fo:color="#0000ff" loext:opacity="100%" fo:font-weight="normal" style:font-weight-asian="normal"/>
    </style:style>
    <style:style style:name="T28" style:family="text">
      <style:text-properties fo:color="#0000ff" loext:opacity="100%" fo:font-weight="normal" style:font-weight-asian="normal" style:font-weight-complex="normal"/>
    </style:style>
    <style:style style:name="T29" style:family="text">
      <style:text-properties fo:color="#0000ff" loext:opacity="100%" fo:font-weight="normal" officeooo:rsid="01208f56" style:font-weight-asian="normal" style:font-weight-complex="normal"/>
    </style:style>
    <style:style style:name="T30" style:family="text">
      <style:text-properties fo:color="#0000ff" loext:opacity="100%" fo:font-weight="normal" officeooo:rsid="00eac5a5" style:font-weight-asian="normal"/>
    </style:style>
    <style:style style:name="T31" style:family="text">
      <style:text-properties fo:color="#0000ff" loext:opacity="100%" fo:font-weight="normal" officeooo:rsid="00f207bc" style:font-weight-asian="normal"/>
    </style:style>
    <style:style style:name="T32" style:family="text">
      <style:text-properties fo:color="#0000ff" loext:opacity="100%" fo:font-weight="normal" officeooo:rsid="00f9b4b3" style:font-weight-asian="normal"/>
    </style:style>
    <style:style style:name="T33" style:family="text">
      <style:text-properties fo:color="#0000ff" loext:opacity="100%" officeooo:rsid="00b2f906"/>
    </style:style>
    <style:style style:name="T34" style:family="text">
      <style:text-properties fo:color="#0000ff" loext:opacity="100%" officeooo:rsid="00bb50fe"/>
    </style:style>
    <style:style style:name="T35" style:family="text">
      <style:text-properties fo:color="#0000ff" loext:opacity="100%" officeooo:rsid="00c46035"/>
    </style:style>
    <style:style style:name="T36" style:family="text">
      <style:text-properties fo:color="#0000ff" loext:opacity="100%" officeooo:rsid="00c64cb9"/>
    </style:style>
    <style:style style:name="T37" style:family="text">
      <style:text-properties fo:color="#0000ff" loext:opacity="100%" officeooo:rsid="00307bf0" style:font-weight-complex="normal"/>
    </style:style>
    <style:style style:name="T38" style:family="text">
      <style:text-properties fo:color="#0000ff" loext:opacity="100%" officeooo:rsid="00307bf0"/>
    </style:style>
    <style:style style:name="T39" style:family="text">
      <style:text-properties fo:color="#0000ff" loext:opacity="100%" officeooo:rsid="00ebd04f"/>
    </style:style>
    <style:style style:name="T40" style:family="text">
      <style:text-properties fo:color="#0000ff" loext:opacity="100%" officeooo:rsid="010b1a6a"/>
    </style:style>
    <style:style style:name="T41" style:family="text">
      <style:text-properties fo:color="#0000ff" loext:opacity="100%" officeooo:rsid="010f06f9"/>
    </style:style>
    <style:style style:name="T42" style:family="text">
      <style:text-properties fo:color="#0000ff" loext:opacity="100%" officeooo:rsid="01167cc9"/>
    </style:style>
    <style:style style:name="T43" style:family="text">
      <style:text-properties fo:color="#0000ff" loext:opacity="100%" officeooo:rsid="012049cf"/>
    </style:style>
    <style:style style:name="T44" style:family="text">
      <style:text-properties fo:color="#0000ff" loext:opacity="100%" officeooo:rsid="01208f56"/>
    </style:style>
    <style:style style:name="T45" style:family="text">
      <style:text-properties fo:color="#0000ff" loext:opacity="100%" style:font-name="Liberation Mono"/>
    </style:style>
    <style:style style:name="T46" style:family="text">
      <style:text-properties fo:color="#0000ff" loext:opacity="100%" officeooo:rsid="00a9375c"/>
    </style:style>
    <style:style style:name="T47" style:family="text">
      <style:text-properties fo:color="#0000ff" loext:opacity="100%" officeooo:rsid="014a719a"/>
    </style:style>
    <style:style style:name="T48" style:family="text">
      <style:text-properties fo:color="#0000ff" loext:opacity="100%" officeooo:rsid="01556374"/>
    </style:style>
    <style:style style:name="T49" style:family="text">
      <style:text-properties fo:font-weight="normal" style:font-weight-asian="normal"/>
    </style:style>
    <style:style style:name="T50" style:family="text">
      <style:text-properties fo:font-weight="normal" style:font-weight-asian="normal" style:font-weight-complex="normal"/>
    </style:style>
    <style:style style:name="T51" style:family="text">
      <style:text-properties fo:font-weight="normal" officeooo:rsid="00d0586a" style:font-weight-asian="normal" style:font-weight-complex="normal"/>
    </style:style>
    <style:style style:name="T52" style:family="text">
      <style:text-properties fo:font-weight="normal" officeooo:rsid="00d16a4e" style:font-weight-asian="normal" style:font-weight-complex="normal"/>
    </style:style>
    <style:style style:name="T53" style:family="text">
      <style:text-properties fo:font-weight="normal" officeooo:rsid="00d2d15e" style:font-weight-asian="normal" style:font-weight-complex="normal"/>
    </style:style>
    <style:style style:name="T54" style:family="text">
      <style:text-properties fo:font-weight="normal" officeooo:rsid="00d495a5" style:font-weight-asian="normal" style:font-weight-complex="normal"/>
    </style:style>
    <style:style style:name="T55" style:family="text">
      <style:text-properties fo:font-weight="normal" officeooo:rsid="01029703" style:font-weight-asian="normal" style:font-weight-complex="normal"/>
    </style:style>
    <style:style style:name="T56" style:family="text">
      <style:text-properties fo:font-weight="normal" officeooo:rsid="01064efc" style:font-weight-asian="normal" style:font-weight-complex="normal"/>
    </style:style>
    <style:style style:name="T57" style:family="text">
      <style:text-properties fo:font-weight="normal" officeooo:rsid="00a9375c" style:font-weight-asian="normal" style:font-weight-complex="normal"/>
    </style:style>
    <style:style style:name="T58" style:family="text">
      <style:text-properties fo:font-weight="normal" officeooo:rsid="01208f56" style:font-weight-asian="normal" style:font-weight-complex="normal"/>
    </style:style>
    <style:style style:name="T59" style:family="text">
      <style:text-properties fo:font-weight="normal" officeooo:rsid="00d16a4e" style:font-weight-asian="normal"/>
    </style:style>
    <style:style style:name="T60" style:family="text">
      <style:text-properties fo:font-weight="normal" officeooo:rsid="00e44820" style:font-weight-asian="normal"/>
    </style:style>
    <style:style style:name="T61" style:family="text">
      <style:text-properties fo:font-weight="normal" officeooo:rsid="00eac5a5" style:font-weight-asian="normal"/>
    </style:style>
    <style:style style:name="T62" style:family="text">
      <style:text-properties fo:font-weight="normal" officeooo:rsid="00f01bd6" style:font-weight-asian="normal" style:font-weight-complex="bold"/>
    </style:style>
    <style:style style:name="T63" style:family="text">
      <style:text-properties fo:font-weight="normal" officeooo:rsid="00f3ff61" style:font-weight-asian="normal" style:font-weight-complex="bold"/>
    </style:style>
    <style:style style:name="T64" style:family="text">
      <style:text-properties fo:font-weight="normal" officeooo:rsid="00f9b4b3" style:font-weight-asian="normal" style:font-weight-complex="bold"/>
    </style:style>
    <style:style style:name="T65" style:family="text">
      <style:text-properties fo:font-weight="normal" officeooo:rsid="00f05ebe" style:font-weight-asian="normal"/>
    </style:style>
    <style:style style:name="T66" style:family="text">
      <style:text-properties fo:font-weight="normal" officeooo:rsid="00f207bc" style:font-weight-asian="normal"/>
    </style:style>
    <style:style style:name="T67" style:family="text">
      <style:text-properties fo:font-weight="normal" officeooo:rsid="00f7b058" style:font-weight-asian="normal"/>
    </style:style>
    <style:style style:name="T68" style:family="text">
      <style:text-properties fo:font-weight="normal" officeooo:rsid="00f9b4b3" style:font-weight-asian="normal"/>
    </style:style>
    <style:style style:name="T69" style:family="text">
      <style:text-properties officeooo:rsid="009cbec2"/>
    </style:style>
    <style:style style:name="T70" style:family="text">
      <style:text-properties officeooo:rsid="00a57e4c"/>
    </style:style>
    <style:style style:name="T71" style:family="text">
      <style:text-properties officeooo:rsid="00a80506"/>
    </style:style>
    <style:style style:name="T72" style:family="text">
      <style:text-properties officeooo:rsid="00a9375c"/>
    </style:style>
    <style:style style:name="T73" style:family="text">
      <style:text-properties officeooo:rsid="00aa35d8"/>
    </style:style>
    <style:style style:name="T74" style:family="text">
      <style:text-properties officeooo:rsid="00ae2b73"/>
    </style:style>
    <style:style style:name="T75" style:family="text">
      <style:text-properties officeooo:rsid="00b093ac"/>
    </style:style>
    <style:style style:name="T76" style:family="text">
      <style:text-properties officeooo:rsid="00bb50fe"/>
    </style:style>
    <style:style style:name="T77" style:family="text">
      <style:text-properties officeooo:rsid="00bb5398"/>
    </style:style>
    <style:style style:name="T78" style:family="text">
      <style:text-properties officeooo:rsid="00c02bed"/>
    </style:style>
    <style:style style:name="T79" style:family="text">
      <style:text-properties officeooo:rsid="00c2a7c4"/>
    </style:style>
    <style:style style:name="T80" style:family="text">
      <style:text-properties officeooo:rsid="00c46035"/>
    </style:style>
    <style:style style:name="T81" style:family="text">
      <style:text-properties officeooo:rsid="00c64cb9"/>
    </style:style>
    <style:style style:name="T82" style:family="text">
      <style:text-properties officeooo:rsid="00c80c17"/>
    </style:style>
    <style:style style:name="T83" style:family="text">
      <style:text-properties officeooo:rsid="00d74c4f"/>
    </style:style>
    <style:style style:name="T84" style:family="text">
      <style:text-properties officeooo:rsid="00dbcb44"/>
    </style:style>
    <style:style style:name="T85" style:family="text">
      <style:text-properties style:font-weight-complex="bold"/>
    </style:style>
    <style:style style:name="T86" style:family="text">
      <style:text-properties officeooo:rsid="00f05ebe" style:font-weight-complex="bold"/>
    </style:style>
    <style:style style:name="T87" style:family="text">
      <style:text-properties officeooo:rsid="00f3ff61" style:font-weight-complex="bold"/>
    </style:style>
    <style:style style:name="T88" style:family="text">
      <style:text-properties officeooo:rsid="00f7b058" style:font-weight-complex="bold"/>
    </style:style>
    <style:style style:name="T89" style:family="text">
      <style:text-properties officeooo:rsid="00f9b4b3" style:font-weight-complex="bold"/>
    </style:style>
    <style:style style:name="T90" style:family="text">
      <style:text-properties officeooo:rsid="00307bf0"/>
    </style:style>
    <style:style style:name="T91" style:family="text">
      <style:text-properties officeooo:rsid="009ec60a"/>
    </style:style>
    <style:style style:name="T92" style:family="text">
      <style:text-properties style:font-weight-complex="normal"/>
    </style:style>
    <style:style style:name="T93" style:family="text">
      <style:text-properties officeooo:rsid="00307bf0" style:font-weight-complex="normal"/>
    </style:style>
    <style:style style:name="T94" style:family="text">
      <style:text-properties officeooo:rsid="00e44820" style:font-weight-complex="normal"/>
    </style:style>
    <style:style style:name="T95" style:family="text">
      <style:text-properties officeooo:rsid="00ebd04f"/>
    </style:style>
    <style:style style:name="T96" style:family="text">
      <style:text-properties officeooo:rsid="00f01bd6"/>
    </style:style>
    <style:style style:name="T97" style:family="text">
      <style:text-properties officeooo:rsid="00f05ebe"/>
    </style:style>
    <style:style style:name="T98" style:family="text">
      <style:text-properties officeooo:rsid="00f3ff61"/>
    </style:style>
    <style:style style:name="T99" style:family="text">
      <style:text-properties officeooo:rsid="00f50cd7"/>
    </style:style>
    <style:style style:name="T100" style:family="text">
      <style:text-properties officeooo:rsid="00f6d7ff"/>
    </style:style>
    <style:style style:name="T101" style:family="text">
      <style:text-properties officeooo:rsid="010063f2"/>
    </style:style>
    <style:style style:name="T102" style:family="text">
      <style:text-properties officeooo:rsid="01029703"/>
    </style:style>
    <style:style style:name="T103" style:family="text">
      <style:text-properties officeooo:rsid="01064efc"/>
    </style:style>
    <style:style style:name="T104" style:family="text">
      <style:text-properties officeooo:rsid="0107f2c3"/>
    </style:style>
    <style:style style:name="T105" style:family="text">
      <style:text-properties officeooo:rsid="01086c0f"/>
    </style:style>
    <style:style style:name="T106" style:family="text">
      <style:text-properties fo:color="#c9211e" loext:opacity="100%"/>
    </style:style>
    <style:style style:name="T107" style:family="text">
      <style:text-properties fo:color="#c9211e" loext:opacity="100%" officeooo:rsid="010f06f9"/>
    </style:style>
    <style:style style:name="T108" style:family="text">
      <style:text-properties fo:color="#c9211e" loext:opacity="100%" officeooo:rsid="012c81e1"/>
    </style:style>
    <style:style style:name="T109" style:family="text">
      <style:text-properties fo:color="#c9211e" loext:opacity="100%" officeooo:rsid="012e46d6"/>
    </style:style>
    <style:style style:name="T110" style:family="text">
      <style:text-properties officeooo:rsid="010b1a6a"/>
    </style:style>
    <style:style style:name="T111" style:family="text">
      <style:text-properties officeooo:rsid="010d175d"/>
    </style:style>
    <style:style style:name="T112" style:family="text">
      <style:text-properties officeooo:rsid="010f06f9"/>
    </style:style>
    <style:style style:name="T113" style:family="text">
      <style:text-properties officeooo:rsid="0111771c"/>
    </style:style>
    <style:style style:name="T114" style:family="text">
      <style:text-properties officeooo:rsid="01119c89"/>
    </style:style>
    <style:style style:name="T115" style:family="text">
      <style:text-properties officeooo:rsid="0114f7cf"/>
    </style:style>
    <style:style style:name="T116" style:family="text">
      <style:text-properties officeooo:rsid="01167cc9"/>
    </style:style>
    <style:style style:name="T117" style:family="text">
      <style:text-properties officeooo:rsid="011931ca"/>
    </style:style>
    <style:style style:name="T118" style:family="text">
      <style:text-properties officeooo:rsid="011de665"/>
    </style:style>
    <style:style style:name="T119" style:family="text">
      <style:text-properties officeooo:rsid="012049cf"/>
    </style:style>
    <style:style style:name="T120" style:family="text">
      <style:text-properties officeooo:rsid="01208f56"/>
    </style:style>
    <style:style style:name="T121" style:family="text">
      <style:text-properties style:font-name="Liberation Mono"/>
    </style:style>
    <style:style style:name="T122" style:family="text">
      <style:text-properties officeooo:rsid="01211eca"/>
    </style:style>
    <style:style style:name="T123" style:family="text">
      <style:text-properties officeooo:rsid="0122deb4"/>
    </style:style>
    <style:style style:name="T124" style:family="text">
      <style:text-properties officeooo:rsid="012b80dc"/>
    </style:style>
    <style:style style:name="T125" style:family="text">
      <style:text-properties officeooo:rsid="012c81e1"/>
    </style:style>
    <style:style style:name="T126" style:family="text">
      <style:text-properties officeooo:rsid="012e46d6"/>
    </style:style>
    <style:style style:name="T127" style:family="text">
      <style:text-properties officeooo:rsid="012ecfb0"/>
    </style:style>
    <style:style style:name="T128" style:family="text">
      <style:text-properties officeooo:rsid="012fd0f2"/>
    </style:style>
    <style:style style:name="T129" style:family="text">
      <style:text-properties officeooo:rsid="0130af7d"/>
    </style:style>
    <style:style style:name="T130" style:family="text">
      <style:text-properties officeooo:rsid="0130b064"/>
    </style:style>
    <style:style style:name="T131" style:family="text">
      <style:text-properties officeooo:rsid="01314811"/>
    </style:style>
    <style:style style:name="T132" style:family="text">
      <style:text-properties officeooo:rsid="0132590e"/>
    </style:style>
    <style:style style:name="T133" style:family="text">
      <style:text-properties officeooo:rsid="0138b9e9"/>
    </style:style>
    <style:style style:name="T134" style:family="text">
      <style:text-properties officeooo:rsid="00b2f906"/>
    </style:style>
    <style:style style:name="T135" style:family="text">
      <style:text-properties officeooo:rsid="013dbcc6"/>
    </style:style>
    <style:style style:name="T136" style:family="text">
      <style:text-properties officeooo:rsid="011b9db7"/>
    </style:style>
    <style:style style:name="T137" style:family="text">
      <style:text-properties officeooo:rsid="01461bb2"/>
    </style:style>
    <style:style style:name="T138" style:family="text">
      <style:text-properties officeooo:rsid="0147e632"/>
    </style:style>
    <style:style style:name="T139" style:family="text">
      <style:text-properties officeooo:rsid="014a719a"/>
    </style:style>
    <style:style style:name="T140" style:family="text">
      <style:text-properties officeooo:rsid="014f1bef"/>
    </style:style>
    <style:style style:name="T141" style:family="text">
      <style:text-properties officeooo:rsid="015660b3"/>
    </style:style>
    <style:style style:name="T142" style:family="text">
      <style:text-properties officeooo:rsid="01577b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text:bookmark-start text:name="__RefHeading___Toc1014_3309342013"/><text:span text:style-name="T101">TP </text:span>SQL SYNTAXE<text:bookmark-end text:name="__RefHeading___Toc1014_3309342013"/></text:p>
      <text:p text:style-name="P5"/>
      <text:h text:style-name="Heading_20_1" text:outline-level="1"><text:bookmark-start text:name="__RefHeading___Toc1016_3309342013"/>I. <text:span text:style-name="T69">SELECT.</text:span><text:bookmark-end text:name="__RefHeading___Toc1016_3309342013"/></text:h>
      <text:p text:style-name="P2"/>
      <text:p text:style-name="P66">Ouvrir la base de données tomates <text:span text:style-name="T133">et sélectionner la table tomate.</text:span></text:p>
      <text:p text:style-name="P66"/>
      <text:p text:style-name="P66">Pour obtenir le contenu d'une seule colonne de la table tomate :</text:p>
      <text:p text:style-name="P6"><text:span text:style-name="T28">SELECT</text:span><text:span text:style-name="T50"> </text:span><text:span text:style-name="T56">masse</text:span><text:span text:style-name="T50"> </text:span></text:p>
      <text:p text:style-name="P6"><text:span text:style-name="T28">FROM</text:span><text:span text:style-name="T50"> </text:span><text:span text:style-name="T56">tomate</text:span><text:span text:style-name="T57">;</text:span></text:p>
      <text:p text:style-name="P16"/>
      <text:p text:style-name="P66">Pour obtenir le contenu de plusieurs colonnes de la table tomate :</text:p>
      <text:p text:style-name="P19"><text:span text:style-name="T23">SELECT</text:span> <text:span text:style-name="T103">identifiant, couleur</text:span> </text:p>
      <text:p text:style-name="P19"><text:span text:style-name="T23">FROM</text:span> <text:span text:style-name="T103">tomate</text:span><text:span text:style-name="T72">;</text:span></text:p>
      <text:p text:style-name="P17"/>
      <text:p text:style-name="P42">Pour obtenir toutes les colonnes <text:span text:style-name="T103">de la table tomate</text:span> :</text:p>
      <text:p text:style-name="P19"><text:span text:style-name="T23">SELECT</text:span> * </text:p>
      <text:p text:style-name="P19"><text:span text:style-name="T23">FROM</text:span> <text:span text:style-name="T103">tomate</text:span><text:span text:style-name="T72">;</text:span></text:p>
      <text:p text:style-name="P10"/>
      <text:h text:style-name="Heading_20_1" text:outline-level="1"><text:bookmark-start text:name="__RefHeading___Toc1018_3309342013"/>I<text:span text:style-name="T69">I</text:span>. <text:span text:style-name="T69">DISTINCT.</text:span><text:bookmark-end text:name="__RefHeading___Toc1018_3309342013"/></text:h>
      <text:p text:style-name="P8"/>
      <text:p text:style-name="P44">Pour obtenir la liste des couleurs <text:span text:style-name="T117">distinctes </text:span>des tomates, <text:span text:style-name="T117">sachant que deux tomates sont rouges</text:span> :</text:p>
      <text:p text:style-name="P19"><text:span text:style-name="T23">SELECT </text:span><text:span text:style-name="T24">DISTINCT</text:span><text:span text:style-name="T15">(couleur)</text:span> </text:p>
      <text:p text:style-name="P19"><text:span text:style-name="T23">FROM</text:span> <text:span text:style-name="T104">tomat</text:span><text:span text:style-name="T72">e;</text:span></text:p>
      <text:p text:style-name="P10"/>
      <text:p text:style-name="P8"><text:span text:style-name="T111">P</text:span>our optimiser les performances il est préférable d'utiliser la commande SQL <text:span text:style-name="T23">GROUP BY</text:span> lorsque c'est possible. <text:span text:style-name="T117">(Voir </text:span><text:span text:style-name="T6">IX</text:span><text:span text:style-name="T117">).</text:span></text:p>
      <text:p text:style-name="P8"/>
      <text:h text:style-name="Heading_20_1" text:outline-level="1"><text:bookmark-start text:name="__RefHeading___Toc1020_3309342013"/>III. WHERE.<text:bookmark-end text:name="__RefHeading___Toc1020_3309342013"/></text:h>
      <text:p text:style-name="P4"/>
      <text:p text:style-name="P46">Pour avoir les tomates dont la masse est supérieur ou égale à <text:span text:style-name="T125">11</text:span>0 g :</text:p>
      <text:p text:style-name="P19"><text:span text:style-name="T23">SELECT</text:span> * </text:p>
      <text:p text:style-name="P19"><text:span text:style-name="T23">FROM</text:span> t<text:span text:style-name="T105">omate</text:span> </text:p>
      <text:p text:style-name="P19"><text:span text:style-name="T25">WHERE</text:span><text:span text:style-name="T70"> </text:span><text:span text:style-name="T105">masse &gt;= </text:span><text:span text:style-name="T108">110</text:span><text:span text:style-name="T70">;</text:span></text:p>
      <text:p text:style-name="P47"/>
      <text:h text:style-name="Heading_20_1" text:outline-level="1"><text:bookmark-start text:name="__RefHeading___Toc1022_3309342013"/>IV. AND et OR.<text:bookmark-end text:name="__RefHeading___Toc1022_3309342013"/></text:h>
      <text:p text:style-name="P48"/>
      <text:p text:style-name="P56">Pour obtenir les tomates dont le diamètre est <text:span text:style-name="T126">supérieur</text:span> à <text:span text:style-name="T126">5</text:span>0 mm et dont la couleur n'est pas rouge :</text:p>
      <text:p text:style-name="P49"><text:span text:style-name="T23">SELECT</text:span> * </text:p>
      <text:p text:style-name="P49"><text:span text:style-name="T23">FROM</text:span> tomate </text:p>
      <text:p text:style-name="P49"><text:span text:style-name="T23">WHERE</text:span> diam<text:span text:style-name="T140">e</text:span>tre &gt; <text:span text:style-name="T109">5</text:span><text:span text:style-name="T106">0</text:span> <text:span text:style-name="T23">AND</text:span> couleur != 'rouge';</text:p>
      <text:p text:style-name="P48"/>
      <text:p text:style-name="P56">Pour obtenir les tomates dont le diamètre est supérieur à 60 mm ou dont la couleur est <text:s/>rouge :</text:p>
      <text:p text:style-name="P49"><text:span text:style-name="T23">SELECT</text:span> * </text:p>
      <text:p text:style-name="P49"><text:span text:style-name="T23">FROM</text:span> tomate </text:p>
      <text:p text:style-name="P49"><text:span text:style-name="T23">WHERE</text:span> diam<text:span text:style-name="T140">e</text:span>tre &gt; 60 <text:span text:style-name="T48">OR</text:span> couleur = '<text:span text:style-name="T126">rouge</text:span>';</text:p>
      <text:p text:style-name="P8"/>
      <text:p text:style-name="P57">Pour obtenir les tomates dont le diamètre est <text:span text:style-name="T127">supérieur</text:span> à <text:span text:style-name="T127">5</text:span>0 mm <text:span text:style-name="T110">et dont la couleur est jaune ou verte</text:span> :</text:p>
      <text:p text:style-name="P49"><text:span text:style-name="T23">SELECT</text:span> * </text:p>
      <text:p text:style-name="P49"><text:soft-page-break/><text:span text:style-name="T23">FROM</text:span> tomate </text:p>
      <text:p text:style-name="P49"><text:span text:style-name="T23">WHERE</text:span> diam<text:span text:style-name="T140">et</text:span>re &gt; <text:span text:style-name="T127">5</text:span><text:span text:style-name="T110">0</text:span> <text:span text:style-name="T23">AND</text:span> <text:span text:style-name="T110">(</text:span>couleur = 'verte' <text:span text:style-name="T40">OR</text:span><text:span text:style-name="T110"> </text:span>couleur = '<text:span text:style-name="T126">rouge</text:span>'<text:span text:style-name="T110">)</text:span>;</text:p>
      <text:p text:style-name="P18"/>
      <text:h text:style-name="Heading_20_1" text:outline-level="1"><text:bookmark-start text:name="__RefHeading___Toc1024_3309342013"/><text:span text:style-name="T71">V. </text:span><text:span text:style-name="T73">IN</text:span><text:span text:style-name="T71">.</text:span><text:bookmark-end text:name="__RefHeading___Toc1024_3309342013"/></text:h>
      <text:p text:style-name="P8"/>
      <text:p text:style-name="P59">Pour obtenir les tomates dont la couleur <text:span text:style-name="T111">est </text:span><text:span text:style-name="T128">jaune</text:span><text:span text:style-name="T111"> ou </text:span><text:span text:style-name="T128">verte</text:span><text:span text:style-name="T111">.</text:span></text:p>
      <text:p text:style-name="P8"/>
      <text:p text:style-name="P9"><text:span text:style-name="T23">SELECT</text:span> *</text:p>
      <text:p text:style-name="P49"><text:span text:style-name="T23">FROM</text:span> tomate</text:p>
      <text:p text:style-name="P9"><text:span text:style-name="T23">WHERE</text:span> <text:span text:style-name="T111">couleur </text:span><text:span text:style-name="T23">IN</text:span> (<text:span text:style-name="T111">'</text:span><text:span text:style-name="T128">jaune</text:span><text:span text:style-name="T111">', '</text:span><text:span text:style-name="T128">verte</text:span><text:span text:style-name="T111">'</text:span> );</text:p>
      <text:p text:style-name="P8"/>
      <text:h text:style-name="Heading_20_1" text:outline-level="1"><text:bookmark-start text:name="__RefHeading___Toc1026_3309342013"/><text:span text:style-name="T1">VI. BETW</text:span><text:span text:style-name="T5">E</text:span><text:span text:style-name="T1">EN</text:span>.<text:bookmark-end text:name="__RefHeading___Toc1026_3309342013"/></text:h>
      <text:p text:style-name="P38"/>
      <text:p text:style-name="P61">Pour obtenir les tomates dont la masse est comprise entre 100 et 200 g.</text:p>
      <text:p text:style-name="P21"><text:span text:style-name="T23">SELECT</text:span> *</text:p>
      <text:p text:style-name="P50"><text:span text:style-name="T23">FROM</text:span> tomate</text:p>
      <text:p text:style-name="P21"><text:span text:style-name="T23">WHERE</text:span> <text:span text:style-name="T112">masse </text:span><text:span text:style-name="T41">BETWEEN </text:span><text:span text:style-name="T107">100</text:span><text:span text:style-name="T41"> AND </text:span><text:span text:style-name="T107">200</text:span>;</text:p>
      <text:p text:style-name="P20"/>
      <text:h text:style-name="Heading_20_1" text:outline-level="1"><text:bookmark-start text:name="__RefHeading___Toc1028_3309342013"/>VII. LIKE.<text:bookmark-end text:name="__RefHeading___Toc1028_3309342013"/></text:h>
      <text:p text:style-name="P40"/>
      <text:p text:style-name="P40">L'opérateur LIKE est utilisé dans la clause <text:span text:style-name="T23">WHERE</text:span> des requêtes SQL. Ce mot-clé permet d'effectuer une recherche sur un modèle particulier. Il est par exemple possible de rechercher les enregistrements dont la valeur d'une colonne commence par telle ou telle lettre. Les modèles de recherches sont multiple<text:span text:style-name="T75">s</text:span>.</text:p>
      <text:p text:style-name="P8"/>
      <text:p text:style-name="P63">Pour obtenir toutes les tomates dont la couleur contient la lettre '<text:span text:style-name="T142">r</text:span>'.</text:p>
      <text:p text:style-name="P22"><text:span text:style-name="T23">SELECT</text:span> *</text:p>
      <text:p text:style-name="P51"><text:span text:style-name="T23">FROM</text:span> tomate</text:p>
      <text:p text:style-name="P12"><text:span text:style-name="T23">WHERE</text:span> <text:span text:style-name="T113">couleur</text:span> <text:span text:style-name="T26">LIKE</text:span><text:span text:style-name="T74"> </text:span><text:span text:style-name="T114">'%</text:span><text:span text:style-name="T142">r</text:span><text:span text:style-name="T114">%'</text:span><text:span text:style-name="T75">;</text:span></text:p>
      <text:p text:style-name="P11"/>
      <text:p text:style-name="P64">Pour obtenir toutes les tomates dont la <text:span text:style-name="T115">masse est comprise entre 100 et </text:span><text:span text:style-name="T141">20</text:span><text:span text:style-name="T115">0 g </text:span><text:span text:style-name="T141">exclu</text:span><text:span text:style-name="T115"> :</text:span></text:p>
      <text:p text:style-name="P24"><text:span text:style-name="T23">SELECT</text:span> *</text:p>
      <text:p text:style-name="P52"><text:span text:style-name="T23">FROM</text:span> tomate</text:p>
      <text:p text:style-name="P24"><text:span text:style-name="T23">WHERE</text:span> <text:span text:style-name="T115">masse</text:span> <text:span text:style-name="T26">LIKE</text:span><text:span text:style-name="T74"> </text:span><text:span text:style-name="T114">'</text:span><text:span text:style-name="T115">1__</text:span><text:span text:style-name="T114">'</text:span><text:span text:style-name="T75">;</text:span></text:p>
      <text:p text:style-name="P23"/>
      <text:h text:style-name="Heading_20_1" text:outline-level="1"><text:bookmark-start text:name="__RefHeading___Toc1030_3309342013"/>VIII. IS NULL / IS NOT NULL.<text:bookmark-end text:name="__RefHeading___Toc1030_3309342013"/></text:h>
      <text:p text:style-name="P71"/>
      <text:p text:style-name="P79">Pour obtenir les tomates dont la masse n'est pas renseignée :</text:p>
      <text:p text:style-name="P25"><text:span text:style-name="T23">SELECT</text:span> *</text:p>
      <text:p text:style-name="P53"><text:span text:style-name="T23">FROM</text:span> tomate</text:p>
      <text:p text:style-name="P68"><text:span text:style-name="T23">WHERE</text:span> <text:span text:style-name="T116">masse</text:span> <text:span text:style-name="T33">IS NULL</text:span><text:span text:style-name="T10">;</text:span></text:p>
      <text:p text:style-name="P83"/>
      <text:p text:style-name="P79">Pour obtenir les tomates dont le diamètre est renseigné :</text:p>
      <text:p text:style-name="P25"><text:span text:style-name="T23">SELECT</text:span> *</text:p>
      <text:p text:style-name="P53"><text:span text:style-name="T23">FROM</text:span> tomate</text:p>
      <text:p text:style-name="P73"><text:span text:style-name="T23">WHERE</text:span> <text:span text:style-name="T116">masse</text:span> <text:span text:style-name="T33">IS </text:span><text:span text:style-name="T42">NOT </text:span><text:span text:style-name="T33">NULL</text:span><text:span text:style-name="T10">;</text:span></text:p>
      <text:p text:style-name="P84"/>
      <text:h text:style-name="Heading_20_1" text:outline-level="1"><text:bookmark-start text:name="__RefHeading___Toc1032_3309342013"/>IX. GROUP BY.<text:bookmark-end text:name="__RefHeading___Toc1032_3309342013"/></text:h>
      <text:p text:style-name="P90"/>
      <text:p text:style-name="P92">Pour obtenir la liste des couleurs <text:span text:style-name="T117">distinctes </text:span>des tomates, <text:span text:style-name="T117">sachant que deux tomates sont rouges</text:span> :</text:p>
      <text:p text:style-name="P26"><text:soft-page-break/><text:span text:style-name="T23">SELECT</text:span><text:span text:style-name="T8"> </text:span><text:span text:style-name="T20">couleur</text:span> </text:p>
      <text:p text:style-name="P26"><text:span text:style-name="T23">FROM</text:span> <text:span text:style-name="T104">tomate </text:span></text:p>
      <text:p text:style-name="P93"><text:span text:style-name="T23">GROUP BY</text:span> couleur<text:span text:style-name="T72">;</text:span></text:p>
      <text:p text:style-name="P85"/>
      <text:p text:style-name="P105"><text:span text:style-name="T77">C</text:span>ette commande doit toujours s’utiliser après la commande <text:span text:style-name="T23">WHERE</text:span> et avant la commande <text:span text:style-name="T23">HAVING</text:span>.</text:p>
      <text:p text:style-name="P90"/>
      <text:p text:style-name="P96">Pour obtenir la masse moyenne des tomates selon leur couleur :</text:p>
      <text:p text:style-name="P33"><text:span text:style-name="T23">SELECT</text:span><text:span text:style-name="T8"> </text:span><text:span text:style-name="T19">couleur</text:span><text:span text:style-name="T16">, </text:span><text:span text:style-name="T12">AVG</text:span><text:span text:style-name="T17">(masse)</text:span></text:p>
      <text:p text:style-name="P33"><text:span text:style-name="T23">FROM</text:span> <text:span text:style-name="T104">tomate </text:span></text:p>
      <text:p text:style-name="P117"><text:span text:style-name="T33">GROUP BY</text:span><text:span text:style-name="T134"> couleur</text:span><text:span text:style-name="T72">;</text:span></text:p>
      <text:p text:style-name="P101"/>
      <text:p text:style-name="P99">Pour <text:span text:style-name="T138">compter le nombre de tomates par couleur</text:span> :</text:p>
      <text:p text:style-name="P35"><text:span text:style-name="T23">SELECT</text:span><text:span text:style-name="T8"> </text:span><text:span text:style-name="T19">couleur</text:span><text:span text:style-name="T16">, </text:span><text:span text:style-name="T13">COUNT</text:span><text:span text:style-name="T17">(*)</text:span></text:p>
      <text:p text:style-name="P35"><text:span text:style-name="T23">FROM</text:span> <text:span text:style-name="T104">tomate </text:span></text:p>
      <text:p text:style-name="P120"><text:span text:style-name="T33">GROUP BY couleur</text:span><text:span text:style-name="T46">;</text:span></text:p>
      <text:p text:style-name="P101"/>
      <text:h text:style-name="Heading_20_1" text:outline-level="1"><text:bookmark-start text:name="__RefHeading___Toc1034_3309342013"/>X. <text:span text:style-name="T78">HAVING.</text:span><text:bookmark-end text:name="__RefHeading___Toc1034_3309342013"/></text:h>
      <text:p text:style-name="P100"/>
      <text:p text:style-name="P100">La condition <text:span text:style-name="T23">HAVING</text:span> <text:s/>est presque similaire à <text:span text:style-name="T23">WHERE</text:span> à la seule différence que <text:span text:style-name="T23">HAVING</text:span> permet de filtrer en utilisant des fonctions telles que <text:span text:style-name="T11">SUM()</text:span><text:span text:style-name="T8">, </text:span><text:span text:style-name="T11">COUNT()</text:span><text:span text:style-name="T8">, </text:span><text:span text:style-name="T11">AVG()</text:span><text:span text:style-name="T8">, </text:span><text:span text:style-name="T11">MIN()</text:span> ou <text:span text:style-name="T11">MAX()</text:span>.</text:p>
      <text:p text:style-name="P81"/>
      <text:p text:style-name="P13"><text:span text:style-name="T23">SELECT</text:span> <text:span text:style-name="T76">attribut1, </text:span><text:span text:style-name="T79">SUM</text:span><text:span text:style-name="T76">(attribut2)</text:span></text:p>
      <text:p text:style-name="P13"><text:span text:style-name="T23">FROM</text:span> nom_table</text:p>
      <text:p text:style-name="P69"><text:span text:style-name="T34">GROUP BY</text:span> attribut<text:span text:style-name="T76">1</text:span></text:p>
      <text:p text:style-name="P77"><text:span text:style-name="T23">HAVING</text:span> fonction(<text:span text:style-name="T76">attribut2</text:span>) operateur valeur<text:span text:style-name="T10">;</text:span></text:p>
      <text:p text:style-name="P82"/>
      <text:p text:style-name="P82">Cela permet donc de <text:span text:style-name="T79">sélectionner</text:span> les colonnes <text:span text:style-name="T79">de</text:span> la table <text:span text:style-name="T79">"</text:span>nom_table<text:span text:style-name="T79">"</text:span> en GROUPANT les lignes qui ont des valeurs identiques sur la colonne <text:span text:style-name="T79">"attribut</text:span>1<text:span text:style-name="T79">"</text:span> et que la condition de <text:span text:style-name="T23">HAVING</text:span> soit respectée.</text:p>
      <text:p text:style-name="P82"/>
      <text:p text:style-name="P103">Important : HAVING est très souvent utilisé en même temps que GROUP BY <text:span text:style-name="T83">mais</text:span> ce n<text:span text:style-name="T83">'est </text:span>pas obligatoire.</text:p>
      <text:p text:style-name="P107"/>
      <text:p text:style-name="P125"><text:span text:style-name="T72">P</text:span>our obtenir la liste des masses moyennes des tomates selon leur couleur et dont la masse moyenne par couleur est supérieure à 100 g :</text:p>
      <text:p text:style-name="P36"><text:span text:style-name="T23">SELECT</text:span><text:span text:style-name="T8"> </text:span><text:span text:style-name="T19">couleur</text:span><text:span text:style-name="T16">, </text:span><text:span text:style-name="T14">AVG</text:span><text:span text:style-name="T17">(</text:span><text:span text:style-name="T21">masse</text:span><text:span text:style-name="T17">)</text:span></text:p>
      <text:p text:style-name="P36"><text:span text:style-name="T23">FROM</text:span> <text:span text:style-name="T104">tomate </text:span></text:p>
      <text:p text:style-name="P121"><text:span text:style-name="T33">GROUP BY </text:span><text:span text:style-name="T134">couleur</text:span></text:p>
      <text:p text:style-name="P121"><text:span text:style-name="T47">HAVING</text:span><text:span text:style-name="T139"> </text:span><text:span text:style-name="T7">AVG</text:span><text:span text:style-name="T136">(</text:span><text:span text:style-name="T139">masse</text:span><text:span text:style-name="T136">) &gt; </text:span><text:span text:style-name="T139">100</text:span><text:span text:style-name="T72">;</text:span></text:p>
      <text:p text:style-name="P107"/>
      <text:h text:style-name="Heading_20_1" text:outline-level="1"><text:bookmark-start text:name="__RefHeading___Toc1036_3309342013"/>XI. ORDER BY.<text:bookmark-end text:name="__RefHeading___Toc1036_3309342013"/></text:h>
      <text:p text:style-name="P109"/>
      <text:p text:style-name="P109">La commande <text:span text:style-name="T23">ORDER BY</text:span> permet de trier les lignes dans un résultat d’une requête SQL. Il est possible de trier les données sur une ou plusieurs colonnes, par ordre ascendant ou descendant.</text:p>
      <text:p text:style-name="P109"/>
      <text:p text:style-name="P14"><text:span text:style-name="T23">SELECT</text:span> <text:span text:style-name="T76">attribut1, attribut2</text:span></text:p>
      <text:p text:style-name="P14"><text:span text:style-name="T23">FROM</text:span> nom_table</text:p>
      <text:p text:style-name="P72"><text:soft-page-break/><text:span text:style-name="T35">ORDER</text:span><text:span text:style-name="T34"> BY</text:span> attribut<text:span text:style-name="T76">1</text:span><text:span text:style-name="T10">;</text:span></text:p>
      <text:p text:style-name="P70"/>
      <text:p text:style-name="P70">Par défaut les résultats sont classés par ordre ascendant, toutefois il est possible d’inverser l’ordre en utilisant le suffixe <text:span text:style-name="T23">DESC</text:span> après le nom de la colonne. Par ailleurs, il est possible de trier sur plusieurs colonnes en les séparant par une virgule. Une requête plus élaborée ressemblerait à cela :</text:p>
      <text:p text:style-name="P108"/>
      <text:p text:style-name="P14"><text:span text:style-name="T23">SELECT</text:span> <text:span text:style-name="T76">attribut1, attribut2, attribut</text:span><text:span text:style-name="T80">3</text:span></text:p>
      <text:p text:style-name="P14"><text:span text:style-name="T23">FROM</text:span> nom_table</text:p>
      <text:p text:style-name="P72"><text:span text:style-name="T35">ORDER</text:span><text:span text:style-name="T34"> BY</text:span> attribut<text:span text:style-name="T76">1 </text:span><text:span text:style-name="T35">DESC</text:span><text:span text:style-name="T80">, <text:s/></text:span><text:span text:style-name="T76">attribut2 </text:span><text:span text:style-name="T35">ASC</text:span><text:span text:style-name="T10">;</text:span></text:p>
      <text:p text:style-name="P108"/>
      <text:h text:style-name="Heading_20_1" text:outline-level="1"><text:bookmark-start text:name="__RefHeading___Toc1038_3309342013"/>XII. AS.<text:bookmark-end text:name="__RefHeading___Toc1038_3309342013"/></text:h>
      <text:p text:style-name="P110"/>
      <text:p text:style-name="P110"><text:span text:style-name="T84">I</text:span>l est possible d’utiliser des alias pour renommer temporairement une colonne ou une table dans une requête. Cette astuce est particulièrement utile pour faciliter la lecture des requêtes.</text:p>
      <text:p text:style-name="P110"/>
      <text:h text:style-name="Heading_20_2" text:outline-level="2"><text:bookmark-start text:name="__RefHeading___Toc1040_3309342013"/>12.1 Alias sur une colonne.<text:bookmark-end text:name="__RefHeading___Toc1040_3309342013"/></text:h>
      <text:p text:style-name="P110"/>
      <text:p text:style-name="P110"><text:span text:style-name="T82">Un alias p</text:span>ermet de renommer le nom d’une colonne dans les résultats d’une requête SQL. C’est pratique pour avoir un nom facilement identifiable dans une application qui doit ensuite exploiter les résultats d’une recherche.</text:p>
      <text:p text:style-name="P110"/>
      <text:p text:style-name="P112"><text:span text:style-name="T23">SELECT</text:span> <text:span text:style-name="T76">attribut1 </text:span>AS nouveau_attribut<text:span text:style-name="T81">1</text:span></text:p>
      <text:p text:style-name="P111"><text:span text:style-name="T23">FROM</text:span> nom_table;</text:p>
      <text:p text:style-name="P110"/>
      <text:h text:style-name="Heading_20_2" text:outline-level="2"><text:bookmark-start text:name="__RefHeading___Toc1042_3309342013"/>12.<text:span text:style-name="T84">2</text:span> Alias sur une table.<text:bookmark-end text:name="__RefHeading___Toc1042_3309342013"/></text:h>
      <text:p text:style-name="P110"/>
      <text:p text:style-name="P110">Permet d’attribuer un autre nom à une table dans une requête SQL. Cela peut aider à avoir des noms plus court, plus simple et plus facilement compréhensible. Ceci est particulièrement vrai lorsqu’il y a des jointures.</text:p>
      <text:p text:style-name="P110"/>
      <text:p text:style-name="P15"><text:span text:style-name="T23">SELECT</text:span> <text:span text:style-name="T76">attribut1, attribut2</text:span></text:p>
      <text:p text:style-name="P15"><text:span text:style-name="T23">FROM</text:span> nom_table<text:span text:style-name="T35"> </text:span><text:span text:style-name="T36">AS</text:span><text:span text:style-name="T9"> nouveau_nom_table;</text:span></text:p>
      <text:p text:style-name="P128"/>
      <text:h text:style-name="Heading_20_1" text:outline-level="1"><text:bookmark-start text:name="__RefHeading___Toc1044_3309342013"/>XIII. Fonctions d'agrégation.<text:bookmark-end text:name="__RefHeading___Toc1044_3309342013"/></text:h>
      <text:p text:style-name="P139"/>
      <text:p text:style-name="P129"><text:span text:style-name="T50">Les fonctions d’agrégation permettent d’effectuer des opérations statistiques sur un ensemble d’enregistrement. Étant données que ces fonctions s’appliquent à plusieurs lignes en même temps, elle permettent des opérations qui servent à récupérer l’enregistrement le plus petit, le plus grand ou bien encore de déterminer la valeur moyenne sur plusieurs enregistrement</text:span><text:span text:style-name="T51">s</text:span><text:span text:style-name="T50">.</text:span></text:p>
      <text:p text:style-name="P139"/>
      <text:p text:style-name="P139">L’utilisation la plus générale consiste à utiliser la syntaxe suivante :</text:p>
      <text:p text:style-name="P139"/>
      <text:p text:style-name="P130"><text:span text:style-name="T28">SELECT</text:span><text:span text:style-name="T50"> fonction(</text:span><text:span text:style-name="T52">attribut</text:span><text:span text:style-name="T50">) </text:span><text:span text:style-name="T28">FROM</text:span><text:span text:style-name="T50"> n</text:span><text:span text:style-name="T53">om_</text:span><text:span text:style-name="T54">t</text:span><text:span text:style-name="T50">able;</text:span></text:p>
      <text:p text:style-name="P139"/>
      <text:h text:style-name="Heading_20_2" text:outline-level="2"><text:bookmark-start text:name="__RefHeading___Toc1046_3309342013"/>13.1 AVG().<text:bookmark-end text:name="__RefHeading___Toc1046_3309342013"/></text:h>
      <text:p text:style-name="P141"/>
      <text:p text:style-name="P141">La fonction d’agrégation <text:span text:style-name="T1">AVG()</text:span> permet de calculer une valeur moyenne sur un ensemble d’enregistrement de type numérique et non nul.</text:p>
      <text:p text:style-name="P141"/>
      <text:p text:style-name="P133"><text:soft-page-break/><text:span text:style-name="T27">SELECT</text:span><text:span text:style-name="T49"> </text:span><text:span text:style-name="T62">AVG</text:span><text:span text:style-name="T49">(</text:span><text:span text:style-name="T60">attribut</text:span><text:span text:style-name="T49">) </text:span><text:span text:style-name="T27">FROM</text:span><text:span text:style-name="T49"> </text:span><text:span text:style-name="T59">nom_</text:span><text:span text:style-name="T49">table;</text:span></text:p>
      <text:p text:style-name="P141"/>
      <text:p text:style-name="P141">Cette requête permet de calculer la <text:span text:style-name="T96">valeur</text:span> moyenne de la colonne <text:span text:style-name="T96">"</text:span>attribut<text:span text:style-name="T96">"</text:span> sur tous les enregistrements de la table <text:span text:style-name="T96">"</text:span>nom_table<text:span text:style-name="T96">"</text:span>. Il est possible de filtrer les enregistrements concernés à l’aide de la commande <text:span text:style-name="T23">WHERE</text:span>. Il est aussi possible d’utiliser la commande <text:span text:style-name="T23">GROUP BY</text:span> pour regrouper les données appartenant à la même entité.</text:p>
      <text:p text:style-name="P141"/>
      <text:h text:style-name="Heading_20_2" text:outline-level="2"><text:bookmark-start text:name="__RefHeading___Toc1048_3309342013"/>13.2 COUNT().<text:bookmark-end text:name="__RefHeading___Toc1048_3309342013"/></text:h>
      <text:p text:style-name="P141"/>
      <text:p text:style-name="P167"><text:span text:style-name="T92">Si on souhaite connaître le </text:span><text:span text:style-name="T1">nombre d</text:span><text:span text:style-name="T2">'enregistrement</text:span><text:span text:style-name="T93"> (les valeurs </text:span><text:span text:style-name="T37">NULL</text:span><text:span text:style-name="T93"> ne sont pas comptabilisées) </text:span><text:span text:style-name="T94">d'une colonne :</text:span></text:p>
      <text:p text:style-name="P140"/>
      <text:p text:style-name="P131"><text:span text:style-name="T27">SELECT</text:span><text:span text:style-name="T49"> </text:span><text:span text:style-name="T85">COUNT</text:span><text:span text:style-name="T49">(</text:span><text:span text:style-name="T60">attribut</text:span><text:span text:style-name="T49">) </text:span><text:span text:style-name="T27">FROM</text:span><text:span text:style-name="T49"> </text:span><text:span text:style-name="T59">nom_</text:span><text:span text:style-name="T49">table;</text:span></text:p>
      <text:p text:style-name="P141"/>
      <text:p text:style-name="P142">Si on souhaite connaître le <text:span text:style-name="T1">nombre </text:span><text:span text:style-name="T3">total de lignes</text:span><text:span text:style-name="T91"> (</text:span><text:span text:style-name="T90">les valeurs </text:span><text:span text:style-name="T38">NULL</text:span><text:span text:style-name="T90"> sont comptabilisées) </text:span>de la table :</text:p>
      <text:p text:style-name="P142"/>
      <text:p text:style-name="P131"><text:span text:style-name="T27">SELECT</text:span><text:span text:style-name="T49"> </text:span><text:span text:style-name="T85">COUNT</text:span><text:span text:style-name="T49">(*) </text:span><text:span text:style-name="T27">FROM</text:span><text:span text:style-name="T49"> </text:span><text:span text:style-name="T59">nom_</text:span><text:span text:style-name="T49">table;</text:span></text:p>
      <text:p text:style-name="P142"/>
      <text:p text:style-name="P142">Enfin, il est également possible de compter le nombre d’enregistrement distinct pour une colonne. La fonction ne comptabilisera <text:span text:style-name="T95">ni </text:span>les doublons, <text:span text:style-name="T95">ni les valeurs </text:span><text:span text:style-name="T39">NULL</text:span> pour une colonne choisie :</text:p>
      <text:p text:style-name="P142"/>
      <text:p text:style-name="P132"><text:span text:style-name="T27">SELECT</text:span><text:span text:style-name="T49"> </text:span><text:span text:style-name="T85">COUNT</text:span><text:span text:style-name="T49">(</text:span><text:span text:style-name="T30">DISTINCT</text:span><text:span text:style-name="T61"> </text:span><text:span text:style-name="T60">attribut</text:span><text:span text:style-name="T49">) </text:span><text:span text:style-name="T27">FROM</text:span><text:span text:style-name="T49"> </text:span><text:span text:style-name="T59">nom_</text:span><text:span text:style-name="T49">table;</text:span></text:p>
      <text:p text:style-name="P143"/>
      <text:p text:style-name="P142">en général, en terme de performance il est plutôt conseillé de filtrer les lignes avec <text:span text:style-name="T23">GROUP BY</text:span> si c’est possible, puis d’effectuer un <text:span text:style-name="T1">COUNT</text:span>(*).</text:p>
      <text:p text:style-name="P142"/>
      <text:h text:style-name="Heading_20_2" text:outline-level="2"><text:bookmark-start text:name="__RefHeading___Toc1050_3309342013"/>13.3 MAX().<text:bookmark-end text:name="__RefHeading___Toc1050_3309342013"/></text:h>
      <text:p text:style-name="P141"/>
      <text:p text:style-name="P141"><text:span text:style-name="T97">L</text:span>a fonction d’agrégation <text:span text:style-name="T1">MAX()</text:span> permet de retourner la valeur maximale d’une colonne dans un set d’enregistrement. La fonction peut s’appliquée à des données numériques ou alphanumériques :</text:p>
      <text:p text:style-name="P141"/>
      <text:p text:style-name="P134"><text:span text:style-name="T27">SELECT</text:span><text:span text:style-name="T49"> </text:span><text:span text:style-name="T86">MAX</text:span><text:span text:style-name="T49">(</text:span><text:span text:style-name="T65">attribut</text:span><text:span text:style-name="T49">) </text:span><text:span text:style-name="T27">FROM</text:span><text:span text:style-name="T49"> </text:span><text:span text:style-name="T59">nom_</text:span><text:span text:style-name="T49">table;</text:span></text:p>
      <text:p text:style-name="P144"/>
      <text:p text:style-name="P141">Lorsque cette fonctionnalité est utilisée en association avec la commande <text:span text:style-name="T23">GROUP BY</text:span>, la requête peut ressembler à l’exemple ci-dessous:</text:p>
      <text:p text:style-name="P141"/>
      <text:p text:style-name="P135"><text:span text:style-name="T27">SELECT</text:span><text:span text:style-name="T49"> </text:span><text:span text:style-name="T66">attribut1, </text:span><text:span text:style-name="T86">MAX</text:span><text:span text:style-name="T49">(</text:span><text:span text:style-name="T65">attribut</text:span><text:span text:style-name="T66">2</text:span><text:span text:style-name="T49">) </text:span></text:p>
      <text:p text:style-name="P135"><text:span text:style-name="T27">FROM</text:span><text:span text:style-name="T49"> </text:span><text:span text:style-name="T59">nom_</text:span><text:span text:style-name="T49">table</text:span></text:p>
      <text:p text:style-name="P135"><text:span text:style-name="T31">GROUP BY</text:span><text:span text:style-name="T66"> attribut1</text:span><text:span text:style-name="T49">;</text:span></text:p>
      <text:p text:style-name="P145"/>
      <text:h text:style-name="Heading_20_2" text:outline-level="2"><text:bookmark-start text:name="__RefHeading___Toc1052_3309342013"/>13.4 MIN().<text:bookmark-end text:name="__RefHeading___Toc1052_3309342013"/></text:h>
      <text:p text:style-name="P141"/>
      <text:p text:style-name="P146"><text:span text:style-name="T97">L</text:span>a fonction d’agrégation <text:span text:style-name="T1">M</text:span><text:span text:style-name="T4">IN</text:span><text:span text:style-name="T1">()</text:span> permet de retourner la valeur <text:span text:style-name="T98">mini</text:span>male d’une colonne dans un set d’enregistrement. La fonction peut s’appliquée à des données numériques ou alphanumériques :</text:p>
      <text:p text:style-name="P146"/>
      <text:p text:style-name="P136"><text:span text:style-name="T27">SELECT</text:span><text:span text:style-name="T49"> </text:span><text:span text:style-name="T86">M</text:span><text:span text:style-name="T87">IN</text:span><text:span text:style-name="T49">(</text:span><text:span text:style-name="T65">attribut</text:span><text:span text:style-name="T49">) </text:span><text:span text:style-name="T27">FROM</text:span><text:span text:style-name="T49"> </text:span><text:span text:style-name="T59">nom_</text:span><text:span text:style-name="T49">table;</text:span></text:p>
      <text:p text:style-name="P146"><text:soft-page-break/></text:p>
      <text:p text:style-name="P146">Lorsque cette fonctionnalité est utilisée en association avec la commande <text:span text:style-name="T23">GROUP BY</text:span>, la requête peut ressembler à l’exemple ci-dessous:</text:p>
      <text:p text:style-name="P146"/>
      <text:p text:style-name="P136"><text:span text:style-name="T27">SELECT</text:span><text:span text:style-name="T49"> </text:span><text:span text:style-name="T66">attribut1, </text:span><text:span text:style-name="T86">M</text:span><text:span text:style-name="T87">IN</text:span><text:span text:style-name="T49">(</text:span><text:span text:style-name="T65">attribut</text:span><text:span text:style-name="T66">2</text:span><text:span text:style-name="T49">) </text:span></text:p>
      <text:p text:style-name="P136"><text:span text:style-name="T27">FROM</text:span><text:span text:style-name="T49"> </text:span><text:span text:style-name="T59">nom_</text:span><text:span text:style-name="T49">table</text:span></text:p>
      <text:p text:style-name="P136"><text:span text:style-name="T31">GROUP BY</text:span><text:span text:style-name="T66"> attribut1</text:span><text:span text:style-name="T49">;</text:span></text:p>
      <text:p text:style-name="P146"/>
      <text:p text:style-name="P141"/>
      <text:h text:style-name="Heading_20_2" text:outline-level="2"><text:bookmark-start text:name="__RefHeading___Toc1054_3309342013"/>13.5 SUM().<text:bookmark-end text:name="__RefHeading___Toc1054_3309342013"/></text:h>
      <text:p text:style-name="P141"/>
      <text:p text:style-name="P141"><text:span text:style-name="T99">L</text:span>a fonction d’agrégation <text:span text:style-name="T1">SUM()</text:span> permet de calculer la somme totale d’une colonne contenant des valeurs numériques. Cette fonction ne fonction<text:span text:style-name="T100">ne</text:span> que sur des colonnes de types numériques (INT, FLOAT …) et n’additionne pas les valeurs <text:span text:style-name="T23">NULL :</text:span></text:p>
      <text:p text:style-name="P139"/>
      <text:p text:style-name="P137"><text:span text:style-name="T27">SELECT</text:span><text:span text:style-name="T49"> </text:span><text:span text:style-name="T85">S</text:span><text:span text:style-name="T88">UM</text:span><text:span text:style-name="T49">(</text:span><text:span text:style-name="T67">attribut</text:span><text:span text:style-name="T49">) </text:span><text:span text:style-name="T27">FROM</text:span><text:span text:style-name="T49"> </text:span><text:span text:style-name="T59">nom_</text:span><text:span text:style-name="T49">table;</text:span></text:p>
      <text:p text:style-name="P147"/>
      <text:p text:style-name="P139">Il est possible de filtrer les enregistrements avec la commande <text:span text:style-name="T23">WHERE</text:span> pour ne calculer la somme que des éléments souhaités :</text:p>
      <text:p text:style-name="P139"/>
      <text:p text:style-name="P138"><text:span text:style-name="T27">SELECT</text:span><text:span text:style-name="T49"> </text:span><text:span text:style-name="T89">SUM</text:span><text:span text:style-name="T49">(</text:span><text:span text:style-name="T65">attribut</text:span><text:span text:style-name="T66">2</text:span><text:span text:style-name="T49">) </text:span></text:p>
      <text:p text:style-name="P138"><text:span text:style-name="T27">FROM</text:span><text:span text:style-name="T49"> </text:span><text:span text:style-name="T59">nom_</text:span><text:span text:style-name="T49">table</text:span></text:p>
      <text:p text:style-name="P138"><text:span text:style-name="T32">WHERE</text:span><text:span text:style-name="T66"> </text:span><text:span text:style-name="T68">condition</text:span><text:span text:style-name="T49">;</text:span></text:p>
      <text:p text:style-name="P148"/>
      <text:p text:style-name="P150">Il est possible de calculer la somme de chaque paramètre de la colonne 1 en groupant les lignes avec la commande <text:span text:style-name="T23">GROUP BY </text:span>:</text:p>
      <text:p text:style-name="P139"/>
      <text:p text:style-name="P138"><text:span text:style-name="T27">SELECT</text:span><text:span text:style-name="T49"> </text:span><text:span text:style-name="T66">attribut1, </text:span><text:span text:style-name="T63">S</text:span><text:span text:style-name="T64">UM</text:span><text:span text:style-name="T49">(</text:span><text:span text:style-name="T65">attribut</text:span><text:span text:style-name="T66">2</text:span><text:span text:style-name="T49">) </text:span></text:p>
      <text:p text:style-name="P138"><text:span text:style-name="T27">FROM</text:span><text:span text:style-name="T49"> </text:span><text:span text:style-name="T59">nom_</text:span><text:span text:style-name="T49">table</text:span></text:p>
      <text:p text:style-name="P138"><text:span text:style-name="T31">GROUP BY</text:span><text:span text:style-name="T66"> attribut1</text:span><text:span text:style-name="T49">;</text:span></text:p>
      <text:p text:style-name="P148"/>
      <text:p text:style-name="P171"><text:span text:style-name="T137">CORRECTION </text:span><text:span text:style-name="T101">TP </text:span>SQL SYNTAXE</text:p>
      <text:p text:style-name="P149"/>
      <text:p text:style-name="P151"><text:span text:style-name="T102">C</text:span>réation de la table tomate :</text:p>
      <text:p text:style-name="P155"><text:span text:style-name="Source_20_Text"><text:span text:style-name="T23">CREATE</text:span></text:span><text:span text:style-name="Source_20_Text"> </text:span><text:span text:style-name="Source_20_Text"><text:span text:style-name="T23">TABLE</text:span></text:span><text:span text:style-name="Source_20_Text"> `tomates`.`tomate` ( `identifiant` </text:span><text:span text:style-name="Source_20_Text"><text:span text:style-name="T43">INT</text:span></text:span><text:span text:style-name="Source_20_Text"> </text:span><text:span text:style-name="Source_20_Text"><text:span text:style-name="T119">N</text:span></text:span><text:span text:style-name="Source_20_Text"><text:span text:style-name="T43">OT</text:span></text:span><text:span text:style-name="Source_20_Text"> NULL , `masse` </text:span><text:span text:style-name="Source_20_Text"><text:span text:style-name="T43">INT</text:span></text:span><text:span text:style-name="Source_20_Text"> NULL , `diam</text:span><text:span text:style-name="Source_20_Text"><text:span text:style-name="T140">e</text:span></text:span><text:span text:style-name="Source_20_Text">tre` </text:span><text:span text:style-name="Source_20_Text"><text:span text:style-name="T43">INT</text:span></text:span><text:span text:style-name="Source_20_Text"> NULL , `couleur` </text:span><text:span text:style-name="Source_20_Text"><text:span text:style-name="T23">VARCHAR</text:span></text:span><text:span text:style-name="Source_20_Text">(25) NULL, `</text:span><text:span text:style-name="Source_20_Text"><text:span text:style-name="T130">nom_variete</text:span></text:span><text:span text:style-name="Source_20_Text">` </text:span><text:span text:style-name="Source_20_Text"><text:span text:style-name="T23">VARCHAR</text:span></text:span><text:span text:style-name="Source_20_Text">(25) NULL ) ENGINE = InnoDB;</text:span> </text:p>
      <text:p text:style-name="P151"/>
      <text:p text:style-name="P158">Création de la clé primaire de la table tomate :</text:p>
      <text:p text:style-name="P168"><text:span text:style-name="Source_20_Text"><text:span text:style-name="T29">ALTER TABLE</text:span></text:span><text:span text:style-name="Source_20_Text"><text:span text:style-name="T58"> </text:span></text:span><text:span text:style-name="Source_20_Text"><text:span text:style-name="T55">`tomate` ADD PRIMARY KEY(`identifiant`); </text:span></text:span></text:p>
      <text:p text:style-name="P158"><text:span text:style-name="Source_20_Text"/></text:p>
      <text:p text:style-name="P160">Création des données <text:span text:style-name="T120">de la table tomate </text:span>:</text:p>
      <text:p text:style-name="P162"><text:span text:style-name="Source_20_Text"><text:span text:style-name="T44">INSERT</text:span></text:span><text:span text:style-name="Source_20_Text"><text:span text:style-name="T120"> </text:span></text:span><text:span text:style-name="Source_20_Text">INTO `tomate` (`identifiant`, `masse`, `diam</text:span><text:span text:style-name="Source_20_Text"><text:span text:style-name="T140">e</text:span></text:span><text:span text:style-name="Source_20_Text">tre`, `couleur`, `</text:span><text:span text:style-name="Source_20_Text"><text:span text:style-name="T130">nom_variete</text:span></text:span><text:span text:style-name="Source_20_Text">`) </text:span><text:span text:style-name="Source_20_Text"><text:span text:style-name="T44">VALUES</text:span></text:span><text:span text:style-name="Source_20_Text"> ('1', '230', '100', 'rouge', '</text:span><text:span text:style-name="Source_20_Text"><text:span text:style-name="T131">Sweet Baby</text:span></text:span><text:span text:style-name="Source_20_Text">'), ('2', '100', '70', 'jaune', '</text:span><text:span text:style-name="Source_20_Text"><text:span text:style-name="T131">Ananas</text:span></text:span><text:span text:style-name="Source_20_Text">'), ('3', '110', '50', 'verte', '</text:span><text:span text:style-name="Source_20_Text"><text:span text:style-name="T131">Green Zebra</text:span></text:span><text:span text:style-name="Source_20_Text">'), ('4', '230', '100', 'rouge', '</text:span><text:span text:style-name="Source_20_Text"><text:span text:style-name="T131">Roma</text:span></text:span><text:span text:style-name="Source_20_Text">'), ('</text:span><text:span text:style-name="Source_20_Text"><text:span text:style-name="T132">24</text:span></text:span><text:span text:style-name="Source_20_Text">', '</text:span><text:span text:style-name="Source_20_Text"><text:span text:style-name="T132">10</text:span></text:span><text:span text:style-name="Source_20_Text">0', '</text:span><text:span text:style-name="Source_20_Text"><text:span text:style-name="T132">6</text:span></text:span><text:span text:style-name="Source_20_Text">0', '</text:span><text:span text:style-name="Source_20_Text"><text:span text:style-name="T132">vert</text:span></text:span><text:span text:style-name="Source_20_Text">e', '</text:span><text:span text:style-name="Source_20_Text"><text:span text:style-name="T132">Green Zebra</text:span></text:span><text:span text:style-name="Source_20_Text">'), ('</text:span><text:span text:style-name="Source_20_Text"><text:span text:style-name="T132">25</text:span></text:span><text:span text:style-name="Source_20_Text">', '</text:span><text:span text:style-name="Source_20_Text"><text:span text:style-name="T132">15</text:span></text:span><text:span text:style-name="Source_20_Text">', '</text:span><text:span text:style-name="Source_20_Text"><text:span text:style-name="T132">30</text:span></text:span><text:span text:style-name="Source_20_Text">', 'rouge', '</text:span><text:span text:style-name="Source_20_Text"><text:span text:style-name="T132">Sweet Baby</text:span></text:span><text:span text:style-name="Source_20_Text">'), ('</text:span><text:span text:style-name="Source_20_Text"><text:span text:style-name="T132">26</text:span></text:span><text:span text:style-name="Source_20_Text">', '</text:span><text:span text:style-name="Source_20_Text"><text:span text:style-name="T132">9</text:span></text:span><text:span text:style-name="Source_20_Text">0', '</text:span><text:span text:style-name="Source_20_Text"><text:span text:style-name="T132">7</text:span></text:span><text:span text:style-name="Source_20_Text">0', 'rouge', '</text:span><text:span text:style-name="Source_20_Text"><text:span text:style-name="T131">Roma</text:span></text:span><text:span text:style-name="Source_20_Text">')</text:span></text:p>
      <text:p text:style-name="P160"/>
      <text:p text:style-name="P152"><text:span text:style-name="T102">C</text:span>réation de la table <text:span text:style-name="T118">variété </text:span>:</text:p>
      <text:p text:style-name="P153"><text:span text:style-name="T45">CREATE</text:span><text:span text:style-name="T121"> </text:span><text:span text:style-name="T45">TABLE</text:span><text:span text:style-name="T121"> `tomates`.`variete` ( `nom` VARCHAR(25) </text:span><text:span text:style-name="T45">NOT NULL</text:span><text:span text:style-name="T121"> , `prix_sachet` FLOAT NOT NULL , `maturation` VARCHAR(25) NOT NULL , `saveur` </text:span><text:span text:style-name="T45">VARCHAR</text:span><text:span text:style-name="T121">(25) NOT NULL ) ENGINE = InnoDB;</text:span> </text:p>
      <text:p text:style-name="P152"/>
      <text:p text:style-name="P159">Création de la clé primaire de la table <text:span text:style-name="T123">variété </text:span>:</text:p>
      <text:p text:style-name="P157"><text:span text:style-name="Source_20_Text"><text:span text:style-name="T44">ALTER TABLE</text:span></text:span><text:span text:style-name="Source_20_Text"> `variete` ADD PRIMARY KEY( `nom`, `prix_sachet`, `maturation`, `saveur`);</text:span> </text:p>
      <text:p text:style-name="P156"/>
      <text:p text:style-name="P161">Création des données <text:span text:style-name="T120">de la table </text:span><text:span text:style-name="T122">variete</text:span><text:span text:style-name="T120"> </text:span>:</text:p>
      <text:p text:style-name="P154"><text:span text:style-name="Source_20_Text"><text:span text:style-name="T44">INSERT</text:span></text:span><text:span text:style-name="Source_20_Text"> INTO `variete` (`nom`, `prix_sachet`, `maturation`, `saveur`) </text:span><text:span text:style-name="Source_20_Text"><text:span text:style-name="T44">VALUES</text:span></text:span><text:span text:style-name="Source_20_Text"> ('Noire de Crimée', '4.9', 'précoce', 'sucrée'), ('Rose de Berne', '4.50', 'tardive', 'sucrée'), ('Supersteak', '5.90', 'mi-tardive', 'cacahuète'), ('Reine Sainte-Marthe', '4.50', 'mi-saison', 'acide'), ('</text:span><text:span text:style-name="Source_20_Text"><text:span text:style-name="T124">Roma</text:span></text:span><text:span text:style-name="Source_20_Text">', '4.</text:span><text:span text:style-name="Source_20_Text"><text:span text:style-name="T124">8</text:span></text:span><text:span text:style-name="Source_20_Text">', '</text:span><text:span text:style-name="Source_20_Text"><text:span text:style-name="T124">tardive</text:span></text:span><text:span text:style-name="Source_20_Text">', 'sucrée'), ('</text:span><text:span text:style-name="Source_20_Text"><text:span text:style-name="T124">Sweet Baby</text:span></text:span><text:span text:style-name="Source_20_Text">', '</text:span><text:span text:style-name="Source_20_Text"><text:span text:style-name="T124">6.95</text:span></text:span><text:span text:style-name="Source_20_Text">', '</text:span><text:span text:style-name="Source_20_Text"><text:span text:style-name="T124">précoce</text:span></text:span><text:span text:style-name="Source_20_Text">', 'sucrée'), ('</text:span><text:span text:style-name="Source_20_Text"><text:span text:style-name="T124">Green Zebra</text:span></text:span><text:span text:style-name="Source_20_Text">', '</text:span><text:span text:style-name="Source_20_Text"><text:span text:style-name="T124">4.75</text:span></text:span><text:span text:style-name="Source_20_Text">', '</text:span><text:span text:style-name="Source_20_Text"><text:span text:style-name="T124">tardive</text:span></text:span><text:span text:style-name="Source_20_Text">', 'sucrée')</text:span> </text:p>
      <text:p text:style-name="P152"/>
      <text:p text:style-name="P163">Table tomate</text:p>
      <table:table table:name="Tableau1" table:style-name="Tableau1">
        <table:table-column table:style-name="Tableau1.A" table:number-columns-repeated="3"/>
        <table:table-column table:style-name="Tableau1.D" table:number-columns-repeated="2"/>
        <table:table-row table:style-name="Tableau1.1">
          <table:table-cell table:style-name="Tableau1.A1" office:value-type="string">
            <text:p text:style-name="P178">identifiant</text:p>
          </table:table-cell>
          <table:table-cell table:style-name="Tableau1.A1" office:value-type="string">
            <text:p text:style-name="P178">masse</text:p>
          </table:table-cell>
          <table:table-cell table:style-name="Tableau1.A1" office:value-type="string">
            <text:p text:style-name="P178">diam<text:span text:style-name="T140">e</text:span>tre</text:p>
          </table:table-cell>
          <table:table-cell table:style-name="Tableau1.A1" office:value-type="string">
            <text:p text:style-name="P178">couleur</text:p>
          </table:table-cell>
          <table:table-cell table:style-name="Tableau1.A1" office:value-type="string">
            <text:p text:style-name="P178">nom_variete</text:p>
          </table:table-cell>
        </table:table-row>
        <table:table-row table:style-name="Tableau1.1">
          <table:table-cell table:style-name="Tableau1.A1" office:value-type="string">
            <text:p text:style-name="P181">1</text:p>
          </table:table-cell>
          <table:table-cell table:style-name="Tableau1.A1" office:value-type="string">
            <text:p text:style-name="P181">230</text:p>
          </table:table-cell>
          <table:table-cell table:style-name="Tableau1.A1" office:value-type="string">
            <text:p text:style-name="P181">100</text:p>
          </table:table-cell>
          <table:table-cell table:style-name="Tableau1.A1" office:value-type="string">
            <text:p text:style-name="P178">rouge</text:p>
          </table:table-cell>
          <table:table-cell table:style-name="Tableau1.A1" office:value-type="string">
            <text:p text:style-name="P178">Sweet Baby</text:p>
          </table:table-cell>
        </table:table-row>
        <table:table-row table:style-name="Tableau1.1">
          <table:table-cell table:style-name="Tableau1.A1" office:value-type="string">
            <text:p text:style-name="P181">2</text:p>
          </table:table-cell>
          <table:table-cell table:style-name="Tableau1.A1" office:value-type="string">
            <text:p text:style-name="P181">100</text:p>
          </table:table-cell>
          <table:table-cell table:style-name="Tableau1.A1" office:value-type="string">
            <text:p text:style-name="P181">70</text:p>
          </table:table-cell>
          <table:table-cell table:style-name="Tableau1.A1" office:value-type="string">
            <text:p text:style-name="P178">jaune</text:p>
          </table:table-cell>
          <table:table-cell table:style-name="Tableau1.A1" office:value-type="string">
            <text:p text:style-name="P178">Ananas</text:p>
          </table:table-cell>
        </table:table-row>
        <table:table-row table:style-name="Tableau1.1">
          <table:table-cell table:style-name="Tableau1.A1" office:value-type="string">
            <text:p text:style-name="P181">3</text:p>
          </table:table-cell>
          <table:table-cell table:style-name="Tableau1.A1" office:value-type="string">
            <text:p text:style-name="P181">110</text:p>
          </table:table-cell>
          <table:table-cell table:style-name="Tableau1.A1" office:value-type="string">
            <text:p text:style-name="P181">50</text:p>
          </table:table-cell>
          <table:table-cell table:style-name="Tableau1.A1" office:value-type="string">
            <text:p text:style-name="P178">verte</text:p>
          </table:table-cell>
          <table:table-cell table:style-name="Tableau1.A1" office:value-type="string">
            <text:p text:style-name="P178">Green Zebra</text:p>
          </table:table-cell>
        </table:table-row>
        <table:table-row table:style-name="Tableau1.1">
          <table:table-cell table:style-name="Tableau1.A1" office:value-type="string">
            <text:p text:style-name="P181">4</text:p>
          </table:table-cell>
          <table:table-cell table:style-name="Tableau1.A1" office:value-type="string">
            <text:p text:style-name="P181">230</text:p>
          </table:table-cell>
          <table:table-cell table:style-name="Tableau1.A1" office:value-type="string">
            <text:p text:style-name="P181">100</text:p>
          </table:table-cell>
          <table:table-cell table:style-name="Tableau1.A1" office:value-type="string">
            <text:p text:style-name="P178">rouge</text:p>
          </table:table-cell>
          <table:table-cell table:style-name="Tableau1.A1" office:value-type="string">
            <text:p text:style-name="P178">Roma</text:p>
          </table:table-cell>
        </table:table-row>
        <table:table-row table:style-name="Tableau1.1">
          <table:table-cell table:style-name="Tableau1.A1" office:value-type="string">
            <text:p text:style-name="P181">24</text:p>
          </table:table-cell>
          <table:table-cell table:style-name="Tableau1.A1" office:value-type="string">
            <text:p text:style-name="P181">100</text:p>
          </table:table-cell>
          <table:table-cell table:style-name="Tableau1.A1" office:value-type="string">
            <text:p text:style-name="P181">60</text:p>
          </table:table-cell>
          <table:table-cell table:style-name="Tableau1.A1" office:value-type="string">
            <text:p text:style-name="P178">verte</text:p>
          </table:table-cell>
          <table:table-cell table:style-name="Tableau1.A1" office:value-type="string">
            <text:p text:style-name="P178">Green Zebra</text:p>
          </table:table-cell>
        </table:table-row>
        <table:table-row table:style-name="Tableau1.1">
          <table:table-cell table:style-name="Tableau1.A1" office:value-type="string">
            <text:p text:style-name="P181">25</text:p>
          </table:table-cell>
          <table:table-cell table:style-name="Tableau1.A1" office:value-type="string">
            <text:p text:style-name="P181">15</text:p>
          </table:table-cell>
          <table:table-cell table:style-name="Tableau1.A1" office:value-type="string">
            <text:p text:style-name="P181">30</text:p>
          </table:table-cell>
          <table:table-cell table:style-name="Tableau1.A1" office:value-type="string">
            <text:p text:style-name="P178">rouge</text:p>
          </table:table-cell>
          <table:table-cell table:style-name="Tableau1.A1" office:value-type="string">
            <text:p text:style-name="P178">Sweet Baby</text:p>
          </table:table-cell>
        </table:table-row>
        <table:table-row table:style-name="Tableau1.1">
          <table:table-cell table:style-name="Tableau1.A1" office:value-type="string">
            <text:p text:style-name="P181">26</text:p>
          </table:table-cell>
          <table:table-cell table:style-name="Tableau1.A1" office:value-type="string">
            <text:p text:style-name="P181">90</text:p>
          </table:table-cell>
          <table:table-cell table:style-name="Tableau1.A1" office:value-type="string">
            <text:p text:style-name="P181">70</text:p>
          </table:table-cell>
          <table:table-cell table:style-name="Tableau1.A1" office:value-type="string">
            <text:p text:style-name="P178">rouge</text:p>
          </table:table-cell>
          <table:table-cell table:style-name="Tableau1.A1" office:value-type="string">
            <text:p text:style-name="P178">Roma</text:p>
          </table:table-cell>
        </table:table-row>
      </table:table>
      <text:p text:style-name="Standard"/>
      <text:p text:style-name="P173">Table variete</text:p>
      <table:table table:name="Tableau2" table:style-name="Tableau2">
        <table:table-column table:style-name="Tableau2.A"/>
        <table:table-column table:style-name="Tableau2.B"/>
        <table:table-column table:style-name="Tableau2.A"/>
        <table:table-column table:style-name="Tableau2.D"/>
        <table:table-row table:style-name="Tableau2.1">
          <table:table-cell table:style-name="Tableau2.A1" office:value-type="string">
            <text:p text:style-name="P178">nom</text:p>
          </table:table-cell>
          <table:table-cell table:style-name="Tableau2.A1" office:value-type="string">
            <text:p text:style-name="P178">prix_sachet</text:p>
          </table:table-cell>
          <table:table-cell table:style-name="Tableau2.A1" office:value-type="string">
            <text:p text:style-name="P178">maturation</text:p>
          </table:table-cell>
          <table:table-cell table:style-name="Tableau2.A1" office:value-type="string">
            <text:p text:style-name="P178">saveur</text:p>
          </table:table-cell>
        </table:table-row>
        <table:table-row table:style-name="Tableau2.1">
          <table:table-cell table:style-name="Tableau2.A1" office:value-type="string">
            <text:p text:style-name="P178">Green Zebra</text:p>
          </table:table-cell>
          <table:table-cell table:style-name="Tableau2.A1" office:value-type="string">
            <text:p text:style-name="P181">4,75</text:p>
          </table:table-cell>
          <table:table-cell table:style-name="Tableau2.A1" office:value-type="string">
            <text:p text:style-name="P178">tardive</text:p>
          </table:table-cell>
          <table:table-cell table:style-name="Tableau2.A1" office:value-type="string">
            <text:p text:style-name="P178">sucrée</text:p>
          </table:table-cell>
        </table:table-row>
        <table:table-row table:style-name="Tableau2.1">
          <table:table-cell table:style-name="Tableau2.A1" office:value-type="string">
            <text:p text:style-name="P178">Noire de Crimée</text:p>
          </table:table-cell>
          <table:table-cell table:style-name="Tableau2.A1" office:value-type="string">
            <text:p text:style-name="P181">4,9</text:p>
          </table:table-cell>
          <table:table-cell table:style-name="Tableau2.A1" office:value-type="string">
            <text:p text:style-name="P178">précoce</text:p>
          </table:table-cell>
          <table:table-cell table:style-name="Tableau2.A1" office:value-type="string">
            <text:p text:style-name="P178">sucrée</text:p>
          </table:table-cell>
        </table:table-row>
        <table:table-row table:style-name="Tableau2.1">
          <table:table-cell table:style-name="Tableau2.A1" office:value-type="string">
            <text:p text:style-name="P178">Reine Sainte-Marthe</text:p>
          </table:table-cell>
          <table:table-cell table:style-name="Tableau2.A1" office:value-type="string">
            <text:p text:style-name="P181">4,5</text:p>
          </table:table-cell>
          <table:table-cell table:style-name="Tableau2.A1" office:value-type="string">
            <text:p text:style-name="P178">mi-saison</text:p>
          </table:table-cell>
          <table:table-cell table:style-name="Tableau2.A1" office:value-type="string">
            <text:p text:style-name="P178">acide</text:p>
          </table:table-cell>
        </table:table-row>
        <table:table-row table:style-name="Tableau2.1">
          <table:table-cell table:style-name="Tableau2.A1" office:value-type="string">
            <text:p text:style-name="P178">Roma</text:p>
          </table:table-cell>
          <table:table-cell table:style-name="Tableau2.A1" office:value-type="string">
            <text:p text:style-name="P181">4,8</text:p>
          </table:table-cell>
          <table:table-cell table:style-name="Tableau2.A1" office:value-type="string">
            <text:p text:style-name="P178">tardive</text:p>
          </table:table-cell>
          <table:table-cell table:style-name="Tableau2.A1" office:value-type="string">
            <text:p text:style-name="P178">sucrée</text:p>
          </table:table-cell>
        </table:table-row>
        <text:soft-page-break/>
        <table:table-row table:style-name="Tableau2.1">
          <table:table-cell table:style-name="Tableau2.A1" office:value-type="string">
            <text:p text:style-name="P178">Rose de Berne</text:p>
          </table:table-cell>
          <table:table-cell table:style-name="Tableau2.A1" office:value-type="string">
            <text:p text:style-name="P181">4,5</text:p>
          </table:table-cell>
          <table:table-cell table:style-name="Tableau2.A1" office:value-type="string">
            <text:p text:style-name="P178">tardive</text:p>
          </table:table-cell>
          <table:table-cell table:style-name="Tableau2.A1" office:value-type="string">
            <text:p text:style-name="P178">sucrée</text:p>
          </table:table-cell>
        </table:table-row>
        <table:table-row table:style-name="Tableau2.1">
          <table:table-cell table:style-name="Tableau2.A1" office:value-type="string">
            <text:p text:style-name="P178">Supersteak</text:p>
          </table:table-cell>
          <table:table-cell table:style-name="Tableau2.A1" office:value-type="string">
            <text:p text:style-name="P181">5,9</text:p>
          </table:table-cell>
          <table:table-cell table:style-name="Tableau2.A1" office:value-type="string">
            <text:p text:style-name="P178">mi-tardive</text:p>
          </table:table-cell>
          <table:table-cell table:style-name="Tableau2.A1" office:value-type="string">
            <text:p text:style-name="P178">cacahuète</text:p>
          </table:table-cell>
        </table:table-row>
        <table:table-row table:style-name="Tableau2.1">
          <table:table-cell table:style-name="Tableau2.A1" office:value-type="string">
            <text:p text:style-name="P178">Sweet Baby</text:p>
          </table:table-cell>
          <table:table-cell table:style-name="Tableau2.A1" office:value-type="string">
            <text:p text:style-name="P181">6,95</text:p>
          </table:table-cell>
          <table:table-cell table:style-name="Tableau2.A1" office:value-type="string">
            <text:p text:style-name="P178">précoce</text:p>
          </table:table-cell>
          <table:table-cell table:style-name="Tableau2.A1" office:value-type="string">
            <text:p text:style-name="P178">sucrée</text:p>
          </table:table-cell>
        </table:table-row>
      </table:table>
      <text:p text:style-name="Standard"/>
      <text:p text:style-name="P163"/>
      <text:h text:style-name="P188" text:outline-level="1">I. <text:span text:style-name="T69">SELECT.</text:span></text:h>
      <text:p text:style-name="P3"/>
      <text:p text:style-name="P67">Ouvrir la base de données tomates <text:span text:style-name="T133">et sélectionner la table tomate.</text:span></text:p>
      <text:p text:style-name="P67"/>
      <text:p text:style-name="P67">Pour obtenir le contenu d'une seule colonne de la table tomate :</text:p>
      <text:p text:style-name="P7"><text:span text:style-name="T28">SELECT</text:span><text:span text:style-name="T50"> </text:span><text:span text:style-name="T56">masse</text:span><text:span text:style-name="T50"> </text:span></text:p>
      <text:p text:style-name="P7"><text:span text:style-name="T28">FROM</text:span><text:span text:style-name="T50"> </text:span><text:span text:style-name="T56">tomate</text:span><text:span text:style-name="T57">;</text:span></text:p>
      <text:p text:style-name="P27"/>
      <table:table table:name="Tableau3" table:style-name="Tableau3">
        <table:table-column table:style-name="Tableau3.A"/>
        <table:table-row table:style-name="Tableau3.1">
          <table:table-cell table:style-name="Tableau3.A1" office:value-type="string">
            <text:p text:style-name="P178">masse</text:p>
          </table:table-cell>
        </table:table-row>
        <table:table-row table:style-name="Tableau3.1">
          <table:table-cell table:style-name="Tableau3.A1" office:value-type="string">
            <text:p text:style-name="P181">230</text:p>
          </table:table-cell>
        </table:table-row>
        <table:table-row table:style-name="Tableau3.1">
          <table:table-cell table:style-name="Tableau3.A1" office:value-type="string">
            <text:p text:style-name="P181">100</text:p>
          </table:table-cell>
        </table:table-row>
        <table:table-row table:style-name="Tableau3.1">
          <table:table-cell table:style-name="Tableau3.A1" office:value-type="string">
            <text:p text:style-name="P181">110</text:p>
          </table:table-cell>
        </table:table-row>
        <table:table-row table:style-name="Tableau3.1">
          <table:table-cell table:style-name="Tableau3.A1" office:value-type="string">
            <text:p text:style-name="P181">230</text:p>
          </table:table-cell>
        </table:table-row>
        <table:table-row table:style-name="Tableau3.1">
          <table:table-cell table:style-name="Tableau3.A1" office:value-type="string">
            <text:p text:style-name="P181">100</text:p>
          </table:table-cell>
        </table:table-row>
        <table:table-row table:style-name="Tableau3.1">
          <table:table-cell table:style-name="Tableau3.A1" office:value-type="string">
            <text:p text:style-name="P181">15</text:p>
          </table:table-cell>
        </table:table-row>
        <table:table-row table:style-name="Tableau3.1">
          <table:table-cell table:style-name="Tableau3.A1" office:value-type="string">
            <text:p text:style-name="P181">90</text:p>
          </table:table-cell>
        </table:table-row>
      </table:table>
      <text:p text:style-name="P174"/>
      <text:p text:style-name="P67">Pour obtenir le contenu de plusieurs colonnes de la table tomate :</text:p>
      <text:p text:style-name="P28"><text:span text:style-name="T23">SELECT</text:span> <text:span text:style-name="T103">identifiant, couleur</text:span> </text:p>
      <text:p text:style-name="P28"><text:span text:style-name="T23">FROM</text:span> <text:span text:style-name="T103">tomate</text:span><text:span text:style-name="T72">;</text:span></text:p>
      <text:p text:style-name="P27"/>
      <table:table table:name="Tableau4" table:style-name="Tableau4">
        <table:table-column table:style-name="Tableau4.A"/>
        <table:table-column table:style-name="Tableau4.B"/>
        <table:table-row table:style-name="Tableau4.1">
          <table:table-cell table:style-name="Tableau4.A1" office:value-type="string">
            <text:p text:style-name="P178">identifiant</text:p>
          </table:table-cell>
          <table:table-cell table:style-name="Tableau4.A1" office:value-type="string">
            <text:p text:style-name="P178">couleur</text:p>
          </table:table-cell>
        </table:table-row>
        <table:table-row table:style-name="Tableau4.1">
          <table:table-cell table:style-name="Tableau4.A1" office:value-type="string">
            <text:p text:style-name="P181">1</text:p>
          </table:table-cell>
          <table:table-cell table:style-name="Tableau4.A1" office:value-type="string">
            <text:p text:style-name="P178">rouge</text:p>
          </table:table-cell>
        </table:table-row>
        <table:table-row table:style-name="Tableau4.1">
          <table:table-cell table:style-name="Tableau4.A1" office:value-type="string">
            <text:p text:style-name="P181">2</text:p>
          </table:table-cell>
          <table:table-cell table:style-name="Tableau4.A1" office:value-type="string">
            <text:p text:style-name="P178">jaune</text:p>
          </table:table-cell>
        </table:table-row>
        <table:table-row table:style-name="Tableau4.1">
          <table:table-cell table:style-name="Tableau4.A1" office:value-type="string">
            <text:p text:style-name="P181">3</text:p>
          </table:table-cell>
          <table:table-cell table:style-name="Tableau4.A1" office:value-type="string">
            <text:p text:style-name="P178">verte</text:p>
          </table:table-cell>
        </table:table-row>
        <table:table-row table:style-name="Tableau4.1">
          <table:table-cell table:style-name="Tableau4.A1" office:value-type="string">
            <text:p text:style-name="P181">4</text:p>
          </table:table-cell>
          <table:table-cell table:style-name="Tableau4.A1" office:value-type="string">
            <text:p text:style-name="P178">rouge</text:p>
          </table:table-cell>
        </table:table-row>
        <table:table-row table:style-name="Tableau4.1">
          <table:table-cell table:style-name="Tableau4.A1" office:value-type="string">
            <text:p text:style-name="P181">24</text:p>
          </table:table-cell>
          <table:table-cell table:style-name="Tableau4.A1" office:value-type="string">
            <text:p text:style-name="P178">verte</text:p>
          </table:table-cell>
        </table:table-row>
        <table:table-row table:style-name="Tableau4.1">
          <table:table-cell table:style-name="Tableau4.A1" office:value-type="string">
            <text:p text:style-name="P181">25</text:p>
          </table:table-cell>
          <table:table-cell table:style-name="Tableau4.A1" office:value-type="string">
            <text:p text:style-name="P178">rouge</text:p>
          </table:table-cell>
        </table:table-row>
        <table:table-row table:style-name="Tableau4.1">
          <table:table-cell table:style-name="Tableau4.A1" office:value-type="string">
            <text:p text:style-name="P181">26</text:p>
          </table:table-cell>
          <table:table-cell table:style-name="Tableau4.A1" office:value-type="string">
            <text:p text:style-name="P178">rouge</text:p>
          </table:table-cell>
        </table:table-row>
      </table:table>
      <text:p text:style-name="P174"/>
      <text:p text:style-name="P43">Pour obtenir toutes les colonnes <text:span text:style-name="T103">de la table tomate</text:span> :</text:p>
      <text:p text:style-name="P28"><text:span text:style-name="T23">SELECT</text:span> * </text:p>
      <text:p text:style-name="P28"><text:span text:style-name="T23">FROM</text:span> <text:span text:style-name="T103">tomate</text:span><text:span text:style-name="T72">;</text:span></text:p>
      <text:p text:style-name="P164"/>
      <table:table table:name="Tableau5" table:style-name="Tableau5">
        <table:table-column table:style-name="Tableau5.A" table:number-columns-repeated="3"/>
        <table:table-column table:style-name="Tableau5.D" table:number-columns-repeated="2"/>
        <table:table-row table:style-name="Tableau5.1">
          <table:table-cell table:style-name="Tableau5.A1" office:value-type="string">
            <text:p text:style-name="P178">identifiant</text:p>
          </table:table-cell>
          <table:table-cell table:style-name="Tableau5.A1" office:value-type="string">
            <text:p text:style-name="P178">masse</text:p>
          </table:table-cell>
          <table:table-cell table:style-name="Tableau5.A1" office:value-type="string">
            <text:p text:style-name="P178">diam<text:span text:style-name="T140">e</text:span>tre</text:p>
          </table:table-cell>
          <table:table-cell table:style-name="Tableau5.A1" office:value-type="string">
            <text:p text:style-name="P178">couleur</text:p>
          </table:table-cell>
          <table:table-cell table:style-name="Tableau5.A1" office:value-type="string">
            <text:p text:style-name="P178">nom_variete</text:p>
          </table:table-cell>
        </table:table-row>
        <table:table-row table:style-name="Tableau5.1">
          <table:table-cell table:style-name="Tableau5.A1" office:value-type="string">
            <text:p text:style-name="P181">1</text:p>
          </table:table-cell>
          <table:table-cell table:style-name="Tableau5.A1" office:value-type="string">
            <text:p text:style-name="P181">230</text:p>
          </table:table-cell>
          <table:table-cell table:style-name="Tableau5.A1" office:value-type="string">
            <text:p text:style-name="P181">100</text:p>
          </table:table-cell>
          <table:table-cell table:style-name="Tableau5.A1" office:value-type="string">
            <text:p text:style-name="P178">rouge</text:p>
          </table:table-cell>
          <table:table-cell table:style-name="Tableau5.A1" office:value-type="string">
            <text:p text:style-name="P178">Sweet Baby</text:p>
          </table:table-cell>
        </table:table-row>
        <table:table-row table:style-name="Tableau5.1">
          <table:table-cell table:style-name="Tableau5.A1" office:value-type="string">
            <text:p text:style-name="P181">2</text:p>
          </table:table-cell>
          <table:table-cell table:style-name="Tableau5.A1" office:value-type="string">
            <text:p text:style-name="P181">100</text:p>
          </table:table-cell>
          <table:table-cell table:style-name="Tableau5.A1" office:value-type="string">
            <text:p text:style-name="P181">70</text:p>
          </table:table-cell>
          <table:table-cell table:style-name="Tableau5.A1" office:value-type="string">
            <text:p text:style-name="P178">jaune</text:p>
          </table:table-cell>
          <table:table-cell table:style-name="Tableau5.A1" office:value-type="string">
            <text:p text:style-name="P178">Ananas</text:p>
          </table:table-cell>
        </table:table-row>
        <table:table-row table:style-name="Tableau5.1">
          <table:table-cell table:style-name="Tableau5.A1" office:value-type="string">
            <text:p text:style-name="P181">3</text:p>
          </table:table-cell>
          <table:table-cell table:style-name="Tableau5.A1" office:value-type="string">
            <text:p text:style-name="P181">110</text:p>
          </table:table-cell>
          <table:table-cell table:style-name="Tableau5.A1" office:value-type="string">
            <text:p text:style-name="P181">50</text:p>
          </table:table-cell>
          <table:table-cell table:style-name="Tableau5.A1" office:value-type="string">
            <text:p text:style-name="P178">verte</text:p>
          </table:table-cell>
          <table:table-cell table:style-name="Tableau5.A1" office:value-type="string">
            <text:p text:style-name="P178">Green Zebra</text:p>
          </table:table-cell>
        </table:table-row>
        <table:table-row table:style-name="Tableau5.1">
          <table:table-cell table:style-name="Tableau5.A1" office:value-type="string">
            <text:p text:style-name="P181">4</text:p>
          </table:table-cell>
          <table:table-cell table:style-name="Tableau5.A1" office:value-type="string">
            <text:p text:style-name="P181">230</text:p>
          </table:table-cell>
          <table:table-cell table:style-name="Tableau5.A1" office:value-type="string">
            <text:p text:style-name="P181">100</text:p>
          </table:table-cell>
          <table:table-cell table:style-name="Tableau5.A1" office:value-type="string">
            <text:p text:style-name="P178">rouge</text:p>
          </table:table-cell>
          <table:table-cell table:style-name="Tableau5.A1" office:value-type="string">
            <text:p text:style-name="P178">Roma</text:p>
          </table:table-cell>
        </table:table-row>
        <table:table-row table:style-name="Tableau5.1">
          <table:table-cell table:style-name="Tableau5.A1" office:value-type="string">
            <text:p text:style-name="P181">24</text:p>
          </table:table-cell>
          <table:table-cell table:style-name="Tableau5.A1" office:value-type="string">
            <text:p text:style-name="P181">100</text:p>
          </table:table-cell>
          <table:table-cell table:style-name="Tableau5.A1" office:value-type="string">
            <text:p text:style-name="P181">60</text:p>
          </table:table-cell>
          <table:table-cell table:style-name="Tableau5.A1" office:value-type="string">
            <text:p text:style-name="P178">verte</text:p>
          </table:table-cell>
          <table:table-cell table:style-name="Tableau5.A1" office:value-type="string">
            <text:p text:style-name="P178">Green Zebra</text:p>
          </table:table-cell>
        </table:table-row>
        <table:table-row table:style-name="Tableau5.1">
          <table:table-cell table:style-name="Tableau5.A1" office:value-type="string">
            <text:p text:style-name="P181">25</text:p>
          </table:table-cell>
          <table:table-cell table:style-name="Tableau5.A1" office:value-type="string">
            <text:p text:style-name="P181">15</text:p>
          </table:table-cell>
          <table:table-cell table:style-name="Tableau5.A1" office:value-type="string">
            <text:p text:style-name="P181">30</text:p>
          </table:table-cell>
          <table:table-cell table:style-name="Tableau5.A1" office:value-type="string">
            <text:p text:style-name="P178">rouge</text:p>
          </table:table-cell>
          <table:table-cell table:style-name="Tableau5.A1" office:value-type="string">
            <text:p text:style-name="P178">Sweet Baby</text:p>
          </table:table-cell>
        </table:table-row>
        <table:table-row table:style-name="Tableau5.1">
          <table:table-cell table:style-name="Tableau5.A1" office:value-type="string">
            <text:p text:style-name="P181">26</text:p>
          </table:table-cell>
          <table:table-cell table:style-name="Tableau5.A1" office:value-type="string">
            <text:p text:style-name="P181">90</text:p>
          </table:table-cell>
          <table:table-cell table:style-name="Tableau5.A1" office:value-type="string">
            <text:p text:style-name="P181">70</text:p>
          </table:table-cell>
          <table:table-cell table:style-name="Tableau5.A1" office:value-type="string">
            <text:p text:style-name="P178">rouge</text:p>
          </table:table-cell>
          <table:table-cell table:style-name="Tableau5.A1" office:value-type="string">
            <text:p text:style-name="P178">Roma</text:p>
          </table:table-cell>
        </table:table-row>
      </table:table>
      <text:p text:style-name="Standard"/>
      <text:h text:style-name="P184" text:outline-level="1">I<text:span text:style-name="T69">I</text:span>. <text:span text:style-name="T69">DISTINCT.</text:span></text:h>
      <text:p text:style-name="P29"/>
      <text:p text:style-name="P45">Pour obtenir la liste des couleurs <text:span text:style-name="T117">distinctes </text:span>des tomates, <text:span text:style-name="T117">sachant que deux tomates sont rouges</text:span> :</text:p>
      <text:p text:style-name="P30"><text:span text:style-name="T23">SELECT </text:span><text:span text:style-name="T24">DISTINCT</text:span><text:span text:style-name="T15">(couleur)</text:span> </text:p>
      <text:p text:style-name="P30"><text:span text:style-name="T23">FROM</text:span> <text:span text:style-name="T104">tomat</text:span><text:span text:style-name="T72">e;</text:span></text:p>
      <text:p text:style-name="P29"/>
      <text:p text:style-name="P165"><text:span text:style-name="T111">P</text:span>our optimiser les performances il est préférable d'utiliser la commande SQL <text:span text:style-name="T23">GROUP BY</text:span> lorsque c'est possible. <text:span text:style-name="T117">(Voir </text:span><text:span text:style-name="T6">IX</text:span><text:span text:style-name="T117">).</text:span></text:p>
      <text:p text:style-name="P165"/>
      <table:table table:name="Tableau6" table:style-name="Tableau6">
        <table:table-column table:style-name="Tableau6.A"/>
        <table:table-row table:style-name="Tableau6.1">
          <table:table-cell table:style-name="Tableau6.A1" office:value-type="string">
            <text:p text:style-name="P178">couleur</text:p>
          </table:table-cell>
        </table:table-row>
        <table:table-row table:style-name="Tableau6.1">
          <table:table-cell table:style-name="Tableau6.A1" office:value-type="string">
            <text:p text:style-name="P178">rouge</text:p>
          </table:table-cell>
        </table:table-row>
        <text:soft-page-break/>
        <table:table-row table:style-name="Tableau6.1">
          <table:table-cell table:style-name="Tableau6.A1" office:value-type="string">
            <text:p text:style-name="P178">jaune</text:p>
          </table:table-cell>
        </table:table-row>
        <table:table-row table:style-name="Tableau6.1">
          <table:table-cell table:style-name="Tableau6.A1" office:value-type="string">
            <text:p text:style-name="P178">verte</text:p>
          </table:table-cell>
        </table:table-row>
      </table:table>
      <text:p text:style-name="Standard"/>
      <text:h text:style-name="P185" text:outline-level="1">IV. AND et OR.</text:h>
      <text:p text:style-name="P54"/>
      <text:p text:style-name="P58">Pour obtenir les tomates dont le diamètre est <text:span text:style-name="T126">supérieur</text:span> à <text:span text:style-name="T126">5</text:span>0 mm et dont la couleur n'est pas rouge :</text:p>
      <text:p text:style-name="P55"><text:span text:style-name="T23">SELECT</text:span> * </text:p>
      <text:p text:style-name="P55"><text:span text:style-name="T23">FROM</text:span> tomate </text:p>
      <text:p text:style-name="P55"><text:span text:style-name="T23">WHERE</text:span> diam<text:span text:style-name="T140">e</text:span>tre &gt; <text:span text:style-name="T109">5</text:span><text:span text:style-name="T106">0</text:span> <text:span text:style-name="T23">AND</text:span> couleur != 'rouge';</text:p>
      <text:p text:style-name="P54"/>
      <table:table table:name="Tableau7" table:style-name="Tableau7">
        <table:table-column table:style-name="Tableau7.A" table:number-columns-repeated="3"/>
        <table:table-column table:style-name="Tableau7.D" table:number-columns-repeated="2"/>
        <table:table-row table:style-name="Tableau7.1">
          <table:table-cell table:style-name="Tableau7.A1" office:value-type="string">
            <text:p text:style-name="P178">identifiant</text:p>
          </table:table-cell>
          <table:table-cell table:style-name="Tableau7.A1" office:value-type="string">
            <text:p text:style-name="P178">masse</text:p>
          </table:table-cell>
          <table:table-cell table:style-name="Tableau7.A1" office:value-type="string">
            <text:p text:style-name="P178">diam<text:span text:style-name="T140">e</text:span>tre</text:p>
          </table:table-cell>
          <table:table-cell table:style-name="Tableau7.A1" office:value-type="string">
            <text:p text:style-name="P178">couleur</text:p>
          </table:table-cell>
          <table:table-cell table:style-name="Tableau7.A1" office:value-type="string">
            <text:p text:style-name="P178">nom_variete</text:p>
          </table:table-cell>
        </table:table-row>
        <table:table-row table:style-name="Tableau7.1">
          <table:table-cell table:style-name="Tableau7.A1" office:value-type="string">
            <text:p text:style-name="P181">2</text:p>
          </table:table-cell>
          <table:table-cell table:style-name="Tableau7.A1" office:value-type="string">
            <text:p text:style-name="P181">100</text:p>
          </table:table-cell>
          <table:table-cell table:style-name="Tableau7.A1" office:value-type="string">
            <text:p text:style-name="P181">70</text:p>
          </table:table-cell>
          <table:table-cell table:style-name="Tableau7.A1" office:value-type="string">
            <text:p text:style-name="P178">jaune</text:p>
          </table:table-cell>
          <table:table-cell table:style-name="Tableau7.A1" office:value-type="string">
            <text:p text:style-name="P178">Ananas</text:p>
          </table:table-cell>
        </table:table-row>
        <table:table-row table:style-name="Tableau7.1">
          <table:table-cell table:style-name="Tableau7.A1" office:value-type="string">
            <text:p text:style-name="P181">24</text:p>
          </table:table-cell>
          <table:table-cell table:style-name="Tableau7.A1" office:value-type="string">
            <text:p text:style-name="P181">100</text:p>
          </table:table-cell>
          <table:table-cell table:style-name="Tableau7.A1" office:value-type="string">
            <text:p text:style-name="P181">60</text:p>
          </table:table-cell>
          <table:table-cell table:style-name="Tableau7.A1" office:value-type="string">
            <text:p text:style-name="P178">verte</text:p>
          </table:table-cell>
          <table:table-cell table:style-name="Tableau7.A1" office:value-type="string">
            <text:p text:style-name="P178">Green Zebra</text:p>
          </table:table-cell>
        </table:table-row>
      </table:table>
      <text:p text:style-name="P175"/>
      <text:p text:style-name="P58">Pour obtenir les tomates dont le diamètre est supérieur à 60 mm ou dont la couleur est <text:s/>rouge :</text:p>
      <text:p text:style-name="P55"><text:span text:style-name="T23">SELECT</text:span> * </text:p>
      <text:p text:style-name="P55"><text:span text:style-name="T23">FROM</text:span> tomate </text:p>
      <text:p text:style-name="P55"><text:span text:style-name="T23">WHERE</text:span> diam<text:span text:style-name="T140">e</text:span>tre &gt; 60 <text:span text:style-name="T23">AND</text:span> couleur = '<text:span text:style-name="T126">rouge</text:span>';</text:p>
      <text:p text:style-name="P31"/>
      <table:table table:name="Tableau8" table:style-name="Tableau8">
        <table:table-column table:style-name="Tableau8.A" table:number-columns-repeated="3"/>
        <table:table-column table:style-name="Tableau8.D" table:number-columns-repeated="2"/>
        <table:table-row table:style-name="Tableau8.1">
          <table:table-cell table:style-name="Tableau8.A1" office:value-type="string">
            <text:p text:style-name="P178">identifiant</text:p>
          </table:table-cell>
          <table:table-cell table:style-name="Tableau8.A1" office:value-type="string">
            <text:p text:style-name="P178">masse</text:p>
          </table:table-cell>
          <table:table-cell table:style-name="Tableau8.A1" office:value-type="string">
            <text:p text:style-name="P178">diam<text:span text:style-name="T140">e</text:span>tre</text:p>
          </table:table-cell>
          <table:table-cell table:style-name="Tableau8.A1" office:value-type="string">
            <text:p text:style-name="P178">couleur</text:p>
          </table:table-cell>
          <table:table-cell table:style-name="Tableau8.A1" office:value-type="string">
            <text:p text:style-name="P178">nom_variete</text:p>
          </table:table-cell>
        </table:table-row>
        <table:table-row table:style-name="Tableau8.1">
          <table:table-cell table:style-name="Tableau8.A1" office:value-type="string">
            <text:p text:style-name="P181">1</text:p>
          </table:table-cell>
          <table:table-cell table:style-name="Tableau8.A1" office:value-type="string">
            <text:p text:style-name="P181">230</text:p>
          </table:table-cell>
          <table:table-cell table:style-name="Tableau8.A1" office:value-type="string">
            <text:p text:style-name="P181">100</text:p>
          </table:table-cell>
          <table:table-cell table:style-name="Tableau8.A1" office:value-type="string">
            <text:p text:style-name="P178">rouge</text:p>
          </table:table-cell>
          <table:table-cell table:style-name="Tableau8.A1" office:value-type="string">
            <text:p text:style-name="P178">Sweet Baby</text:p>
          </table:table-cell>
        </table:table-row>
        <table:table-row table:style-name="Tableau8.1">
          <table:table-cell table:style-name="Tableau8.A1" office:value-type="string">
            <text:p text:style-name="P181">4</text:p>
          </table:table-cell>
          <table:table-cell table:style-name="Tableau8.A1" office:value-type="string">
            <text:p text:style-name="P181">230</text:p>
          </table:table-cell>
          <table:table-cell table:style-name="Tableau8.A1" office:value-type="string">
            <text:p text:style-name="P181">100</text:p>
          </table:table-cell>
          <table:table-cell table:style-name="Tableau8.A1" office:value-type="string">
            <text:p text:style-name="P178">rouge</text:p>
          </table:table-cell>
          <table:table-cell table:style-name="Tableau8.A1" office:value-type="string">
            <text:p text:style-name="P178">Roma</text:p>
          </table:table-cell>
        </table:table-row>
        <table:table-row table:style-name="Tableau8.1">
          <table:table-cell table:style-name="Tableau8.A1" office:value-type="string">
            <text:p text:style-name="P181">26</text:p>
          </table:table-cell>
          <table:table-cell table:style-name="Tableau8.A1" office:value-type="string">
            <text:p text:style-name="P181">90</text:p>
          </table:table-cell>
          <table:table-cell table:style-name="Tableau8.A1" office:value-type="string">
            <text:p text:style-name="P181">70</text:p>
          </table:table-cell>
          <table:table-cell table:style-name="Tableau8.A1" office:value-type="string">
            <text:p text:style-name="P178">rouge</text:p>
          </table:table-cell>
          <table:table-cell table:style-name="Tableau8.A1" office:value-type="string">
            <text:p text:style-name="P178">Roma</text:p>
          </table:table-cell>
        </table:table-row>
      </table:table>
      <text:p text:style-name="P174"/>
      <text:p text:style-name="P58">Pour obtenir les tomates dont le diamètre est <text:span text:style-name="T127">supérieur</text:span> à <text:span text:style-name="T127">5</text:span>0 mm <text:span text:style-name="T110">et dont la couleur est jaune ou verte</text:span> :</text:p>
      <text:p text:style-name="P55"><text:span text:style-name="T23">SELECT</text:span> * </text:p>
      <text:p text:style-name="P55"><text:span text:style-name="T23">FROM</text:span> tomate </text:p>
      <text:p text:style-name="P55"><text:span text:style-name="T23">WHERE</text:span> diam<text:span text:style-name="T140">e</text:span>tre &gt; <text:span text:style-name="T127">5</text:span><text:span text:style-name="T110">0</text:span> <text:span text:style-name="T23">AND</text:span> <text:span text:style-name="T110">(</text:span>couleur = 'verte' <text:span text:style-name="T40">OR</text:span><text:span text:style-name="T110"> </text:span>couleur = '<text:span text:style-name="T126">rouge</text:span>'<text:span text:style-name="T110">)</text:span>;</text:p>
      <text:p text:style-name="P31"/>
      <table:table table:name="Tableau9" table:style-name="Tableau9">
        <table:table-column table:style-name="Tableau9.A" table:number-columns-repeated="3"/>
        <table:table-column table:style-name="Tableau9.D" table:number-columns-repeated="2"/>
        <table:table-row table:style-name="Tableau9.1">
          <table:table-cell table:style-name="Tableau9.A1" office:value-type="string">
            <text:p text:style-name="P178">identifiant</text:p>
          </table:table-cell>
          <table:table-cell table:style-name="Tableau9.A1" office:value-type="string">
            <text:p text:style-name="P178">masse</text:p>
          </table:table-cell>
          <table:table-cell table:style-name="Tableau9.A1" office:value-type="string">
            <text:p text:style-name="P178">diam<text:span text:style-name="T140">e</text:span>tre</text:p>
          </table:table-cell>
          <table:table-cell table:style-name="Tableau9.A1" office:value-type="string">
            <text:p text:style-name="P178">couleur</text:p>
          </table:table-cell>
          <table:table-cell table:style-name="Tableau9.A1" office:value-type="string">
            <text:p text:style-name="P178">nom_variete</text:p>
          </table:table-cell>
        </table:table-row>
        <table:table-row table:style-name="Tableau9.1">
          <table:table-cell table:style-name="Tableau9.A1" office:value-type="string">
            <text:p text:style-name="P181">1</text:p>
          </table:table-cell>
          <table:table-cell table:style-name="Tableau9.A1" office:value-type="string">
            <text:p text:style-name="P181">230</text:p>
          </table:table-cell>
          <table:table-cell table:style-name="Tableau9.A1" office:value-type="string">
            <text:p text:style-name="P181">100</text:p>
          </table:table-cell>
          <table:table-cell table:style-name="Tableau9.A1" office:value-type="string">
            <text:p text:style-name="P178">rouge</text:p>
          </table:table-cell>
          <table:table-cell table:style-name="Tableau9.A1" office:value-type="string">
            <text:p text:style-name="P178">Sweet Baby</text:p>
          </table:table-cell>
        </table:table-row>
        <table:table-row table:style-name="Tableau9.1">
          <table:table-cell table:style-name="Tableau9.A1" office:value-type="string">
            <text:p text:style-name="P181">4</text:p>
          </table:table-cell>
          <table:table-cell table:style-name="Tableau9.A1" office:value-type="string">
            <text:p text:style-name="P181">230</text:p>
          </table:table-cell>
          <table:table-cell table:style-name="Tableau9.A1" office:value-type="string">
            <text:p text:style-name="P181">100</text:p>
          </table:table-cell>
          <table:table-cell table:style-name="Tableau9.A1" office:value-type="string">
            <text:p text:style-name="P178">rouge</text:p>
          </table:table-cell>
          <table:table-cell table:style-name="Tableau9.A1" office:value-type="string">
            <text:p text:style-name="P178">Roma</text:p>
          </table:table-cell>
        </table:table-row>
        <table:table-row table:style-name="Tableau9.1">
          <table:table-cell table:style-name="Tableau9.A1" office:value-type="string">
            <text:p text:style-name="P181">24</text:p>
          </table:table-cell>
          <table:table-cell table:style-name="Tableau9.A1" office:value-type="string">
            <text:p text:style-name="P181">100</text:p>
          </table:table-cell>
          <table:table-cell table:style-name="Tableau9.A1" office:value-type="string">
            <text:p text:style-name="P181">60</text:p>
          </table:table-cell>
          <table:table-cell table:style-name="Tableau9.A1" office:value-type="string">
            <text:p text:style-name="P178">verte</text:p>
          </table:table-cell>
          <table:table-cell table:style-name="Tableau9.A1" office:value-type="string">
            <text:p text:style-name="P178">Green Zebra</text:p>
          </table:table-cell>
        </table:table-row>
        <table:table-row table:style-name="Tableau9.1">
          <table:table-cell table:style-name="Tableau9.A1" office:value-type="string">
            <text:p text:style-name="P181">26</text:p>
          </table:table-cell>
          <table:table-cell table:style-name="Tableau9.A1" office:value-type="string">
            <text:p text:style-name="P181">90</text:p>
          </table:table-cell>
          <table:table-cell table:style-name="Tableau9.A1" office:value-type="string">
            <text:p text:style-name="P181">70</text:p>
          </table:table-cell>
          <table:table-cell table:style-name="Tableau9.A1" office:value-type="string">
            <text:p text:style-name="P178">rouge</text:p>
          </table:table-cell>
          <table:table-cell table:style-name="Tableau9.A1" office:value-type="string">
            <text:p text:style-name="P178">Roma</text:p>
          </table:table-cell>
        </table:table-row>
      </table:table>
      <text:p text:style-name="P174"/>
      <text:h text:style-name="P185" text:outline-level="1"><text:bookmark-start text:name="__RefHeading___Toc1024_33093420131"/><text:span text:style-name="T71">V. </text:span><text:span text:style-name="T73">IN</text:span><text:span text:style-name="T71">.</text:span><text:bookmark-end text:name="__RefHeading___Toc1024_33093420131"/></text:h>
      <text:p text:style-name="P31"/>
      <text:p text:style-name="P60">Pour obtenir les tomates dont la couleur <text:span text:style-name="T111">est pas </text:span><text:span text:style-name="T128">jaune</text:span><text:span text:style-name="T111"> ou </text:span><text:span text:style-name="T128">verte</text:span><text:span text:style-name="T111">.</text:span></text:p>
      <text:p text:style-name="P31"/>
      <text:p text:style-name="P32"><text:span text:style-name="T23">SELECT</text:span> *</text:p>
      <text:p text:style-name="P55"><text:span text:style-name="T23">FROM</text:span> tomate</text:p>
      <text:p text:style-name="P32"><text:span text:style-name="T23">WHERE</text:span> <text:span text:style-name="T111">couleur </text:span><text:span text:style-name="T23">IN</text:span> (<text:span text:style-name="T111">'</text:span><text:span text:style-name="T128">jaune</text:span><text:span text:style-name="T111">', '</text:span><text:span text:style-name="T128">verte</text:span><text:span text:style-name="T111">'</text:span> );</text:p>
      <text:p text:style-name="P31"/>
      <table:table table:name="Tableau10" table:style-name="Tableau10">
        <table:table-column table:style-name="Tableau10.A" table:number-columns-repeated="3"/>
        <table:table-column table:style-name="Tableau10.D" table:number-columns-repeated="2"/>
        <table:table-row table:style-name="Tableau10.1">
          <table:table-cell table:style-name="Tableau10.A1" office:value-type="string">
            <text:p text:style-name="P178">identifiant</text:p>
          </table:table-cell>
          <table:table-cell table:style-name="Tableau10.A1" office:value-type="string">
            <text:p text:style-name="P178">masse</text:p>
          </table:table-cell>
          <table:table-cell table:style-name="Tableau10.A1" office:value-type="string">
            <text:p text:style-name="P178">diam<text:span text:style-name="T140">e</text:span>tre</text:p>
          </table:table-cell>
          <table:table-cell table:style-name="Tableau10.A1" office:value-type="string">
            <text:p text:style-name="P178">couleur</text:p>
          </table:table-cell>
          <table:table-cell table:style-name="Tableau10.A1" office:value-type="string">
            <text:p text:style-name="P178">nom_variete</text:p>
          </table:table-cell>
        </table:table-row>
        <table:table-row table:style-name="Tableau10.1">
          <table:table-cell table:style-name="Tableau10.A1" office:value-type="string">
            <text:p text:style-name="P181">2</text:p>
          </table:table-cell>
          <table:table-cell table:style-name="Tableau10.A1" office:value-type="string">
            <text:p text:style-name="P181">100</text:p>
          </table:table-cell>
          <table:table-cell table:style-name="Tableau10.A1" office:value-type="string">
            <text:p text:style-name="P181">70</text:p>
          </table:table-cell>
          <table:table-cell table:style-name="Tableau10.A1" office:value-type="string">
            <text:p text:style-name="P178">jaune</text:p>
          </table:table-cell>
          <table:table-cell table:style-name="Tableau10.A1" office:value-type="string">
            <text:p text:style-name="P178">Ananas</text:p>
          </table:table-cell>
        </table:table-row>
        <table:table-row table:style-name="Tableau10.1">
          <table:table-cell table:style-name="Tableau10.A1" office:value-type="string">
            <text:p text:style-name="P181">3</text:p>
          </table:table-cell>
          <table:table-cell table:style-name="Tableau10.A1" office:value-type="string">
            <text:p text:style-name="P181">110</text:p>
          </table:table-cell>
          <table:table-cell table:style-name="Tableau10.A1" office:value-type="string">
            <text:p text:style-name="P181">50</text:p>
          </table:table-cell>
          <table:table-cell table:style-name="Tableau10.A1" office:value-type="string">
            <text:p text:style-name="P178">verte</text:p>
          </table:table-cell>
          <table:table-cell table:style-name="Tableau10.A1" office:value-type="string">
            <text:p text:style-name="P178">Green Zebra</text:p>
          </table:table-cell>
        </table:table-row>
        <table:table-row table:style-name="Tableau10.1">
          <table:table-cell table:style-name="Tableau10.A1" office:value-type="string">
            <text:p text:style-name="P181">24</text:p>
          </table:table-cell>
          <table:table-cell table:style-name="Tableau10.A1" office:value-type="string">
            <text:p text:style-name="P181">100</text:p>
          </table:table-cell>
          <table:table-cell table:style-name="Tableau10.A1" office:value-type="string">
            <text:p text:style-name="P181">60</text:p>
          </table:table-cell>
          <table:table-cell table:style-name="Tableau10.A1" office:value-type="string">
            <text:p text:style-name="P178">verte</text:p>
          </table:table-cell>
          <table:table-cell table:style-name="Tableau10.A1" office:value-type="string">
            <text:p text:style-name="P178">Green Zebra</text:p>
          </table:table-cell>
        </table:table-row>
      </table:table>
      <text:p text:style-name="P174"/>
      <text:h text:style-name="P185" text:outline-level="1"><text:bookmark-start text:name="__RefHeading___Toc1026_33093420131"/><text:span text:style-name="T1">VI. BETW</text:span><text:span text:style-name="T5">E</text:span><text:span text:style-name="T1">EN</text:span>.<text:bookmark-end text:name="__RefHeading___Toc1026_33093420131"/></text:h>
      <text:p text:style-name="P39"/>
      <text:p text:style-name="P62">Pour obtenir les tomates dont la masse est comprise entre 100 et 200 g.</text:p>
      <text:p text:style-name="P32"><text:span text:style-name="T23">SELECT</text:span> *</text:p>
      <text:p text:style-name="P55"><text:soft-page-break/><text:span text:style-name="T23">FROM</text:span> tomate</text:p>
      <text:p text:style-name="P32"><text:span text:style-name="T23">WHERE</text:span> <text:span text:style-name="T112">masse </text:span><text:span text:style-name="T41">BETWEEN </text:span><text:span text:style-name="T107">100</text:span><text:span text:style-name="T41"> AND </text:span><text:span text:style-name="T107">200</text:span>;</text:p>
      <text:p text:style-name="P31"/>
      <table:table table:name="Tableau11" table:style-name="Tableau11">
        <table:table-column table:style-name="Tableau11.A" table:number-columns-repeated="3"/>
        <table:table-column table:style-name="Tableau11.D" table:number-columns-repeated="2"/>
        <table:table-row table:style-name="Tableau11.1">
          <table:table-cell table:style-name="Tableau11.A1" office:value-type="string">
            <text:p text:style-name="P178">identifiant</text:p>
          </table:table-cell>
          <table:table-cell table:style-name="Tableau11.A1" office:value-type="string">
            <text:p text:style-name="P178">masse</text:p>
          </table:table-cell>
          <table:table-cell table:style-name="Tableau11.A1" office:value-type="string">
            <text:p text:style-name="P178">diam<text:span text:style-name="T140">e</text:span>tre</text:p>
          </table:table-cell>
          <table:table-cell table:style-name="Tableau11.A1" office:value-type="string">
            <text:p text:style-name="P178">couleur</text:p>
          </table:table-cell>
          <table:table-cell table:style-name="Tableau11.A1" office:value-type="string">
            <text:p text:style-name="P178">nom_variete</text:p>
          </table:table-cell>
        </table:table-row>
        <table:table-row table:style-name="Tableau11.1">
          <table:table-cell table:style-name="Tableau11.A1" office:value-type="string">
            <text:p text:style-name="P181">2</text:p>
          </table:table-cell>
          <table:table-cell table:style-name="Tableau11.A1" office:value-type="string">
            <text:p text:style-name="P181">100</text:p>
          </table:table-cell>
          <table:table-cell table:style-name="Tableau11.A1" office:value-type="string">
            <text:p text:style-name="P181">70</text:p>
          </table:table-cell>
          <table:table-cell table:style-name="Tableau11.A1" office:value-type="string">
            <text:p text:style-name="P178">jaune</text:p>
          </table:table-cell>
          <table:table-cell table:style-name="Tableau11.A1" office:value-type="string">
            <text:p text:style-name="P178">Ananas</text:p>
          </table:table-cell>
        </table:table-row>
        <table:table-row table:style-name="Tableau11.1">
          <table:table-cell table:style-name="Tableau11.A1" office:value-type="string">
            <text:p text:style-name="P181">3</text:p>
          </table:table-cell>
          <table:table-cell table:style-name="Tableau11.A1" office:value-type="string">
            <text:p text:style-name="P181">110</text:p>
          </table:table-cell>
          <table:table-cell table:style-name="Tableau11.A1" office:value-type="string">
            <text:p text:style-name="P181">50</text:p>
          </table:table-cell>
          <table:table-cell table:style-name="Tableau11.A1" office:value-type="string">
            <text:p text:style-name="P178">verte</text:p>
          </table:table-cell>
          <table:table-cell table:style-name="Tableau11.A1" office:value-type="string">
            <text:p text:style-name="P178">Green Zebra</text:p>
          </table:table-cell>
        </table:table-row>
        <table:table-row table:style-name="Tableau11.1">
          <table:table-cell table:style-name="Tableau11.A1" office:value-type="string">
            <text:p text:style-name="P181">24</text:p>
          </table:table-cell>
          <table:table-cell table:style-name="Tableau11.A1" office:value-type="string">
            <text:p text:style-name="P181">100</text:p>
          </table:table-cell>
          <table:table-cell table:style-name="Tableau11.A1" office:value-type="string">
            <text:p text:style-name="P181">60</text:p>
          </table:table-cell>
          <table:table-cell table:style-name="Tableau11.A1" office:value-type="string">
            <text:p text:style-name="P178">verte</text:p>
          </table:table-cell>
          <table:table-cell table:style-name="Tableau11.A1" office:value-type="string">
            <text:p text:style-name="P178">Green Zebra</text:p>
          </table:table-cell>
        </table:table-row>
      </table:table>
      <text:p text:style-name="P174"/>
      <text:h text:style-name="P185" text:outline-level="1"><text:bookmark-start text:name="__RefHeading___Toc1028_33093420131"/>VII. LIKE.<text:bookmark-end text:name="__RefHeading___Toc1028_33093420131"/></text:h>
      <text:p text:style-name="P41"/>
      <text:p text:style-name="P41">L'opérateur LIKE est utilisé dans la clause <text:span text:style-name="T23">WHERE</text:span> des requêtes SQL. Ce mot-clé permet d'effectuer une recherche sur un modèle particulier. Il est par exemple possible de rechercher les enregistrements dont la valeur d'une colonne commence par telle ou telle lettre. Les modèles de recherches sont multiple<text:span text:style-name="T75">s</text:span>.</text:p>
      <text:p text:style-name="P31"/>
      <text:p text:style-name="P65">Pour obtenir toutes les tomates dont la couleur contient la lettre '<text:span text:style-name="T135">u</text:span>'.</text:p>
      <text:p text:style-name="P32"><text:span text:style-name="T23">SELECT</text:span> *</text:p>
      <text:p text:style-name="P55"><text:span text:style-name="T23">FROM</text:span> tomate</text:p>
      <text:p text:style-name="P32"><text:span text:style-name="T23">WHERE</text:span> <text:span text:style-name="T113">couleur</text:span> <text:span text:style-name="T26">LIKE</text:span><text:span text:style-name="T74"> </text:span><text:span text:style-name="T114">'%</text:span><text:span text:style-name="T129">u</text:span><text:span text:style-name="T114">%'</text:span><text:span text:style-name="T75">;</text:span></text:p>
      <text:p text:style-name="P31"/>
      <table:table table:name="Tableau12" table:style-name="Tableau12">
        <table:table-column table:style-name="Tableau12.A" table:number-columns-repeated="3"/>
        <table:table-column table:style-name="Tableau12.D" table:number-columns-repeated="2"/>
        <table:table-row table:style-name="Tableau12.1">
          <table:table-cell table:style-name="Tableau12.A1" office:value-type="string">
            <text:p text:style-name="P178">identifiant</text:p>
          </table:table-cell>
          <table:table-cell table:style-name="Tableau12.A1" office:value-type="string">
            <text:p text:style-name="P178">masse</text:p>
          </table:table-cell>
          <table:table-cell table:style-name="Tableau12.A1" office:value-type="string">
            <text:p text:style-name="P178">diam<text:span text:style-name="T140">e</text:span>tre</text:p>
          </table:table-cell>
          <table:table-cell table:style-name="Tableau12.A1" office:value-type="string">
            <text:p text:style-name="P178">couleur</text:p>
          </table:table-cell>
          <table:table-cell table:style-name="Tableau12.A1" office:value-type="string">
            <text:p text:style-name="P178">nom_variete</text:p>
          </table:table-cell>
        </table:table-row>
        <table:table-row table:style-name="Tableau12.1">
          <table:table-cell table:style-name="Tableau12.A1" office:value-type="string">
            <text:p text:style-name="P181">1</text:p>
          </table:table-cell>
          <table:table-cell table:style-name="Tableau12.A1" office:value-type="string">
            <text:p text:style-name="P181">230</text:p>
          </table:table-cell>
          <table:table-cell table:style-name="Tableau12.A1" office:value-type="string">
            <text:p text:style-name="P181">100</text:p>
          </table:table-cell>
          <table:table-cell table:style-name="Tableau12.A1" office:value-type="string">
            <text:p text:style-name="P178">rouge</text:p>
          </table:table-cell>
          <table:table-cell table:style-name="Tableau12.A1" office:value-type="string">
            <text:p text:style-name="P178">Sweet Baby</text:p>
          </table:table-cell>
        </table:table-row>
        <table:table-row table:style-name="Tableau12.1">
          <table:table-cell table:style-name="Tableau12.A1" office:value-type="string">
            <text:p text:style-name="P181">2</text:p>
          </table:table-cell>
          <table:table-cell table:style-name="Tableau12.A1" office:value-type="string">
            <text:p text:style-name="P181">100</text:p>
          </table:table-cell>
          <table:table-cell table:style-name="Tableau12.A1" office:value-type="string">
            <text:p text:style-name="P181">70</text:p>
          </table:table-cell>
          <table:table-cell table:style-name="Tableau12.A1" office:value-type="string">
            <text:p text:style-name="P178">jaune</text:p>
          </table:table-cell>
          <table:table-cell table:style-name="Tableau12.A1" office:value-type="string">
            <text:p text:style-name="P178">Ananas</text:p>
          </table:table-cell>
        </table:table-row>
        <table:table-row table:style-name="Tableau12.1">
          <table:table-cell table:style-name="Tableau12.A1" office:value-type="string">
            <text:p text:style-name="P181">4</text:p>
          </table:table-cell>
          <table:table-cell table:style-name="Tableau12.A1" office:value-type="string">
            <text:p text:style-name="P181">230</text:p>
          </table:table-cell>
          <table:table-cell table:style-name="Tableau12.A1" office:value-type="string">
            <text:p text:style-name="P181">100</text:p>
          </table:table-cell>
          <table:table-cell table:style-name="Tableau12.A1" office:value-type="string">
            <text:p text:style-name="P178">rouge</text:p>
          </table:table-cell>
          <table:table-cell table:style-name="Tableau12.A1" office:value-type="string">
            <text:p text:style-name="P178">Roma</text:p>
          </table:table-cell>
        </table:table-row>
        <table:table-row table:style-name="Tableau12.1">
          <table:table-cell table:style-name="Tableau12.A1" office:value-type="string">
            <text:p text:style-name="P181">25</text:p>
          </table:table-cell>
          <table:table-cell table:style-name="Tableau12.A1" office:value-type="string">
            <text:p text:style-name="P181">15</text:p>
          </table:table-cell>
          <table:table-cell table:style-name="Tableau12.A1" office:value-type="string">
            <text:p text:style-name="P181">30</text:p>
          </table:table-cell>
          <table:table-cell table:style-name="Tableau12.A1" office:value-type="string">
            <text:p text:style-name="P178">rouge</text:p>
          </table:table-cell>
          <table:table-cell table:style-name="Tableau12.A1" office:value-type="string">
            <text:p text:style-name="P178">Sweet Baby</text:p>
          </table:table-cell>
        </table:table-row>
        <table:table-row table:style-name="Tableau12.1">
          <table:table-cell table:style-name="Tableau12.A1" office:value-type="string">
            <text:p text:style-name="P181">26</text:p>
          </table:table-cell>
          <table:table-cell table:style-name="Tableau12.A1" office:value-type="string">
            <text:p text:style-name="P181">90</text:p>
          </table:table-cell>
          <table:table-cell table:style-name="Tableau12.A1" office:value-type="string">
            <text:p text:style-name="P181">70</text:p>
          </table:table-cell>
          <table:table-cell table:style-name="Tableau12.A1" office:value-type="string">
            <text:p text:style-name="P178">rouge</text:p>
          </table:table-cell>
          <table:table-cell table:style-name="Tableau12.A1" office:value-type="string">
            <text:p text:style-name="P178">Roma</text:p>
          </table:table-cell>
        </table:table-row>
      </table:table>
      <text:p text:style-name="P174"/>
      <text:p text:style-name="P65">Pour obtenir toutes les tomates dont la <text:span text:style-name="T115">masse est comprise entre 100 et 190 g :</text:span></text:p>
      <text:p text:style-name="P32"><text:span text:style-name="T23">SELECT</text:span> *</text:p>
      <text:p text:style-name="P55"><text:span text:style-name="T23">FROM</text:span> tomate</text:p>
      <text:p text:style-name="P32"><text:span text:style-name="T23">WHERE</text:span> <text:span text:style-name="T115">masse</text:span> <text:span text:style-name="T26">LIKE</text:span><text:span text:style-name="T74"> </text:span><text:span text:style-name="T114">'</text:span><text:span text:style-name="T115">1_0</text:span><text:span text:style-name="T114">'</text:span><text:span text:style-name="T75">;</text:span></text:p>
      <text:p text:style-name="P31"/>
      <table:table table:name="Tableau13" table:style-name="Tableau13">
        <table:table-column table:style-name="Tableau13.A" table:number-columns-repeated="3"/>
        <table:table-column table:style-name="Tableau13.D" table:number-columns-repeated="2"/>
        <table:table-row table:style-name="Tableau13.1">
          <table:table-cell table:style-name="Tableau13.A1" office:value-type="string">
            <text:p text:style-name="P178">identifiant</text:p>
          </table:table-cell>
          <table:table-cell table:style-name="Tableau13.A1" office:value-type="string">
            <text:p text:style-name="P178">masse</text:p>
          </table:table-cell>
          <table:table-cell table:style-name="Tableau13.A1" office:value-type="string">
            <text:p text:style-name="P178">diam<text:span text:style-name="T140">e</text:span>tre</text:p>
          </table:table-cell>
          <table:table-cell table:style-name="Tableau13.A1" office:value-type="string">
            <text:p text:style-name="P178">couleur</text:p>
          </table:table-cell>
          <table:table-cell table:style-name="Tableau13.A1" office:value-type="string">
            <text:p text:style-name="P178">nom_variete</text:p>
          </table:table-cell>
        </table:table-row>
        <table:table-row table:style-name="Tableau13.1">
          <table:table-cell table:style-name="Tableau13.A1" office:value-type="string">
            <text:p text:style-name="P181">2</text:p>
          </table:table-cell>
          <table:table-cell table:style-name="Tableau13.A1" office:value-type="string">
            <text:p text:style-name="P181">100</text:p>
          </table:table-cell>
          <table:table-cell table:style-name="Tableau13.A1" office:value-type="string">
            <text:p text:style-name="P181">70</text:p>
          </table:table-cell>
          <table:table-cell table:style-name="Tableau13.A1" office:value-type="string">
            <text:p text:style-name="P178">jaune</text:p>
          </table:table-cell>
          <table:table-cell table:style-name="Tableau13.A1" office:value-type="string">
            <text:p text:style-name="P178">Ananas</text:p>
          </table:table-cell>
        </table:table-row>
        <table:table-row table:style-name="Tableau13.1">
          <table:table-cell table:style-name="Tableau13.A1" office:value-type="string">
            <text:p text:style-name="P181">3</text:p>
          </table:table-cell>
          <table:table-cell table:style-name="Tableau13.A1" office:value-type="string">
            <text:p text:style-name="P181">110</text:p>
          </table:table-cell>
          <table:table-cell table:style-name="Tableau13.A1" office:value-type="string">
            <text:p text:style-name="P181">50</text:p>
          </table:table-cell>
          <table:table-cell table:style-name="Tableau13.A1" office:value-type="string">
            <text:p text:style-name="P178">verte</text:p>
          </table:table-cell>
          <table:table-cell table:style-name="Tableau13.A1" office:value-type="string">
            <text:p text:style-name="P178">Green Zebra</text:p>
          </table:table-cell>
        </table:table-row>
        <table:table-row table:style-name="Tableau13.1">
          <table:table-cell table:style-name="Tableau13.A1" office:value-type="string">
            <text:p text:style-name="P181">24</text:p>
          </table:table-cell>
          <table:table-cell table:style-name="Tableau13.A1" office:value-type="string">
            <text:p text:style-name="P181">100</text:p>
          </table:table-cell>
          <table:table-cell table:style-name="Tableau13.A1" office:value-type="string">
            <text:p text:style-name="P181">60</text:p>
          </table:table-cell>
          <table:table-cell table:style-name="Tableau13.A1" office:value-type="string">
            <text:p text:style-name="P178">verte</text:p>
          </table:table-cell>
          <table:table-cell table:style-name="Tableau13.A1" office:value-type="string">
            <text:p text:style-name="P178">Green Zebra</text:p>
          </table:table-cell>
        </table:table-row>
      </table:table>
      <text:p text:style-name="P174"/>
      <text:h text:style-name="P185" text:outline-level="1"><text:bookmark-start text:name="__RefHeading___Toc1030_33093420131"/>VIII. IS NULL / IS NOT NULL.<text:bookmark-end text:name="__RefHeading___Toc1030_33093420131"/></text:h>
      <text:p text:style-name="P74"/>
      <text:p text:style-name="P80">Pour obtenir les tomates dont la masse n'est pas renseignée :</text:p>
      <text:p text:style-name="P32"><text:span text:style-name="T23">SELECT</text:span> *</text:p>
      <text:p text:style-name="P55"><text:span text:style-name="T23">FROM</text:span> tomate</text:p>
      <text:p text:style-name="P75"><text:span text:style-name="T23">WHERE</text:span> <text:span text:style-name="T116">masse</text:span> <text:span text:style-name="T33">IS NULL</text:span><text:span text:style-name="T10">;</text:span></text:p>
      <text:p text:style-name="P86"/>
      <table:table table:name="Tableau14" table:style-name="Tableau14">
        <table:table-column table:style-name="Tableau14.A" table:number-columns-repeated="3"/>
        <table:table-column table:style-name="Tableau14.D" table:number-columns-repeated="2"/>
        <table:table-row table:style-name="Tableau14.1">
          <table:table-cell table:style-name="Tableau14.A1" office:value-type="string">
            <text:p text:style-name="P179">identifiant</text:p>
          </table:table-cell>
          <table:table-cell table:style-name="Tableau14.A1" office:value-type="string">
            <text:p text:style-name="P179">masse</text:p>
          </table:table-cell>
          <table:table-cell table:style-name="Tableau14.A1" office:value-type="string">
            <text:p text:style-name="P179">diam<text:span text:style-name="T140">e</text:span>tre</text:p>
          </table:table-cell>
          <table:table-cell table:style-name="Tableau14.A1" office:value-type="string">
            <text:p text:style-name="P179">couleur</text:p>
          </table:table-cell>
          <table:table-cell table:style-name="Tableau14.A1" office:value-type="string">
            <text:p text:style-name="P179">nom_variete</text:p>
          </table:table-cell>
        </table:table-row>
        <table:table-row table:style-name="Tableau14.1">
          <table:table-cell table:style-name="Tableau14.A1" office:value-type="string">
            <text:p text:style-name="P182"/>
          </table:table-cell>
          <table:table-cell table:style-name="Tableau14.A1" office:value-type="string">
            <text:p text:style-name="P182"/>
          </table:table-cell>
          <table:table-cell table:style-name="Tableau14.A1" office:value-type="string">
            <text:p text:style-name="P182"/>
          </table:table-cell>
          <table:table-cell table:style-name="Tableau14.A1" office:value-type="string">
            <text:p text:style-name="P179"/>
          </table:table-cell>
          <table:table-cell table:style-name="Tableau14.A1" office:value-type="string">
            <text:p text:style-name="P179"/>
          </table:table-cell>
        </table:table-row>
      </table:table>
      <text:p text:style-name="P87"/>
      <text:p text:style-name="P80">Pour obtenir les tomates dont le diamètre est renseigné :</text:p>
      <text:p text:style-name="P32"><text:span text:style-name="T23">SELECT</text:span> *</text:p>
      <text:p text:style-name="P55"><text:span text:style-name="T23">FROM</text:span> tomate</text:p>
      <text:p text:style-name="P75"><text:span text:style-name="T23">WHERE</text:span> <text:span text:style-name="T116">masse</text:span> <text:span text:style-name="T33">IS </text:span><text:span text:style-name="T42">NOT </text:span><text:span text:style-name="T33">NULL</text:span><text:span text:style-name="T10">;</text:span></text:p>
      <text:p text:style-name="P86"/>
      <text:p text:style-name="P86"/>
      <table:table table:name="Tableau15" table:style-name="Tableau15">
        <table:table-column table:style-name="Tableau15.A" table:number-columns-repeated="3"/>
        <table:table-column table:style-name="Tableau15.D" table:number-columns-repeated="2"/>
        <table:table-row table:style-name="Tableau15.1">
          <table:table-cell table:style-name="Tableau15.A1" office:value-type="string">
            <text:p text:style-name="P178">identifiant</text:p>
          </table:table-cell>
          <table:table-cell table:style-name="Tableau15.A1" office:value-type="string">
            <text:p text:style-name="P178">masse</text:p>
          </table:table-cell>
          <table:table-cell table:style-name="Tableau15.A1" office:value-type="string">
            <text:p text:style-name="P178">diam<text:span text:style-name="T140">e</text:span>tre</text:p>
          </table:table-cell>
          <table:table-cell table:style-name="Tableau15.A1" office:value-type="string">
            <text:p text:style-name="P178">couleur</text:p>
          </table:table-cell>
          <table:table-cell table:style-name="Tableau15.A1" office:value-type="string">
            <text:p text:style-name="P178">nom_variete</text:p>
          </table:table-cell>
        </table:table-row>
        <text:soft-page-break/>
        <table:table-row table:style-name="Tableau15.1">
          <table:table-cell table:style-name="Tableau15.A1" office:value-type="string">
            <text:p text:style-name="P181">1</text:p>
          </table:table-cell>
          <table:table-cell table:style-name="Tableau15.A1" office:value-type="string">
            <text:p text:style-name="P181">230</text:p>
          </table:table-cell>
          <table:table-cell table:style-name="Tableau15.A1" office:value-type="string">
            <text:p text:style-name="P181">100</text:p>
          </table:table-cell>
          <table:table-cell table:style-name="Tableau15.A1" office:value-type="string">
            <text:p text:style-name="P178">rouge</text:p>
          </table:table-cell>
          <table:table-cell table:style-name="Tableau15.A1" office:value-type="string">
            <text:p text:style-name="P178">Sweet Baby</text:p>
          </table:table-cell>
        </table:table-row>
        <table:table-row table:style-name="Tableau15.1">
          <table:table-cell table:style-name="Tableau15.A1" office:value-type="string">
            <text:p text:style-name="P181">2</text:p>
          </table:table-cell>
          <table:table-cell table:style-name="Tableau15.A1" office:value-type="string">
            <text:p text:style-name="P181">100</text:p>
          </table:table-cell>
          <table:table-cell table:style-name="Tableau15.A1" office:value-type="string">
            <text:p text:style-name="P181">70</text:p>
          </table:table-cell>
          <table:table-cell table:style-name="Tableau15.A1" office:value-type="string">
            <text:p text:style-name="P178">jaune</text:p>
          </table:table-cell>
          <table:table-cell table:style-name="Tableau15.A1" office:value-type="string">
            <text:p text:style-name="P178">Ananas</text:p>
          </table:table-cell>
        </table:table-row>
        <table:table-row table:style-name="Tableau15.1">
          <table:table-cell table:style-name="Tableau15.A1" office:value-type="string">
            <text:p text:style-name="P181">3</text:p>
          </table:table-cell>
          <table:table-cell table:style-name="Tableau15.A1" office:value-type="string">
            <text:p text:style-name="P181">110</text:p>
          </table:table-cell>
          <table:table-cell table:style-name="Tableau15.A1" office:value-type="string">
            <text:p text:style-name="P181">50</text:p>
          </table:table-cell>
          <table:table-cell table:style-name="Tableau15.A1" office:value-type="string">
            <text:p text:style-name="P178">verte</text:p>
          </table:table-cell>
          <table:table-cell table:style-name="Tableau15.A1" office:value-type="string">
            <text:p text:style-name="P178">Green Zebra</text:p>
          </table:table-cell>
        </table:table-row>
        <table:table-row table:style-name="Tableau15.1">
          <table:table-cell table:style-name="Tableau15.A1" office:value-type="string">
            <text:p text:style-name="P181">4</text:p>
          </table:table-cell>
          <table:table-cell table:style-name="Tableau15.A1" office:value-type="string">
            <text:p text:style-name="P181">230</text:p>
          </table:table-cell>
          <table:table-cell table:style-name="Tableau15.A1" office:value-type="string">
            <text:p text:style-name="P181">100</text:p>
          </table:table-cell>
          <table:table-cell table:style-name="Tableau15.A1" office:value-type="string">
            <text:p text:style-name="P178">rouge</text:p>
          </table:table-cell>
          <table:table-cell table:style-name="Tableau15.A1" office:value-type="string">
            <text:p text:style-name="P178">Roma</text:p>
          </table:table-cell>
        </table:table-row>
        <table:table-row table:style-name="Tableau15.1">
          <table:table-cell table:style-name="Tableau15.A1" office:value-type="string">
            <text:p text:style-name="P181">24</text:p>
          </table:table-cell>
          <table:table-cell table:style-name="Tableau15.A1" office:value-type="string">
            <text:p text:style-name="P181">100</text:p>
          </table:table-cell>
          <table:table-cell table:style-name="Tableau15.A1" office:value-type="string">
            <text:p text:style-name="P181">60</text:p>
          </table:table-cell>
          <table:table-cell table:style-name="Tableau15.A1" office:value-type="string">
            <text:p text:style-name="P178">verte</text:p>
          </table:table-cell>
          <table:table-cell table:style-name="Tableau15.A1" office:value-type="string">
            <text:p text:style-name="P178">Green Zebra</text:p>
          </table:table-cell>
        </table:table-row>
        <table:table-row table:style-name="Tableau15.1">
          <table:table-cell table:style-name="Tableau15.A1" office:value-type="string">
            <text:p text:style-name="P181">25</text:p>
          </table:table-cell>
          <table:table-cell table:style-name="Tableau15.A1" office:value-type="string">
            <text:p text:style-name="P181">15</text:p>
          </table:table-cell>
          <table:table-cell table:style-name="Tableau15.A1" office:value-type="string">
            <text:p text:style-name="P181">30</text:p>
          </table:table-cell>
          <table:table-cell table:style-name="Tableau15.A1" office:value-type="string">
            <text:p text:style-name="P178">rouge</text:p>
          </table:table-cell>
          <table:table-cell table:style-name="Tableau15.A1" office:value-type="string">
            <text:p text:style-name="P178">Sweet Baby</text:p>
          </table:table-cell>
        </table:table-row>
        <table:table-row table:style-name="Tableau15.1">
          <table:table-cell table:style-name="Tableau15.A1" office:value-type="string">
            <text:p text:style-name="P181">26</text:p>
          </table:table-cell>
          <table:table-cell table:style-name="Tableau15.A1" office:value-type="string">
            <text:p text:style-name="P181">90</text:p>
          </table:table-cell>
          <table:table-cell table:style-name="Tableau15.A1" office:value-type="string">
            <text:p text:style-name="P181">70</text:p>
          </table:table-cell>
          <table:table-cell table:style-name="Tableau15.A1" office:value-type="string">
            <text:p text:style-name="P178">rouge</text:p>
          </table:table-cell>
          <table:table-cell table:style-name="Tableau15.A1" office:value-type="string">
            <text:p text:style-name="P178">Roma</text:p>
          </table:table-cell>
        </table:table-row>
      </table:table>
      <text:p text:style-name="P176"/>
      <text:h text:style-name="P185" text:outline-level="1"><text:bookmark-start text:name="__RefHeading___Toc1032_33093420131"/>IX. GROUP BY.<text:bookmark-end text:name="__RefHeading___Toc1032_33093420131"/></text:h>
      <text:p text:style-name="P91"/>
      <text:p text:style-name="P94">Pour obtenir la liste des couleurs <text:span text:style-name="T117">distinctes </text:span>des tomates, <text:span text:style-name="T117">sachant que deux tomates sont rouges</text:span> :</text:p>
      <text:p text:style-name="P32"><text:span text:style-name="T23">SELECT</text:span><text:span text:style-name="T8"> </text:span><text:span text:style-name="T18">couleur</text:span> </text:p>
      <text:p text:style-name="P32"><text:span text:style-name="T23">FROM</text:span> <text:span text:style-name="T104">tomate </text:span></text:p>
      <text:p text:style-name="P95"><text:span text:style-name="T23">GROUP BY</text:span> couleur<text:span text:style-name="T72">;</text:span></text:p>
      <text:p text:style-name="P166"/>
      <table:table table:name="Tableau17" table:style-name="Tableau17">
        <table:table-column table:style-name="Tableau17.A"/>
        <table:table-row table:style-name="Tableau17.1">
          <table:table-cell table:style-name="Tableau17.A1" office:value-type="string">
            <text:p text:style-name="P180">couleur</text:p>
          </table:table-cell>
        </table:table-row>
        <table:table-row table:style-name="Tableau17.1">
          <table:table-cell table:style-name="Tableau17.A1" office:value-type="string">
            <text:p text:style-name="P180">rouge</text:p>
          </table:table-cell>
        </table:table-row>
        <table:table-row table:style-name="Tableau17.1">
          <table:table-cell table:style-name="Tableau17.A1" office:value-type="string">
            <text:p text:style-name="P180">jaune</text:p>
          </table:table-cell>
        </table:table-row>
        <table:table-row table:style-name="Tableau17.1">
          <table:table-cell table:style-name="Tableau17.A1" office:value-type="string">
            <text:p text:style-name="P180">verte</text:p>
          </table:table-cell>
        </table:table-row>
      </table:table>
      <text:p text:style-name="P88"/>
      <text:p text:style-name="P106"><text:span text:style-name="T77">C</text:span>ette commande doit toujours s’utiliser après la commande <text:span text:style-name="T23">WHERE</text:span> et avant la commande <text:span text:style-name="T23">HAVING</text:span>.</text:p>
      <text:p text:style-name="P91"/>
      <text:p text:style-name="P97">Pour obtenir la masse moyenne des tomates selon leur couleur :</text:p>
      <text:p text:style-name="P32"><text:span text:style-name="T23">SELECT</text:span><text:span text:style-name="T8"> </text:span><text:span text:style-name="T19">couleur</text:span><text:span text:style-name="T16">, </text:span><text:span text:style-name="T12">AVG</text:span><text:span text:style-name="T17">(masse)</text:span></text:p>
      <text:p text:style-name="P32"><text:span text:style-name="T23">FROM</text:span> <text:span text:style-name="T104">tomate </text:span></text:p>
      <text:p text:style-name="P115"><text:span text:style-name="T33">GROUP BY</text:span><text:span text:style-name="T134"> couleur</text:span><text:span text:style-name="T72">;</text:span></text:p>
      <text:p text:style-name="P116"/>
      <table:table table:name="Tableau16" table:style-name="Tableau16">
        <table:table-column table:style-name="Tableau16.A"/>
        <table:table-column table:style-name="Tableau16.B"/>
        <table:table-row table:style-name="Tableau16.1">
          <table:table-cell table:style-name="Tableau16.A1" office:value-type="string">
            <text:p text:style-name="P178">couleur</text:p>
          </table:table-cell>
          <table:table-cell table:style-name="Tableau16.A1" office:value-type="string">
            <text:p text:style-name="P178">AVG(masse)</text:p>
          </table:table-cell>
        </table:table-row>
        <table:table-row table:style-name="Tableau16.1">
          <table:table-cell table:style-name="Tableau16.A1" office:value-type="string">
            <text:p text:style-name="P178">jaune</text:p>
          </table:table-cell>
          <table:table-cell table:style-name="Tableau16.A1" office:value-type="string">
            <text:p text:style-name="P181">100</text:p>
          </table:table-cell>
        </table:table-row>
        <table:table-row table:style-name="Tableau16.1">
          <table:table-cell table:style-name="Tableau16.A1" office:value-type="string">
            <text:p text:style-name="P178">rouge</text:p>
          </table:table-cell>
          <table:table-cell table:style-name="Tableau16.A1" office:value-type="string">
            <text:p text:style-name="P181">141,25</text:p>
          </table:table-cell>
        </table:table-row>
        <table:table-row table:style-name="Tableau16.1">
          <table:table-cell table:style-name="Tableau16.A1" office:value-type="string">
            <text:p text:style-name="P178">verte</text:p>
          </table:table-cell>
          <table:table-cell table:style-name="Tableau16.A1" office:value-type="string">
            <text:p text:style-name="P181">105</text:p>
          </table:table-cell>
        </table:table-row>
      </table:table>
      <text:p text:style-name="P177"/>
      <text:p text:style-name="P98">Pour <text:span text:style-name="T138">compter le nombre de tomates par couleur</text:span> :</text:p>
      <text:p text:style-name="P34"><text:span text:style-name="T23">SELECT</text:span><text:span text:style-name="T8"> </text:span><text:span text:style-name="T19">couleur</text:span><text:span text:style-name="T16">, </text:span><text:span text:style-name="T13">COUNT</text:span><text:span text:style-name="T17">(*)</text:span></text:p>
      <text:p text:style-name="P34"><text:span text:style-name="T23">FROM</text:span> <text:span text:style-name="T104">tomate </text:span></text:p>
      <text:p text:style-name="P118"><text:span text:style-name="T33">GROUP BY couleur</text:span><text:span text:style-name="T46">;</text:span></text:p>
      <text:p text:style-name="P169"/>
      <table:table table:name="Tableau18" table:style-name="Tableau18">
        <table:table-column table:style-name="Tableau18.A"/>
        <table:table-column table:style-name="Tableau18.B"/>
        <table:table-row table:style-name="Tableau18.1">
          <table:table-cell table:style-name="Tableau18.A1" office:value-type="string">
            <text:p text:style-name="P183">couleur</text:p>
          </table:table-cell>
          <table:table-cell table:style-name="Tableau18.A1" office:value-type="string">
            <text:p text:style-name="P178">count(*)</text:p>
          </table:table-cell>
        </table:table-row>
        <table:table-row table:style-name="Tableau18.1">
          <table:table-cell table:style-name="Tableau18.A1" office:value-type="string">
            <text:p text:style-name="P178">jaune</text:p>
          </table:table-cell>
          <table:table-cell table:style-name="Tableau18.A1" office:value-type="string">
            <text:p text:style-name="P181">1</text:p>
          </table:table-cell>
        </table:table-row>
        <table:table-row table:style-name="Tableau18.1">
          <table:table-cell table:style-name="Tableau18.A1" office:value-type="string">
            <text:p text:style-name="P178">rouge</text:p>
          </table:table-cell>
          <table:table-cell table:style-name="Tableau18.A1" office:value-type="string">
            <text:p text:style-name="P181">4</text:p>
          </table:table-cell>
        </table:table-row>
        <table:table-row table:style-name="Tableau18.1">
          <table:table-cell table:style-name="Tableau18.A1" office:value-type="string">
            <text:p text:style-name="P178">verte</text:p>
          </table:table-cell>
          <table:table-cell table:style-name="Tableau18.A1" office:value-type="string">
            <text:p text:style-name="P181">2</text:p>
          </table:table-cell>
        </table:table-row>
      </table:table>
      <text:p text:style-name="Standard"/>
      <text:h text:style-name="P186" text:outline-level="1">X. <text:span text:style-name="T78">HAVING.</text:span></text:h>
      <text:p text:style-name="P102"/>
      <text:p text:style-name="P102">La condition <text:span text:style-name="T23">HAVING</text:span> <text:s/>est presque similaire à <text:span text:style-name="T23">WHERE</text:span> à la seule différence que <text:span text:style-name="T23">HAVING</text:span> permet de filtrer en utilisant des fonctions telles que <text:span text:style-name="T11">SUM()</text:span><text:span text:style-name="T8">, </text:span><text:span text:style-name="T11">COUNT()</text:span><text:span text:style-name="T8">, </text:span><text:span text:style-name="T11">AVG()</text:span><text:span text:style-name="T8">, </text:span><text:span text:style-name="T11">MIN()</text:span> ou <text:span text:style-name="T11">MAX()</text:span>.</text:p>
      <text:p text:style-name="P89"/>
      <text:p text:style-name="P35"><text:span text:style-name="T23">SELECT</text:span> <text:span text:style-name="T76">attribut1, </text:span><text:span text:style-name="T79">SUM</text:span><text:span text:style-name="T76">(attribut2)</text:span></text:p>
      <text:p text:style-name="P35"><text:span text:style-name="T23">FROM</text:span> nom_table</text:p>
      <text:p text:style-name="P76"><text:span text:style-name="T34">GROUP BY</text:span> attribut<text:span text:style-name="T76">1</text:span></text:p>
      <text:p text:style-name="P78"><text:soft-page-break/><text:span text:style-name="T23">HAVING</text:span> fonction(<text:span text:style-name="T76">attribut2</text:span>) operateur valeur<text:span text:style-name="T10">;</text:span></text:p>
      <text:p text:style-name="P89"/>
      <text:p text:style-name="P89">Cela permet donc de <text:span text:style-name="T79">sélectionner</text:span> les colonnes <text:span text:style-name="T79">de</text:span> la table <text:span text:style-name="T79">"</text:span>nom_table<text:span text:style-name="T79">"</text:span> en GROUPANT les lignes qui ont des valeurs identiques sur la colonne <text:span text:style-name="T79">"attribut</text:span>1<text:span text:style-name="T79">"</text:span> et que la condition de <text:span text:style-name="T23">HAVING</text:span> soit respectée.</text:p>
      <text:p text:style-name="P89"/>
      <text:p text:style-name="P104">Important : HAVING est très souvent utilisé en même temps que GROUP BY <text:span text:style-name="T83">mais</text:span> ce n<text:span text:style-name="T83">'est </text:span>pas obligatoire.</text:p>
      <text:p text:style-name="P119"/>
      <text:p text:style-name="P124"><text:span text:style-name="T72">P</text:span>our obtenir la liste des masses moyennes des tomates selon leur couleur et dont la masse moyenne par couleur est supérieure à 100 g :</text:p>
      <text:p text:style-name="P35"><text:span text:style-name="T23">SELECT</text:span><text:span text:style-name="T8"> </text:span><text:span text:style-name="T19">couleur</text:span><text:span text:style-name="T16">, </text:span><text:span text:style-name="T14">AVG</text:span><text:span text:style-name="T17">(</text:span><text:span text:style-name="T21">masse</text:span><text:span text:style-name="T17">)</text:span></text:p>
      <text:p text:style-name="P35"><text:span text:style-name="T23">FROM</text:span> <text:span text:style-name="T104">tomate </text:span></text:p>
      <text:p text:style-name="P120"><text:span text:style-name="T33">GROUP BY </text:span><text:span text:style-name="T134">couleur</text:span></text:p>
      <text:p text:style-name="P120"><text:span text:style-name="T47">HAVING</text:span><text:span text:style-name="T139"> </text:span><text:span text:style-name="T7">AVG</text:span><text:span text:style-name="T136">(</text:span><text:span text:style-name="T139">masse</text:span><text:span text:style-name="T136">) &gt; </text:span><text:span text:style-name="T139">100</text:span><text:span text:style-name="T72">;</text:span></text:p>
      <text:p text:style-name="P124"/>
      <table:table table:name="Tableau19" table:style-name="Tableau19">
        <table:table-column table:style-name="Tableau19.A"/>
        <table:table-column table:style-name="Tableau19.B"/>
        <table:table-row table:style-name="Tableau19.1">
          <table:table-cell table:style-name="Tableau19.A1" office:value-type="string">
            <text:p text:style-name="P178">couleur</text:p>
          </table:table-cell>
          <table:table-cell table:style-name="Tableau19.A1" office:value-type="string">
            <text:p text:style-name="P178">AVG(masse)</text:p>
          </table:table-cell>
        </table:table-row>
        <table:table-row table:style-name="Tableau19.1">
          <table:table-cell table:style-name="Tableau19.A1" office:value-type="string">
            <text:p text:style-name="P178">rouge</text:p>
          </table:table-cell>
          <table:table-cell table:style-name="Tableau19.A1" office:value-type="string">
            <text:p text:style-name="P181">141,25</text:p>
          </table:table-cell>
        </table:table-row>
        <table:table-row table:style-name="Tableau19.1">
          <table:table-cell table:style-name="Tableau19.A1" office:value-type="string">
            <text:p text:style-name="P178">verte</text:p>
          </table:table-cell>
          <table:table-cell table:style-name="Tableau19.A1" office:value-type="string">
            <text:p text:style-name="P181">105</text:p>
          </table:table-cell>
        </table:table-row>
      </table:table>
      <text:p text:style-name="Standard"/>
      <text:h text:style-name="P187" text:outline-level="1">XII. AS.</text:h>
      <text:p text:style-name="P113"/>
      <text:p text:style-name="P113"><text:span text:style-name="T84">I</text:span>l est possible d’utiliser des alias pour renommer temporairement une colonne ou une table dans une requête. Cette astuce est particulièrement utile pour faciliter la lecture des requêtes.</text:p>
      <text:p text:style-name="P113"/>
      <text:h text:style-name="P172" text:outline-level="2"><text:bookmark-start text:name="__RefHeading___Toc1040_33093420131"/>12.1 Alias sur une colonne.<text:bookmark-end text:name="__RefHeading___Toc1040_33093420131"/></text:h>
      <text:p text:style-name="P113"/>
      <text:p text:style-name="P113"><text:span text:style-name="T82">Un alias p</text:span>ermet de renommer le nom d’une colonne dans les résultats d’une requête SQL. C’est pratique pour avoir un nom facilement identifiable dans une application qui doit ensuite exploiter les résultats d’une recherche.</text:p>
      <text:p text:style-name="P113"/>
      <text:p text:style-name="P114"><text:span text:style-name="T23">SELECT</text:span> <text:span text:style-name="T76">attribut1 </text:span>AS nouveau_attribut<text:span text:style-name="T81">1</text:span></text:p>
      <text:p text:style-name="P114"><text:span text:style-name="T23">FROM</text:span> nom_table;</text:p>
      <text:p text:style-name="P113"/>
      <text:p text:style-name="P127">On reprend l'exemple précédent.</text:p>
      <text:p text:style-name="P126"><text:span text:style-name="T72">P</text:span>our obtenir la liste des masses moyennes des tomates selon leur couleur et dont la masse moyenne par couleur est supérieure à 100 g :</text:p>
      <text:p text:style-name="P37"><text:span text:style-name="T23">SELECT</text:span><text:span text:style-name="T8"> </text:span><text:span text:style-name="T19">couleur</text:span><text:span text:style-name="T16">, </text:span><text:span text:style-name="T14">AVG</text:span><text:span text:style-name="T17">(</text:span><text:span text:style-name="T21">masse</text:span><text:span text:style-name="T17">) </text:span><text:span text:style-name="T22">AS Masse_moy</text:span></text:p>
      <text:p text:style-name="P37"><text:span text:style-name="T23">FROM</text:span> <text:span text:style-name="T104">tomate </text:span></text:p>
      <text:p text:style-name="P123"><text:span text:style-name="T33">GROUP BY </text:span><text:span text:style-name="T134">couleur</text:span></text:p>
      <text:p text:style-name="P123"><text:span text:style-name="T47">HAVING</text:span><text:span text:style-name="T139"> </text:span><text:span text:style-name="T7">AVG</text:span><text:span text:style-name="T136">(</text:span><text:span text:style-name="T139">masse</text:span><text:span text:style-name="T136">) &gt; </text:span><text:span text:style-name="T139">100</text:span><text:span text:style-name="T72">;</text:span></text:p>
      <text:p text:style-name="P122"/>
      <table:table table:name="Tableau20" table:style-name="Tableau20">
        <table:table-column table:style-name="Tableau20.A"/>
        <table:table-column table:style-name="Tableau20.B"/>
        <table:table-row table:style-name="Tableau20.1">
          <table:table-cell table:style-name="Tableau20.A1" office:value-type="string">
            <text:p text:style-name="P178">couleur</text:p>
          </table:table-cell>
          <table:table-cell table:style-name="Tableau20.A1" office:value-type="string">
            <text:p text:style-name="P178">Masse_moy</text:p>
          </table:table-cell>
        </table:table-row>
        <table:table-row table:style-name="Tableau20.1">
          <table:table-cell table:style-name="Tableau20.A1" office:value-type="string">
            <text:p text:style-name="P178">rouge</text:p>
          </table:table-cell>
          <table:table-cell table:style-name="Tableau20.A1" office:value-type="string">
            <text:p text:style-name="P181">141,25</text:p>
          </table:table-cell>
        </table:table-row>
        <table:table-row table:style-name="Tableau20.1">
          <table:table-cell table:style-name="Tableau20.A1" office:value-type="string">
            <text:p text:style-name="P178">verte</text:p>
          </table:table-cell>
          <table:table-cell table:style-name="Tableau20.A1" office:value-type="string">
            <text:p text:style-name="P181">105</text:p>
          </table:table-cell>
        </table:table-row>
      </table:table>
      <text:p text:style-name="P177"/>
      <text:p text:style-name="P1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msArrowStealthEnd_20_6" draw:display-name="msArrowStealthEnd 6" svg:viewBox="0 0 120 200" svg:d="M60 0l60 200-60-80-60 8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1" fo:font-family="'Times New Roman'" style:font-family-generic="roman"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Standard" style:next-style-name="Text_20_body" style:default-outline-level="3" style:class="text">
      <style:paragraph-properties fo:margin-top="0.494cm" fo:margin-bottom="0.494cm" style:contextual-spacing="false"/>
      <style:text-properties fo:font-size="13.5pt" fo:font-weight="bold" style:font-size-asian="13.5pt" style:font-weight-asian="bold" style:font-size-complex="13.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cm" fo:margin-bottom="0cm" style:contextual-spacing="false" fo:text-align="justify" style:justify-single-word="false"/>
      <style:text-properties style:font-name="Times New Roman" fo:font-family="'Times New Roman'" style:font-style-name="Gras" style:font-family-generic="roman" style:font-pitch="variable" fo:font-size="12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cm" fo:margin-bottom="0cm" style:contextual-spacing="false" fo:text-align="justify" style:justify-single-word="false"/>
      <style:text-properties fo:color="#000000" loext:opacity="100%" style:font-name="Times New Roman" fo:font-family="'Times New Roman'" style:font-style-name="Gras" style:font-family-generic="roman"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499cm" fo:margin-bottom="0.499cm" style:contextual-spacing="false" fo:line-height="10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master-page-name="">
      <loext:graphic-properties draw:fill="solid" draw:fill-color="#999999"/>
      <style:paragraph-properties fo:margin-top="0cm" fo:margin-bottom="0cm" style:contextual-spacing="false" fo:text-align="center" style:justify-single-word="false" style:page-number="auto" fo:background-color="#999999" fo:padding="0.049cm" fo:border="0.06pt solid #000000"/>
      <style:text-properties fo:color="#000000" loext:opacity="100%" style:font-name="Times New Roman" fo:font-family="'Times New Roman'" style:font-style-name="Gras" style:font-family-generic="roman" style:font-pitch="variable" fo:font-size="12pt" fo:font-weight="bold" style:font-size-asian="28pt" style:font-weight-asian="bold" style:font-size-complex="28pt"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Emphasis" style:family="text" style:parent-style-name="Police_20_par_20_défaut">
      <style:text-properties fo:font-style="italic" style:font-style-asian="italic" style:font-style-complex="italic"/>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01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01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21cm" fo:margin-left="0.42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96cm" fo:text-indent="-0.635cm" fo:margin-left="2.96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4.23cm" fo:text-indent="-0.635cm" fo:margin-left="4.23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5cm" fo:text-indent="-0.635cm" fo:margin-left="5.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77cm" fo:text-indent="-0.635cm" fo:margin-left="6.77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8.04cm" fo:text-indent="-0.635cm" fo:margin-left="8.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31cm" fo:text-indent="-0.635cm" fo:margin-left="9.3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58cm" fo:text-indent="-0.635cm" fo:margin-left="10.58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85cm" fo:text-indent="-0.635cm" fo:margin-left="11.8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917cm" fo:margin-left="0.416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956cm" fo:text-indent="-0.635cm" fo:margin-left="2.956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text:list-tab-stop-position="4.226cm" fo:text-indent="-0.635cm" fo:margin-left="4.22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496cm" fo:text-indent="-0.635cm" fo:margin-left="5.4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766cm" fo:text-indent="-0.635cm" fo:margin-left="6.766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text:list-tab-stop-position="8.036cm" fo:text-indent="-0.635cm" fo:margin-left="8.03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306cm" fo:text-indent="-0.635cm" fo:margin-left="9.3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576cm" fo:text-indent="-0.635cm" fo:margin-left="10.576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text:list-tab-stop-position="11.846cm" fo:text-indent="-0.635cm" fo:margin-left="11.8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0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03cm" fo:margin-left="0.102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642cm" fo:text-indent="-0.635cm" fo:margin-left="2.642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912cm" fo:text-indent="-0.635cm" fo:margin-left="3.912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182cm" fo:text-indent="-0.635cm" fo:margin-left="5.182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452cm" fo:text-indent="-0.635cm" fo:margin-left="6.452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7.722cm" fo:text-indent="-0.635cm" fo:margin-left="7.72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992cm" fo:text-indent="-0.635cm" fo:margin-left="8.992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262cm" fo:text-indent="-0.635cm" fo:margin-left="10.262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1.532cm" fo:text-indent="-0.635cm" fo:margin-left="11.5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01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0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0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16cm" fo:margin-left="0.11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655cm" fo:text-indent="-0.635cm" fo:margin-left="2.655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3.925cm" fo:text-indent="-0.635cm" fo:margin-left="3.92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195cm" fo:text-indent="-0.635cm" fo:margin-left="5.19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65cm" fo:text-indent="-0.635cm" fo:margin-left="6.46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7.735cm" fo:text-indent="-0.635cm" fo:margin-left="7.73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9.005cm" fo:text-indent="-0.635cm" fo:margin-left="9.00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75cm" fo:text-indent="-0.635cm" fo:margin-left="10.275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11.545cm" fo:text-indent="-0.635cm" fo:margin-left="11.5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917cm" fo:margin-left="0.416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956cm" fo:text-indent="-0.635cm" fo:margin-left="2.956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4.226cm" fo:text-indent="-0.635cm" fo:margin-left="4.226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496cm" fo:text-indent="-0.635cm" fo:margin-left="5.496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766cm" fo:text-indent="-0.635cm" fo:margin-left="6.766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8.036cm" fo:text-indent="-0.635cm" fo:margin-left="8.036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306cm" fo:text-indent="-0.635cm" fo:margin-left="9.306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576cm" fo:text-indent="-0.635cm" fo:margin-left="10.57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846cm" fo:text-indent="-0.635cm" fo:margin-left="11.8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0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8pt" officeooo:paragraph-rsid="00b093ac" style:font-size-asian="8pt" style:font-size-complex="8pt"/>
    </style:style>
    <style:page-layout style:name="Mpm1">
      <style:page-layout-properties fo:page-width="21.001cm" fo:page-height="29.7cm" style:num-format="1" style:print-orientation="portrait" fo:margin-top="2.499cm" fo:margin-bottom="1.401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footer>
        <text:p text:style-name="MP1"/>
        <text:p text:style-name="MP1"><text:page-number text:select-page="current">10</text:page-number><text:tab/>Chapitre 3 TP Syntaxe SQ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MODÈLE RELATIONNEL</dc:title>
    <dc:subject/>
    <meta:keyword/>
    <dc:description/>
    <meta:initial-creator>Stephane</meta:initial-creator>
    <meta:creation-date>2021-04-12T17:26:00</meta:creation-date>
    <dc:date>2022-03-01T13:14:56.739000000</dc:date>
    <meta:print-date>2021-12-28T14:22:20.033000000</meta:print-date>
    <meta:editing-cycles>654</meta:editing-cycles>
    <meta:editing-duration>P4DT22H23M22S</meta:editing-duration>
    <meta:generator>LibreOffice/7.1.8.1$Windows_x86 LibreOffice_project/e1f30c802c3269a1d052614453f260e49458c82c</meta:generator>
    <meta:document-statistic meta:table-count="20" meta:image-count="0" meta:object-count="0" meta:page-count="13" meta:paragraph-count="631" meta:word-count="2663" meta:character-count="15884" meta:non-whitespace-character-count="13805"/>
  </office:meta>
</office:document-meta>
</file>